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font-style="normal" fo:font-weight="bold" style:font-style-asian="normal" style:font-weight-asian="bold" style:font-style-complex="normal" style:font-weight-complex="bold"/>
    </style:style>
    <style:style style:name="P10" style:family="paragraph" style:parent-style-name="Text_20_body">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fo:background-color="#ffffff"/>
    </style:style>
    <style:style style:name="P12" style:family="paragraph" style:parent-style-name="Text_20_body">
      <style:paragraph-properties fo:text-align="justify" style:justify-single-word="false"/>
      <style:text-properties style:use-window-font-color="true"/>
    </style:style>
    <style:style style:name="P13" style:family="paragraph" style:parent-style-name="Text_20_body">
      <style:text-properties style:use-window-font-color="true" fo:language="ru" fo:country="RU"/>
    </style:style>
    <style:style style:name="P14" style:family="paragraph" style:parent-style-name="Text_20_body">
      <style:text-properties style:use-window-font-color="true" fo:language="ru" fo:country="RU" style:text-underline-style="none"/>
    </style:style>
    <style:style style:name="P15"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style:text-underline-style="none"/>
    </style:style>
    <style:style style:name="P17" style:family="paragraph" style:parent-style-name="Text_20_body">
      <style:text-properties style:use-window-font-color="true" style:text-underline-style="solid" style:text-underline-width="auto" style:text-underline-color="font-color"/>
    </style:style>
    <style:style style:name="P18" style:family="paragraph" style:parent-style-name="Text_20_body">
      <style:text-properties style:use-window-font-color="true" fo:font-style="italic" fo:font-weight="bold" style:font-style-asian="italic" style:font-weight-asian="bold" style:font-style-complex="italic" style:font-weight-complex="bold"/>
    </style:style>
    <style:style style:name="P19"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0" style:family="paragraph" style:parent-style-name="Text_20_body">
      <style:paragraph-properties fo:hyphenation-ladder-count="no-limit"/>
      <style:text-properties style:use-window-font-color="true" fo:hyphenate="true" fo:hyphenation-remain-char-count="2" fo:hyphenation-push-char-count="4"/>
    </style:style>
    <style:style style:name="P21" style:family="paragraph" style:parent-style-name="Text_20_body">
      <style:text-properties fo:color="#ff3333"/>
    </style:style>
    <style:style style:name="P22" style:family="paragraph" style:parent-style-name="Text_20_body">
      <style:text-properties fo:color="#ff3333" fo:font-style="normal" style:font-style-asian="normal" style:font-style-complex="normal"/>
    </style:style>
    <style:style style:name="P23"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5" style:family="paragraph" style:parent-style-name="Text_20_body">
      <style:paragraph-properties fo:text-align="justify" style:justify-single-word="false"/>
    </style:style>
    <style:style style:name="P26" style:family="paragraph" style:parent-style-name="Text_20_body">
      <style:text-properties fo:language="ru" fo:country="RU"/>
    </style:style>
    <style:style style:name="P27" style:family="paragraph" style:parent-style-name="Text_20_body">
      <style:text-properties fo:language="ru" fo:country="RU" fo:font-weight="normal" style:font-weight-asian="normal" style:font-weight-complex="normal"/>
    </style:style>
    <style:style style:name="P28" style:family="paragraph" style:parent-style-name="Text_20_body">
      <style:text-properties fo:language="ru" fo:country="RU" fo:font-weight="bold" style:font-weight-asian="bold" style:font-weight-complex="bold"/>
    </style:style>
    <style:style style:name="P29" style:family="paragraph" style:parent-style-name="Text_20_body">
      <style:text-properties fo:language="ru" fo:country="RU" fo:font-style="normal" style:font-style-asian="normal" style:font-style-complex="normal"/>
    </style:style>
    <style:style style:name="P30"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1" style:family="paragraph" style:parent-style-name="Text_20_body">
      <style:text-properties fo:language="ru" fo:country="RU" fo:font-style="normal" fo:font-weight="bold" style:font-style-asian="normal" style:font-weight-asian="bold" style:font-style-complex="normal"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style:text-underline-style="solid" style:text-underline-width="auto" style:text-underline-color="font-color"/>
    </style:style>
    <style:style style:name="P37" style:family="paragraph" style:parent-style-name="Text_20_body" style:master-page-name="">
      <style:paragraph-properties style:page-number="auto"/>
      <style:text-properties style:use-window-font-color="true"/>
    </style:style>
    <style:style style:name="P38"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40"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1"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3"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4"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5"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6" style:family="paragraph" style:parent-style-name="Цитата_20_-_20_автор">
      <style:text-properties style:use-window-font-color="true"/>
    </style:style>
    <style:style style:name="P47" style:family="paragraph" style:parent-style-name="Цитата_20_-_20_автор">
      <style:text-properties fo:language="ru" fo:country="RU"/>
    </style:style>
    <style:style style:name="P48" style:family="paragraph" style:parent-style-name="Эпиграф_20__2b__20_автор">
      <style:text-properties style:use-window-font-color="true"/>
    </style:style>
    <style:style style:name="P49" style:family="paragraph" style:parent-style-name="Subtitle">
      <style:text-properties style:use-window-font-color="true"/>
    </style:style>
    <style:style style:name="P50" style:family="paragraph" style:parent-style-name="Subtitle">
      <style:text-properties style:use-window-font-color="true" style:text-underline-style="none"/>
    </style:style>
    <style:style style:name="P51" style:family="paragraph" style:parent-style-name="Subtitle">
      <style:text-properties style:use-window-font-color="true" fo:font-style="normal" style:font-style-asian="normal" style:font-style-complex="normal"/>
    </style:style>
    <style:style style:name="P52" style:family="paragraph" style:parent-style-name="Subtitle">
      <style:paragraph-properties fo:margin-top="0.706cm" fo:margin-bottom="0.706cm"/>
      <style:text-properties style:use-window-font-color="true"/>
    </style:style>
    <style:style style:name="P53" style:family="paragraph" style:parent-style-name="Subtitle">
      <style:paragraph-properties fo:margin-top="0.706cm" fo:margin-bottom="0.706cm"/>
      <style:text-properties style:use-window-font-color="true" fo:font-weight="normal" style:font-weight-asian="normal" style:font-weight-complex="normal"/>
    </style:style>
    <style:style style:name="P54" style:family="paragraph" style:parent-style-name="Эпиграф_20_-_20_автор">
      <style:text-properties style:use-window-font-color="true"/>
    </style:style>
    <style:style style:name="P55" style:family="paragraph" style:parent-style-name="Quotations">
      <style:text-properties style:use-window-font-color="true"/>
    </style:style>
    <style:style style:name="P56" style:family="paragraph" style:parent-style-name="Quotations">
      <style:paragraph-properties fo:text-align="justify" style:justify-single-word="false"/>
      <style:text-properties style:use-window-font-color="true"/>
    </style:style>
    <style:style style:name="P57" style:family="paragraph" style:parent-style-name="Quotations">
      <style:paragraph-properties fo:text-align="justify" style:justify-single-word="false"/>
      <style:text-properties style:use-window-font-color="true" fo:background-color="#ffffff"/>
    </style:style>
    <style:style style:name="P58" style:family="paragraph" style:parent-style-name="Quotations">
      <style:paragraph-properties fo:text-align="justify" style:justify-single-word="false"/>
    </style:style>
    <style:style style:name="P59" style:family="paragraph" style:parent-style-name="Quotations">
      <style:paragraph-properties fo:text-align="justify" style:justify-single-word="false"/>
      <style:text-properties fo:color="#ff3333" fo:background-color="#ffffff"/>
    </style:style>
    <style:style style:name="P60" style:family="paragraph" style:parent-style-name="Цитата_20__2b__20_автор">
      <style:text-properties style:use-window-font-color="true"/>
    </style:style>
    <style:style style:name="P61" style:family="paragraph" style:parent-style-name="Цитата_20__2b__20_автор">
      <style:paragraph-properties fo:text-align="justify" style:justify-single-word="false"/>
      <style:text-properties style:use-window-font-color="true"/>
    </style:style>
    <style:style style:name="P62" style:family="paragraph" style:parent-style-name="Цитата_20__2b__20_автор">
      <style:text-properties fo:language="ru" fo:country="RU"/>
    </style:style>
    <style:style style:name="P63" style:family="paragraph" style:parent-style-name="Text_20_body">
      <style:paragraph-properties fo:break-before="page"/>
    </style:style>
    <style:style style:name="P64" style:family="paragraph" style:parent-style-name="Standard">
      <style:paragraph-properties fo:break-before="page"/>
      <style:text-properties fo:color="#ff3333" fo:font-style="normal" style:font-style-asian="normal" style:font-style-complex="normal"/>
    </style:style>
    <style:style style:name="P65"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6" style:family="paragraph" style:parent-style-name="Text_20_body">
      <style:paragraph-properties fo:margin-left="0cm" fo:margin-right="0cm" fo:text-indent="0cm" style:auto-text-indent="false"/>
      <style:text-properties style:use-window-font-color="true" style:text-underline-style="none"/>
    </style:style>
    <style:style style:name="P67"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8" style:family="paragraph" style:parent-style-name="Caption">
      <style:text-properties fo:font-weight="normal" style:font-weight-asian="normal" style:font-weight-complex="normal"/>
    </style:style>
    <style:style style:name="P69" style:family="paragraph" style:parent-style-name="Standard">
      <style:text-properties style:use-window-font-color="true" style:text-underline-style="none"/>
    </style:style>
    <style:style style:name="P70" style:family="paragraph" style:parent-style-name="Table_20_Contents">
      <style:paragraph-properties fo:text-align="justify" style:justify-single-word="false"/>
      <style:text-properties style:font-name="Verdana1"/>
    </style:style>
    <style:style style:name="P71"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2" style:family="paragraph" style:parent-style-name="Quotations">
      <style:paragraph-properties fo:margin-left="0.998cm" fo:margin-right="0.998cm" fo:text-indent="0cm" style:auto-text-indent="false"/>
      <style:text-properties fo:language="ru" fo:country="RU"/>
    </style:style>
    <style:style style:name="P73"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4"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5"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6" style:family="paragraph" style:parent-style-name="Footnote">
      <style:text-properties fo:font-weight="bold" style:font-weight-asian="bold" style:font-weight-complex="bold"/>
    </style:style>
    <style:style style:name="P77" style:family="paragraph" style:parent-style-name="Quotations" style:list-style-name="L3">
      <style:paragraph-properties fo:margin-left="0.998cm" fo:margin-right="0.998cm" fo:text-indent="0cm" style:auto-text-indent="false"/>
      <style:text-properties fo:language="ru" fo:country="RU"/>
    </style:style>
    <style:style style:name="P78" style:family="paragraph" style:parent-style-name="Para_20_05" style:master-page-name="MP0">
      <style:paragraph-properties fo:text-align="center" style:justify-single-word="false" style:page-number="auto" fo:break-before="page"/>
    </style:style>
    <style:style style:name="P79" style:family="paragraph" style:parent-style-name="Heading_20_4">
      <style:paragraph-properties fo:break-before="page"/>
    </style:style>
    <style:style style:name="P80" style:family="paragraph" style:parent-style-name="Heading_20_1" style:master-page-name="Right_20_Page">
      <style:paragraph-properties style:page-number="3"/>
    </style:style>
    <style:style style:name="P81" style:family="paragraph" style:parent-style-name="Heading_20_1">
      <style:paragraph-properties fo:break-before="page"/>
    </style:style>
    <style:style style:name="P82" style:family="paragraph" style:parent-style-name="Heading_20_2">
      <style:paragraph-properties fo:break-before="page"/>
    </style:style>
    <style:style style:name="P83"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4" style:family="paragraph" style:parent-style-name="Heading_20_3">
      <style:paragraph-properties fo:break-before="page"/>
    </style:style>
    <style:style style:name="P85" style:family="paragraph" style:parent-style-name="Text_20_body">
      <style:paragraph-properties fo:text-align="justify" style:justify-single-word="false"/>
      <style:text-properties style:use-window-font-color="true"/>
    </style:style>
    <style:style style:name="P86" style:family="paragraph" style:parent-style-name="Text_20_body" style:list-style-name="L1">
      <style:paragraph-properties fo:text-align="justify" style:justify-single-word="false"/>
      <style:text-properties style:use-window-font-color="true"/>
    </style:style>
    <style:style style:name="P87" style:family="paragraph" style:parent-style-name="Text_20_body" style:list-style-name="диалог">
      <style:paragraph-properties fo:text-align="justify" style:justify-single-word="false"/>
      <style:text-properties style:use-window-font-color="true"/>
    </style:style>
    <style:style style:name="P88" style:family="paragraph" style:parent-style-name="Text_20_body" style:list-style-name="список_20_перечисление">
      <style:paragraph-properties fo:text-align="justify" style:justify-single-word="false"/>
      <style:text-properties style:use-window-font-color="true"/>
    </style:style>
    <style:style style:name="P89" style:family="paragraph" style:parent-style-name="Text_20_body" style:list-style-name="List_20_1">
      <style:paragraph-properties fo:text-align="justify" style:justify-single-word="false"/>
      <style:text-properties style:use-window-font-color="true"/>
    </style:style>
    <style:style style:name="P90"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1" style:family="paragraph" style:parent-style-name="Text_20_body" style:list-style-name="диалог">
      <style:text-properties style:use-window-font-color="true"/>
    </style:style>
    <style:style style:name="P92" style:family="paragraph" style:parent-style-name="Text_20_body" style:list-style-name="List_20_1">
      <style:text-properties style:use-window-font-color="true"/>
    </style:style>
    <style:style style:name="P93" style:family="paragraph" style:parent-style-name="Text_20_body" style:list-style-name="список_20_перечисление">
      <style:text-properties style:use-window-font-color="true"/>
    </style:style>
    <style:style style:name="P94" style:family="paragraph" style:parent-style-name="Text_20_body" style:list-style-name="диалог">
      <style:text-properties style:use-window-font-color="true" fo:font-style="normal" style:font-style-asian="normal" style:font-style-complex="normal"/>
    </style:style>
    <style:style style:name="P95" style:family="paragraph" style:parent-style-name="Text_20_body" style:list-style-name="List_20_1">
      <style:text-properties style:use-window-font-color="true" fo:font-style="normal" style:text-underline-style="none" fo:font-weight="normal" style:font-style-asian="normal" style:font-weight-asian="normal" style:font-style-complex="normal" style:font-weight-complex="normal"/>
    </style:style>
    <style:style style:name="P96" style:family="paragraph" style:parent-style-name="Text_20_body" style:list-style-name="List_20_1">
      <style:text-properties style:use-window-font-color="true" fo:font-style="normal" style:text-underline-style="none" fo:font-weight="bold" style:font-style-asian="normal" style:font-weight-asian="bold" style:font-style-complex="normal" style:font-weight-complex="bold"/>
    </style:style>
    <style:style style:name="P97" style:family="paragraph" style:parent-style-name="Text_20_body" style:list-style-name="диалог">
      <style:text-properties style:use-window-font-color="true" style:text-underline-style="none"/>
    </style:style>
    <style:style style:name="P98" style:family="paragraph" style:parent-style-name="Text_20_body" style:list-style-name="L4">
      <style:text-properties style:use-window-font-color="true" style:text-underline-style="none"/>
    </style:style>
    <style:style style:name="P99" style:family="paragraph" style:parent-style-name="Text_20_body" style:list-style-name="List_20_1">
      <style:text-properties style:use-window-font-color="true" style:text-underline-style="none" fo:font-weight="normal" style:font-weight-asian="normal" style:font-weight-complex="normal"/>
    </style:style>
    <style:style style:name="P100" style:family="paragraph" style:parent-style-name="Text_20_body" style:list-style-name="List_20_1">
      <style:text-properties style:use-window-font-color="true" style:text-underline-style="none" fo:font-weight="bold" style:font-weight-asian="bold" style:font-weight-complex="bold"/>
    </style:style>
    <style:style style:name="P101" style:family="paragraph" style:parent-style-name="Text_20_body" style:list-style-name="диалог">
      <style:text-properties style:use-window-font-color="true" style:text-underline-style="solid" style:text-underline-width="auto" style:text-underline-color="font-color"/>
    </style:style>
    <style:style style:name="P102" style:family="paragraph" style:parent-style-name="Text_20_body" style:list-style-name="List_20_1">
      <style:text-properties style:use-window-font-color="true" style:text-underline-style="solid" style:text-underline-width="auto" style:text-underline-color="font-color" fo:font-weight="normal" style:font-weight-asian="normal" style:font-weight-complex="normal"/>
    </style:style>
    <style:style style:name="P103" style:family="paragraph" style:parent-style-name="Text_20_body" style:list-style-name="List_20_1">
      <style:text-properties style:use-window-font-color="true" style:text-underline-style="solid" style:text-underline-width="auto" style:text-underline-color="font-color"/>
    </style:style>
    <style:style style:name="P104" style:family="paragraph" style:parent-style-name="Text_20_body" style:list-style-name="List_20_1">
      <style:text-properties style:use-window-font-color="true" style:text-underline-style="solid" style:text-underline-width="auto" style:text-underline-color="font-color" fo:font-weight="bold" style:font-weight-asian="bold" style:font-weight-complex="bold"/>
    </style:style>
    <style:style style:name="P105" style:family="paragraph" style:parent-style-name="Text_20_body" style:list-style-name="L4">
      <style:text-properties style:use-window-font-color="true"/>
    </style:style>
    <style:style style:name="P106" style:family="paragraph" style:parent-style-name="Text_20_body" style:list-style-name="L5">
      <style:text-properties style:use-window-font-color="true"/>
    </style:style>
    <style:style style:name="P107" style:family="paragraph" style:parent-style-name="Text_20_body" style:list-style-name="диалог">
      <style:text-properties style:use-window-font-color="true" fo:font-weight="normal" style:font-weight-asian="normal" style:font-weight-complex="normal"/>
    </style:style>
    <style:style style:name="P108" style:family="paragraph" style:parent-style-name="Text_20_body" style:list-style-name="List_20_1">
      <style:text-properties style:use-window-font-color="true" fo:font-weight="normal" style:font-weight-asian="normal" style:font-weight-complex="normal"/>
    </style:style>
    <style:style style:name="P109" style:family="paragraph" style:parent-style-name="Text_20_body" style:list-style-name="List_20_1">
      <style:text-properties style:use-window-font-color="true" fo:font-weight="bold" style:font-weight-asian="bold" style:font-weight-complex="bold"/>
    </style:style>
    <style:style style:name="P110" style:family="paragraph" style:parent-style-name="Text_20_body" style:list-style-name="List_20_1">
      <style:text-properties style:use-window-font-color="true" fo:language="ru" fo:country="RU" style:text-underline-style="none" fo:font-weight="normal" style:font-weight-asian="normal" style:font-weight-complex="normal"/>
    </style:style>
    <style:style style:name="P111" style:family="paragraph" style:parent-style-name="Text_20_body" style:list-style-name="диалог"/>
    <style:style style:name="P112" style:family="paragraph" style:parent-style-name="Text_20_body" style:list-style-name="список_20_перечисление"/>
    <style:style style:name="P113" style:family="paragraph" style:parent-style-name="Text_20_body">
      <style:paragraph-properties fo:text-align="justify" style:justify-single-word="false"/>
    </style:style>
    <style:style style:name="P114" style:family="paragraph" style:parent-style-name="Text_20_body" style:list-style-name="L2">
      <style:paragraph-properties fo:text-align="justify" style:justify-single-word="false"/>
    </style:style>
    <style:style style:name="P115" style:family="paragraph" style:parent-style-name="Text_20_body" style:list-style-name="диалог">
      <style:paragraph-properties fo:text-align="justify" style:justify-single-word="false"/>
    </style:style>
    <style:style style:name="P116" style:family="paragraph" style:parent-style-name="Text_20_body" style:list-style-name="диалог">
      <style:text-properties fo:language="ru" fo:country="RU" fo:font-style="normal" style:font-style-asian="normal" style:font-style-complex="normal"/>
    </style:style>
    <style:style style:name="P117"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9" style:family="paragraph" style:parent-style-name="Text_20_body" style:list-style-name="List_20_2">
      <style:text-properties fo:language="ru" fo:country="RU" fo:font-weight="normal" style:font-weight-asian="normal" style:font-weight-complex="normal"/>
    </style:style>
    <style:style style:name="P120" style:family="paragraph" style:parent-style-name="Text_20_body" style:list-style-name="список_20_перечисление">
      <style:text-properties fo:language="ru" fo:country="RU" fo:font-weight="normal" style:font-weight-asian="normal" style:font-weight-complex="normal"/>
    </style:style>
    <style:style style:name="P121" style:family="paragraph" style:parent-style-name="Text_20_body" style:list-style-name="List_20_4">
      <style:text-properties fo:language="ru" fo:country="RU" fo:font-weight="normal" style:font-weight-asian="normal" style:font-weight-complex="normal"/>
    </style:style>
    <style:style style:name="P122" style:family="paragraph" style:parent-style-name="Text_20_body" style:list-style-name="список_20_перечисление">
      <style:text-properties fo:language="ru" fo:country="RU"/>
    </style:style>
    <style:style style:name="P123" style:family="paragraph" style:parent-style-name="Text_20_body" style:list-style-name="List_20_4">
      <style:text-properties fo:language="ru" fo:country="RU" fo:font-weight="bold" style:font-weight-asian="bold" style:font-weight-complex="bold"/>
    </style:style>
    <style:style style:name="P124" style:family="paragraph" style:parent-style-name="Text_20_body" style:list-style-name="List_20_5">
      <style:text-properties fo:language="ru" fo:country="RU"/>
    </style:style>
    <style:style style:name="P125" style:family="paragraph" style:parent-style-name="Text_20_body" style:list-style-name="List_20_2"/>
    <style:style style:name="P126" style:family="paragraph" style:parent-style-name="Text_20_body" style:list-style-name="List_20_2">
      <style:text-properties fo:font-weight="bold" style:font-weight-asian="bold" style:font-weight-complex="bold"/>
    </style:style>
    <style:style style:name="P127" style:family="paragraph" style:parent-style-name="Text_20_body" style:list-style-name="List_20_1">
      <style:text-properties fo:font-weight="bold" style:font-weight-asian="bold" style:font-weight-complex="bold"/>
    </style:style>
    <style:style style:name="P128" style:family="paragraph" style:parent-style-name="Text_20_body" style:list-style-name="List_20_2">
      <style:text-properties fo:font-weight="normal" style:font-weight-asian="normal" style:font-weight-complex="normal"/>
    </style:style>
    <style:style style:name="P129" style:family="paragraph" style:parent-style-name="Text_20_body" style:list-style-name="List_20_3">
      <style:text-properties fo:font-weight="normal" style:font-weight-asian="normal" style:font-weight-complex="normal"/>
    </style:style>
    <style:style style:name="P130" style:family="paragraph" style:parent-style-name="Text_20_body" style:list-style-name="List_20_1">
      <style:text-properties fo:font-weight="normal" style:font-weight-asian="normal" style:font-weight-complex="normal"/>
    </style:style>
    <style:style style:name="P131" style:family="paragraph" style:parent-style-name="Text_20_body" style:list-style-name="List_20_4"/>
    <style:style style:name="P132" style:family="paragraph" style:parent-style-name="Text_20_body" style:list-style-name="List_20_5">
      <style:text-properties fo:font-style="italic" style:font-style-asian="italic" style:font-style-complex="italic"/>
    </style:style>
    <style:style style:name="P133" style:family="paragraph" style:parent-style-name="Text_20_body" style:list-style-name="L4"/>
    <style:style style:name="P134" style:family="paragraph" style:parent-style-name="Text_20_body" style:list-style-name="L5"/>
    <style:style style:name="P135"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36"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37" style:family="paragraph" style:parent-style-name="Text_20_body" style:list-style-name="диалог">
      <style:paragraph-properties fo:margin-left="0cm" fo:margin-right="0cm" fo:text-indent="0cm" style:auto-text-indent="false"/>
      <style:text-properties style:use-window-font-color="true"/>
    </style:style>
    <style:style style:name="P138"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9"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0"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1"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2"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3"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italic" style:text-underline-style="none" style:font-style-asian="italic" style:font-style-complex="italic"/>
    </style:style>
    <style:style style:name="T17" style:family="text">
      <style:text-properties fo:language="ru" fo:country="RU" fo:font-style="normal" fo:font-weight="normal" style:font-style-asian="normal" style:font-weight-asian="normal" style:font-style-complex="normal" style:font-weight-complex="normal"/>
    </style:style>
    <style:style style:name="T18" style:family="text">
      <style:text-properties fo:language="ru" fo:country="RU" fo:font-style="normal" style:font-style-asian="normal" style:font-style-complex="normal"/>
    </style:style>
    <style:style style:name="T19" style:family="text">
      <style:text-properties fo:language="ru" fo:country="RU" fo:font-style="normal" fo:font-weight="bold" style:font-style-asian="normal" style:font-weight-asian="bold" style:font-style-complex="normal" style:font-weight-complex="bold"/>
    </style:style>
    <style:style style:name="T20" style:family="text">
      <style:text-properties fo:language="ru" fo:country="RU" fo:font-style="normal" style:text-underline-style="none" style:font-style-asian="normal" style:font-style-complex="normal"/>
    </style:style>
    <style:style style:name="T21" style:family="text">
      <style:text-properties fo:language="ru" fo:country="RU" fo:font-weight="normal" style:font-weight-asian="normal" style:font-weight-complex="normal"/>
    </style:style>
    <style:style style:name="T22" style:family="text">
      <style:text-properties fo:language="ru" fo:country="RU" style:text-underline-style="none"/>
    </style:style>
    <style:style style:name="T23" style:family="text">
      <style:text-properties style:use-window-font-color="true"/>
    </style:style>
    <style:style style:name="T24" style:family="text">
      <style:text-properties style:use-window-font-color="true" style:font-name="Verdana5" fo:font-size="14pt" style:font-size-asian="14pt" style:font-size-complex="14pt" style:language-complex="ru" style:country-complex="RU"/>
    </style:style>
    <style:style style:name="T25" style:family="text">
      <style:text-properties style:use-window-font-color="true" style:font-name="Verdana5" style:language-complex="ru" style:country-complex="RU"/>
    </style:style>
    <style:style style:name="T26" style:family="text">
      <style:text-properties style:use-window-font-color="true" fo:font-weight="bold" style:font-weight-asian="bold" style:font-weight-complex="bold"/>
    </style:style>
    <style:style style:name="T27" style:family="text">
      <style:text-properties style:use-window-font-color="true" style:language-complex="ru" style:country-complex="RU"/>
    </style:style>
    <style:style style:name="T28" style:family="text">
      <style:text-properties style:use-window-font-color="true" fo:font-style="italic" style:font-style-asian="italic" style:font-style-complex="italic"/>
    </style:style>
    <style:style style:name="T29" style:family="text">
      <style:text-properties style:use-window-font-color="true" fo:font-style="italic" fo:background-color="#ffffff" style:font-style-asian="italic" style:font-style-complex="italic"/>
    </style:style>
    <style:style style:name="T30" style:family="text">
      <style:text-properties style:use-window-font-color="true" fo:font-style="normal" style:font-style-asian="normal" style:font-style-complex="normal"/>
    </style:style>
    <style:style style:name="T31" style:family="text">
      <style:text-properties style:use-window-font-color="true" style:text-line-through-style="none"/>
    </style:style>
    <style:style style:name="T32" style:family="text">
      <style:text-properties style:use-window-font-color="true" style:text-line-through-style="none" style:text-underline-style="none"/>
    </style:style>
    <style:style style:name="T33" style:family="text">
      <style:text-properties style:use-window-font-color="true" fo:font-weight="normal" style:font-weight-asian="normal" style:font-weight-complex="normal"/>
    </style:style>
    <style:style style:name="T34" style:family="text">
      <style:text-properties style:use-window-font-color="true" style:text-underline-style="none"/>
    </style:style>
    <style:style style:name="T35" style:family="text">
      <style:text-properties style:use-window-font-color="true" style:text-underline-style="none" fo:font-weight="bold" style:font-weight-asian="bold" style:font-weight-complex="bold"/>
    </style:style>
    <style:style style:name="T36" style:family="text">
      <style:text-properties style:use-window-font-color="true" fo:background-color="#ffffff"/>
    </style:style>
    <style:style style:name="T37" style:family="text">
      <style:text-properties style:use-window-font-color="true" fo:language="ru" fo:country="RU"/>
    </style:style>
    <style:style style:name="T38" style:family="text">
      <style:text-properties style:use-window-font-color="true" fo:language="ru" fo:country="RU" fo:background-color="#ffffff"/>
    </style:style>
    <style:style style:name="T39" style:family="text">
      <style:text-properties style:use-window-font-color="true" fo:language="ru" fo:country="RU" fo:font-style="normal" style:font-style-asian="normal" style:font-style-complex="normal"/>
    </style:style>
    <style:style style:name="T40" style:family="text">
      <style:text-properties style:use-window-font-color="true" fo:language="en" fo:country="US"/>
    </style:style>
    <style:style style:name="T41" style:family="text">
      <style:text-properties fo:language="en" fo:country="US"/>
    </style:style>
    <style:style style:name="T42" style:family="text">
      <style:text-properties fo:language="en" fo:country="US" fo:font-style="italic" style:font-style-asian="italic" style:font-style-complex="italic"/>
    </style:style>
    <style:style style:name="T43" style:family="text">
      <style:text-properties fo:language="en" fo:country="US" fo:font-style="italic" fo:font-weight="normal" style:font-style-asian="italic" style:font-weight-asian="normal" style:font-style-complex="italic" style:font-weight-complex="normal"/>
    </style:style>
    <style:style style:name="T44" style:family="text">
      <style:text-properties fo:language="en" fo:country="US" fo:font-style="normal" fo:font-weight="normal" style:font-style-asian="normal" style:font-weight-asian="normal" style:font-style-complex="normal" style:font-weight-complex="normal"/>
    </style:style>
    <style:style style:name="T45" style:family="text">
      <style:text-properties fo:language="en" fo:country="US" fo:font-weight="normal" style:font-weight-asian="normal" style:font-weight-complex="normal"/>
    </style:style>
    <style:style style:name="T46" style:family="text">
      <style:text-properties fo:language="en" fo:country="US" fo:font-weight="bold" style:font-weight-asian="bold" style:font-weight-complex="bold"/>
    </style:style>
    <style:style style:name="T47"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48"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49"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0"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1" style:family="text">
      <style:text-properties fo:color="#ff3333"/>
    </style:style>
    <style:style style:name="T52" style:family="text">
      <style:text-properties fo:color="#ff3333" fo:language="ru" fo:country="RU" fo:font-style="normal" fo:font-weight="normal" style:font-style-asian="normal" style:font-weight-asian="normal" style:font-style-complex="normal" style:font-weight-complex="normal"/>
    </style:style>
    <style:style style:name="T53" style:family="text">
      <style:text-properties fo:color="#ff3333" fo:font-style="normal" fo:font-weight="normal" style:font-style-asian="normal" style:font-weight-asian="normal" style:font-style-complex="normal" style:font-weight-complex="normal"/>
    </style:style>
    <style:style style:name="T54" style:family="text">
      <style:text-properties fo:color="#ff3333" fo:language="en" fo:country="US" fo:font-style="normal" fo:font-weight="normal" style:font-style-asian="normal" style:font-weight-asian="normal" style:font-style-complex="normal" style:font-weight-complex="normal"/>
    </style:style>
    <style:style style:name="T55" style:family="text">
      <style:text-properties fo:language="uk" fo:country="UA" fo:font-style="normal" style:font-style-asian="normal" style:font-style-complex="normal"/>
    </style:style>
    <style:style style:name="T56" style:family="text">
      <style:text-properties fo:language="uk" fo:country="UA" fo:font-style="normal" fo:font-weight="normal" style:font-style-asian="normal" style:font-weight-asian="normal" style:font-style-complex="normal" style:font-weight-complex="normal"/>
    </style:style>
    <style:style style:name="T57" style:family="text">
      <style:text-properties fo:background-color="#ffffff"/>
    </style:style>
    <style:style style:name="T58" style:family="text">
      <style:text-properties style:font-name="Verdana1" fo:language="ru" fo:country="RU"/>
    </style:style>
    <style:style style:name="T59" style:family="text">
      <style:text-properties fo:background-color="transparent"/>
    </style:style>
    <style:style style:name="T60" style:family="text">
      <style:text-properties style:font-name="Verdana5" fo:font-size="8pt" fo:font-style="italic" style:font-size-asian="8pt" style:font-style-asian="italic" style:font-size-complex="8pt" style:font-style-complex="italic"/>
    </style:style>
    <style:style style:name="T61"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2"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span text:style-name="Default_20_Paragraph_20_Font"><text:span text:style-name="T24">Янина Каминская</text:span></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5"><text:s/></text:span></text:span></text:p>
      <text:p text:style-name="Caption">Реквием по любви</text:p>
      <text:p text:style-name="P68">или</text:p>
      <text:p text:style-name="P68">мемуары о манипуляторе</text:p>
      <text:h text:style-name="P80" text:outline-level="1"><text:s/><text:bookmark-start text:name="Vviedieniie"/>П<text:bookmark-end text:name="Vviedieniie"/>ролог </text:h>
      <text:p text:style-name="P48">Опыт – дитя мысли, а мысль – дитя действия. Мы не можем изучать людей по книгам.</text:p>
      <text:p text:style-name="P54">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2">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2">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2">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2">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2">Так вот, есть мужик хороший и мужик плохой. Каждый обитают в паре с хорошей бабой и плохой... А есть манипулятор, отдельный вид — паразит. Точнее, зверь-паразит. Как вы понимаете, речь пойдет о нем.</text:p>
      <text:p text:style-name="P12">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2">Согласны ли вы со следующими утверждениями?</text:p>
      <text:list xml:id="list2825196021476407325" text:style-name="L1">
        <text:list-item>
          <text:p text:style-name="P86">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86">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86">Вам говорят, что вы совершаете ошибки. Вы всегда виноваты, но не понимаете, в чем ваша вина;</text:p>
        </text:list-item>
        <text:list-item>
          <text:p text:style-name="P86">Вам кажется, что вы в одиночку несете всю или большую часть ответственности за совершаемые действия вашей пары;</text:p>
        </text:list-item>
        <text:list-item>
          <text:p text:style-name="P86">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86">Ваши чувства и настроение зависят от вашего партнера. Вы часто готовы промолчать, чтобы угодить ему;</text:p>
        </text:list-item>
        <text:list-item>
          <text:p text:style-name="P86">Ваш распорядок дня, отдых и свободное время зависит от вашего партнера. Вы чувствуете, что зависите от него больше, чем он в вас;</text:p>
        </text:list-item>
        <text:list-item>
          <text:p text:style-name="P86">Вам кажется, что ваш партнер не заинтересован вами, а мысли о том, что вас могут бросить приводят вас в ужас.</text:p>
        </text:list-item>
      </text:list>
      <text:p text:style-name="P12">Если вы согласны хотя бы с несколькими из этих утверждений, мне жаль — вы попали в клуб жертв манипулятора.</text:p>
      <text:p text:style-name="P49"><text:soft-page-break/>* * *</text:p>
      <text:p text:style-name="P12">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2">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с, не побоюсь этого слова — достоинством и присущей только ему, логикой.</text:p>
      <text:p text:style-name="P12">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2">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9183663002065690527" text:style-name="диалог">
        <text:list-item>
          <text:p text:style-name="P87">Ты переживаешь напрасно!</text:p>
        </text:list-item>
      </text:list>
      <text:p text:style-name="P12"><text:soft-page-break/>Или:</text:p>
      <text:list xml:id="list41554741" text:continue-numbering="true" text:style-name="диалог">
        <text:list-item>
          <text:p text:style-name="P87">Тебе нужно просто успокоиться!</text:p>
        </text:list-item>
      </text:list>
      <text:p text:style-name="P12">А если ваши отношения уже закончились, то вы, скорее всего, в отчаянии, но слышите:</text:p>
      <text:list xml:id="list41565676" text:continue-numbering="true" text:style-name="диалог">
        <text:list-item>
          <text:p text:style-name="P87">Тебе нужно просто отпустить и забыть.</text:p>
        </text:list-item>
      </text:list>
      <text:p text:style-name="P12">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2">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5"><text:span text:style-name="T23">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3">психопатом</text:span></text:span><text:span text:style-name="T23">.</text:span></text:p>
      <text:p text:style-name="P49">* * *</text:p>
      <text:p text:style-name="P12">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7">Десоциализа́ция</text:span> или <text:span text:style-name="T7">социальная дезинтеграция</text:span> (<text:span text:style-name="T1">от лат. </text:span><text:span text:style-name="T42">de —</text:span><text:span text:style-name="T14"> отсутствие, от фр. </text:span><text:span text:style-name="T42">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В<text:span text:style-name="T57">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0">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разных по понятия. Болезнь — это <text:span text:style-name="T1">процесс</text:span> возникновения, течения и исхода, в то время, как личностное расстройство — это <text:span text:style-name="T1">особенность</text:span> сам<text:span text:style-name="T1">о</text:span>й структуры личности. Не стоит их путать!</text:p>
      <text:p text:style-name="P11">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1">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1"><text:soft-page-break/>По сути, разница в поведении психа и психопата лежит в понятии <office:annotation office:name="__Annotation__11825_1188893767"><dc:creator>Яна </dc:creator><dc:date>2018-02-21T14:32:26.32</dc:date><text:p text:style-name="P143"><text:span text:style-name="T61">эмпатия</text:span></text:p><text:p text:style-name="P143"><text:span text:style-name="T61">эмпатии</text:span></text:p><text:p text:style-name="P143"><text:span text:style-name="T61">«эмпатия»</text:span></text:p></office:annotation>«Э<text:span text:style-name="T59">мпатия»</text:span><office:annotation-end office:name="__Annotation__11825_1188893767"/>. </text:p>
      <text:p text:style-name="P25"><text:span text:style-name="T36">Эмпатия (</text:span><text:span text:style-name="T29">от </text:span><text:a xlink:type="simple" xlink:href="https://ru.wikipedia.org/wiki/Греческий_язык" text:style-name="Internet_20_link" text:visited-style-name="Visited_20_Internet_20_Link"><text:span text:style-name="T47">греч.</text:span></text:a><text:span text:style-name="T48"> </text:span><text:span text:style-name="T47">empatheia</text:span><text:span text:style-name="T49"> </text:span><text:span text:style-name="T29">— страсть, сопереживание, чувство</text:span><text:span text:style-name="T36">) – </text:span><text:span text:style-name="T38">это способность осознанно </text:span><text:span text:style-name="T38">переживать эмоциональное состояние другого человека. Э</text:span><text:span text:style-name="T36">то, так сказать, социальный механизм, который помогает сопереживать.</text:span></text:p>
      <text:p text:style-name="P11">Существует несколько видов эмпатии:</text:p>
      <text:list xml:id="list7265142111897294399" text:style-name="список_20_перечисление">
        <text:list-item>
          <text:p text:style-name="P90">эмоциональная эмпатия— основана на механизмах проекции и подражания реакциям другого человека;</text:p>
        </text:list-item>
        <text:list-item>
          <text:p text:style-name="P90">когнитивная эмпатия — сравнение, аналогия;</text:p>
        </text:list-item>
        <text:list-item>
          <text:p text:style-name="P90">предикативная эмпатия — способность предсказывать реакции другого человека.</text:p>
        </text:list-item>
      </text:list>
      <text:p text:style-name="P11">Прародитель понятия <office:annotation office:name="__Annotation__11826_1188893767"><dc:creator>Яна </dc:creator><dc:date>2018-02-21T14:33:04.33</dc:date><text:p text:style-name="P143"><text:span text:style-name="T61">«психоанализ»</text:span></text:p><text:p text:style-name="P143"><text:span text:style-name="T61">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1"/>
      <text:p text:style-name="P57">«Мы учитываем психическое состояние пациента, ставим себя в это состояние и стараемся понять его, сравнивая со своим собственным.»</text:p>
      <text:p text:style-name="P59"/>
      <text:p text:style-name="P11">С точки зрения психологии способность к эмпатии считается нормой.</text:p>
      <text:p text:style-name="P11">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1">Для того, чтобы в полной мере понять различие между психом и психопатом, я приведу пару чисто гипотетических примеров:</text:p>
      <text:p text:style-name="P11">Псих: Я совершил этот поступок потому, что Дарт Вейдер так сказал мне!</text:p>
      <text:p text:style-name="P11">Психопат: Я совершил этот поступок потому, что мне нужны были деньги! Что мне было еще делать?!</text:p>
      <text:p text:style-name="P11">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1">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9">* * *</text:p>
      <text:p text:style-name="P12">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7">Абьюз</text:span> <text:span text:style-name="T1">(от англ. </text:span><text:span text:style-name="T42">abuse – </text:span><text:span text:style-name="T14">злоупотреблять, оскорблять</text:span><text:span text:style-name="T1">)</text:span> — термин, обозначающий насилие над близким человеком (обычно психологическое). <text:span text:style-name="T7">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6">«идеализация — обесценивание — утилизация».</text:span></text:p>
      <text:p text:style-name="P25"><text:span text:style-name="T33">Итак, расстройство</text:span><text:span text:style-name="_31__20_Text"><text:span text:style-name="T33"> личности</text:span></text:span><text:span text:style-name="T33"> </text:span><text:span text:style-name="T23">— это не до конца сформированная психика человека. Это патология нервной системы, по разным причинам возникшая </text:span><text:span text:style-name="T23">при не</text:span><text:span text:style-name="T23">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2">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41563561" text:continue-numbering="true" text:style-name="список_20_перечисление">
        <text:list-item>
          <text:p text:style-name="P88">Равнодушие. Пассивное отношение к чувствам других. Отсутствие сострадания. Неумение и неспособность оказывать поддержку.</text:p>
        </text:list-item>
        <text:list-item>
          <text:p text:style-name="P88">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88">Отсутствие чувства вины и сожаления. Неспособность анализировать полученный опыт. Отрицание наказания. Отсутствие стыда.</text:p>
        </text:list-item>
        <text:list-item>
          <text:p text:style-name="P88">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88"><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88">Неспособность выдерживать критику. Завышение собственных способностей и значимости. Самолюбие. Нарциссизм.</text:p>
        </text:list-item>
        <text:list-item>
          <text:p text:style-name="P88">Лень. Безынициативность. Однообразность. Отсутствие стремления из-за страха собственной неудачи.</text:p>
        </text:list-item>
        <text:list-item>
          <text:p text:style-name="P88">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5153812975336356138" text:style-name="L2">
        <text:list-header>
          <text:p text:style-name="P114"><text:span text:style-name="Default_20_Paragraph_20_Font"><text:span text:style-name="T27"/></text:span></text:p>
        </text:list-header>
      </text:list>
      <text:p text:style-name="P61">«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7">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1">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1">…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pan text:style-name="Default_20_Paragraph_20_Font"><text:span text:style-name="T27">* * *</text:span></text:span></text:p>
      <text:p text:style-name="P12">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2">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35</dc:date><text:p><text:span text:style-name="T61">«расстройство личности»</text:span></text:p><text:p><text:span text:style-name="T61">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2"><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2">Это моя история.</text:p>
      <text:p text:style-name="P12">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вам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9">* * *</text:p>
      <text:p text:style-name="P12">Для начала я попробую описать себя.</text:p>
      <text:p text:style-name="P12">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находит мой волевой харак<text:soft-page-break/>тер похожим на характер моего отца, морского офицера, капитана второго ранга. Пусть земля ему будет пухом.</text:p>
      <text:p text:style-name="P12">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2">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2">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2">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2"><text:soft-page-break/>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2">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2">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1">c </text:span><text:span text:style-name="T13">ним общий язык</text:span>. Теперь есть кому обо мне заботиться и любить — я сама. Странно, что «он» был всегда рядом, но я его отталкивала.</text:p>
      <text:p text:style-name="P12">Верю в людей. Раньше это еще было доверие людям, но я и это переросла...</text:p>
      <text:p text:style-name="P12">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2">Я убеждена, что человек всегда, что бы ни случилось, должен оставаться человеком!</text:p>
      <text:p text:style-name="P12"><text:soft-page-break/>Коротко, но далеко не все.</text:p>
      <text:p text:style-name="P49">* * *</text:p>
      <text:p text:style-name="P12">А теперь давайте разберем «портрет» жертвы.</text:p>
      <text:p text:style-name="P12">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2">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2">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2">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49"><text:soft-page-break/>* * *</text:p>
      <text:p text:style-name="P12">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2">Приведу пример психопатии из истории, дабы у скептиков было меньше комментариев вроде:</text:p>
      <text:list xml:id="list41557396" text:continue-list="list41565676" text:style-name="диалог">
        <text:list-item>
          <text:p text:style-name="P87">Еще одна сопливая история сопливой девочки, которая сама все испортила и сама во всем виновата. Кто ей лекарь?!</text:p>
        </text:list-item>
      </text:list>
      <text:p text:style-name="P12">Вот отрывок из книги о лагерях смерти А. Чернявской «Психология господства и подчинения: Хрестоматия»:</text:p>
      <text:p text:style-name="P12"/>
      <text:p text:style-name="P56">«...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6">Обычный, не психологический анализ не может удовлетворительно объяснить такое послушание...»</text:p>
      <text:p text:style-name="P58"><text:span text:style-name="Default_20_Paragraph_20_Font"><text:span text:style-name="T27"/></text:span></text:p>
      <text:p text:style-name="P25"><text:span text:style-name="T23">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8">специально разра</text:span><text:span text:style-name="T28">ботанным </text:span><text:span text:style-name="_30__20_Text"><text:span text:style-name="T28">методом</text:span></text:span><text:span text:style-name="T23">, с целью уничтожить человеческое досто</text:span><text:soft-page-break/><text:span text:style-name="T23">инство и получить абсолютное повиновение путем «воспитания» рабской силы.</text:span></text:p>
      <text:p text:style-name="P12">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2">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2">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12">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2"/>
      <text:p text:style-name="P61">«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2"><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2">К слову, сидя в суде и слушая обвинительный приговор за преступления против человечества, Эйхман улыбался.</text:p>
      <text:p text:style-name="P12">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2">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9">* * *</text:p>
      <text:p text:style-name="P12">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2">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2"><text:soft-page-break/>Позже эта техника получила название «Нога в дверях» и до сих пор используется в бизнесе.</text:p>
      <text:p text:style-name="P12">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2">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2">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2">Попробую привести пример.</text:p>
      <text:p text:style-name="P25"><text:span text:style-name="T23">Вы пришли в супермаркет за колбасой. Вас встречает милая девушка и приглашает вас проде</text:span><text:span text:style-name="T23">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3">купить</text:span></text:span><text:span text:style-name="T23"> кусочек этого сыра...</text:span></text:p>
      <text:p text:style-name="P12">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2">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и информацию, и трансформирует все эти данные в наше поведение.</text:p>
      <text:p text:style-name="P12">Существует два типа когнитивной структуры, каждый из которых описывает состояние человека:</text:p>
      <text:list xml:id="list41555081" text:continue-list="list41563561" text:style-name="список_20_перечисление">
        <text:list-item>
          <text:p text:style-name="P88">когнитивный консонанс — согласованность знаний и поведения;</text:p>
        </text:list-item>
        <text:list-item>
          <text:p text:style-name="P88">когнитивный диссонанс — противоречивость знаний и поведения.</text:p>
        </text:list-item>
      </text:list>
      <text:p text:style-name="P12">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2">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2">Итак, подошло время заканчивать это затянувшееся вступление и переходить к делу. Поехали.</text:p>
      <text:p text:style-name="P12">Давным давно жили были...</text:p>
      <text:h text:style-name="P81" text:outline-level="1"><text:s/>Часть 1. <text:line-break/>Воспоминания</text:h>
      <text:p text:style-name="P65"/>
      <text:h text:style-name="P82" text:outline-level="2"><text:s/><text:bookmark-start text:name="Glava_1__Eto_ieshchie_nie_koniets"/>Глава 1. <text:line-break/>Это еще не конец</text:h>
      <text:p text:style-name="P12"><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2">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2">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2">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2">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сказала «пока» новому знакомому.</text:p>
      <text:p text:style-name="P12">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2">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25"><text:span text:style-name="T23">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span></text:p>
      <text:p text:style-name="P12">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2">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2">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2">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2">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2">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2">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2">Оно здесь, со мной, внутри меня, никуда не уходит и дарит спокойствие. Это было волшебно.</text:p>
      <text:p text:style-name="P12">Так я влюбилась.</text:p>
      <text:h text:style-name="P82"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2">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2">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2">Так я и жила. Веселилась никому не в ущерб. И была счастлива.</text:p>
      <text:list xml:id="list41553878" text:continue-list="list41557396" text:style-name="диалог">
        <text:list-item>
          <text:p text:style-name="P87">У меня д<text:span text:style-name="T1">е</text:span>пресс!!!! Помоги! — пишу однажды мартовским днем другу, тому самому — общему.</text:p>
        </text:list-item>
        <text:list-item>
          <text:p text:style-name="P87">Да. Я тут. Излагай. Жалуйся.</text:p>
        </text:list-item>
        <text:list-item>
          <text:p text:style-name="P87"><text:soft-page-break/>Не жалей — подбодри, ты умеешь.</text:p>
        </text:list-item>
        <text:list-item>
          <text:p text:style-name="P87">Хорошо сделаю. Только в каком, собственно, воп­росе?</text:p>
        </text:list-item>
        <text:list-item>
          <text:p text:style-name="P87">Весна. Я выходная. Сижу дома. Одна и ничего не делаю...</text:p>
        </text:list-item>
        <text:list-item>
          <text:p text:style-name="P87">А не хочешь N. вызвонить? Он парень шабутной и весёлый...</text:p>
        </text:list-item>
        <text:list-item>
          <text:p text:style-name="P87">Хочу...</text:p>
        </text:list-item>
        <text:list-item>
          <text:p text:style-name="P87">Ну я его-таки набрал и дозвонился. Он с удовольствием с тобой затусить рад бы. Набери его. Договоритесь...</text:p>
        </text:list-item>
      </text:list>
      <text:p text:style-name="P12">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2">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1580781" text:continue-numbering="true" text:style-name="диалог">
        <text:list-item>
          <text:p text:style-name="P87">Будешь много думать — сойдешь с ума...</text:p>
        </text:list-item>
      </text:list>
      <text:p text:style-name="P12">Но я постоянно думала. И сходила с ума. Блин, как она была права!</text:p>
      <text:p text:style-name="P12">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2">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2">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2">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2">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2"><text:soft-page-break/>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2">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9">* * *</text:p>
      <text:p text:style-name="P12">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2">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2">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2">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text:soft-page-break/>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2">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2">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2">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2">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2"><text:soft-page-break/>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2">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2">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2">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2">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2"><text:soft-page-break/>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2">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2">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2">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2">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2"><text:soft-page-break/>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2">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9">* * *</text:p>
      <text:p text:style-name="P12">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41581173" text:continue-numbering="true" text:style-name="диалог">
        <text:list-item>
          <text:p text:style-name="P87">А почему бы тебе с ним не попробовать? Хороший парень...</text:p>
        </text:list-item>
      </text:list>
      <text:p text:style-name="P12">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41555575" text:continue-numbering="true" text:style-name="диалог">
        <text:list-item>
          <text:p text:style-name="P87">Любви не существует — повторяла я, — есть отношения, которые всегда заканчиваются.</text:p>
        </text:list-item>
      </text:list>
      <text:p text:style-name="P12">Люди расходятся, теряются и забываются. А я боялась. Боялась его потерять. Человека. Друга. Таблетку. Я вери<text:soft-page-break/>ла, что дружба, такая ненавязчивая, как у нас — вечна. Очень долго верила.</text:p>
      <text:p text:style-name="P12">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2">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2">Я думала: «Как так? Такой парень — просто сказка! За что же его пилить-то?!»</text:p>
      <text:p text:style-name="P12">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2">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4"> они в очередной раз</text:span> поругались.</text:p>
      <text:p text:style-name="P12">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2">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2"><text:soft-page-break/>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5"><text:span text:style-name="_30__20_Text"><text:span text:style-name="T30">Это еще один пунктик, на который нужно обратить особое внимание: е</text:span></text:span><text:span text:style-name="T30">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0"> Я еще вернусь к этой теме. Обязательно запомните этот момент.</text:span></text:span></text:p>
      <text:p text:style-name="P12">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2">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2">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2">Это уже была осень. Я не просто так уточняю временные промежутки. Это важно. Итак, они расстались.</text:p>
      <text:p text:style-name="P49"><text:soft-page-break/>* * *</text:p>
      <text:p text:style-name="P12">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41556962" text:continue-numbering="true" text:style-name="диалог">
        <text:list-item>
          <text:p text:style-name="P87">Если я приеду, то буду приставать...</text:p>
        </text:list-item>
        <text:list-item>
          <text:p text:style-name="P87">Приезжай. — ответила я.</text:p>
        </text:list-item>
      </text:list>
      <text:p text:style-name="P12">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его внимание.</text:p>
      <text:p text:style-name="P12">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5"><text:span text:style-name="T23">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3">Если</text:span></text:span><text:span text:style-name="T23"> я приеду — </text:span><text:span text:style-name="_30__20_Text"><text:span text:style-name="T23">то</text:span></text:span><text:span text:style-name="T23"> буду приставать», прекрасно понимая, что мне и в голову не придет </text:span><text:span text:style-name="T23">ему ответить что-то вроде: «А, да? Ну тогда не приезжай!»</text:span></text:p>
      <text:p text:style-name="P25"><text:span text:style-name="T23">Либо так — либо так. А теперь смотрим чего он этим добился — </text:span><text:span text:style-name="_30__20_Text"><text:span text:style-name="T23">я приняла решение</text:span></text:span><text:span text:style-name="T23">. Меня не спрашивали и не ста</text:span><text:soft-page-break/><text:span text:style-name="T23">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2">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2">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2">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2">— Хорошо, что между нами ничего не было...</text:p>
      <text:p text:style-name="P25"><text:span text:style-name="T30">Оказалось, что он сошелся со своей девушкой. Да, е</text:span><text:span text:style-name="_30__20_Text"><text:span text:style-name="T30">го отношения на тот момент еще были</text:span></text:span><text:span text:style-name="T30">. Бесповоротно заканчивались, но еще были. И он уехал. На полгода.</text:span></text:p>
      <text:h text:style-name="P82" text:outline-level="2"><text:s/><text:bookmark-start text:name="Glava_3__Ostaniesh_sia_"/>Глава 3. <text:line-break/>Останешься?<text:bookmark-end text:name="Glava_3__Ostaniesh_sia_"/></text:h>
      <text:p text:style-name="P12">Поздним весенним вечером зазвонил телефон. Новое сообщение:</text:p>
      <text:list xml:id="list41553350" text:continue-numbering="true" text:style-name="диалог">
        <text:list-item>
          <text:p text:style-name="P87">Брожу по ночному городу. Думаю о тебе, вспоминаю...</text:p>
        </text:list-item>
        <text:list-item>
          <text:p text:style-name="P87">Привет. — отвечаю я — Как жизнь?</text:p>
        </text:list-item>
        <text:list-item>
          <text:p text:style-name="P87">Мы на маёвку собираемся. Приезжай.</text:p>
        </text:list-item>
        <text:list-item>
          <text:p text:style-name="P87">Время? Место?</text:p>
        </text:list-item>
      </text:list>
      <text:p text:style-name="P12">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41567866" text:continue-numbering="true" text:style-name="диалог">
        <text:list-item>
          <text:p text:style-name="P87">Я увидел ее с цветком и сказал себе: «Все, чувак, ты попал. Сопротивляться больше нет смысла!..»</text:p>
        </text:list-item>
      </text:list>
      <text:p text:style-name="P12">Как романтично!</text:p>
      <text:p text:style-name="P12">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2">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2">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2">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2">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41579340" text:continue-numbering="true" text:style-name="диалог">
        <text:list-item>
          <text:p text:style-name="P87">Останешься?</text:p>
        </text:list-item>
        <text:list-item>
          <text:p text:style-name="P87">Останусь. — ответила я.</text:p>
        </text:list-item>
      </text:list>
      <text:p text:style-name="P12">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5"><text:soft-page-break/><text:span text:style-name="T23">Он спросил меня, останусь ли я... Он просто поинтересовался. Своим «останусь» — я </text:span><text:span text:style-name="_30__20_Text"><text:span text:style-name="T23">опять приняла </text:span></text:span><text:span text:style-name="_30__20_Text"><text:span text:style-name="T30">решение. О</text:span></text:span><text:span text:style-name="T30">н</text:span><text:span text:style-name="T23"> снова, по сути, ничего не предпринял.</text:span></text:p>
      <text:p text:style-name="P12">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2">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2">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5"><text:span text:style-name="T23">Это завуалированное странное внимание воспринимается жертвой, как «да». Жертва начинает </text:span><text:span text:style-name="T23">строить отношения, еще не понимая, что делает это </text:span><text:span text:style-name="_30__20_Text"><text:span text:style-name="T23">одна</text:span></text:span><text:span text:style-name="T23"> и </text:span><text:span text:style-name="_30__20_Text"><text:span text:style-name="T23">для него</text:span></text:span><text:span text:style-name="T23">.</text:span></text:p>
      <text:p text:style-name="P25"><text:span text:style-name="T23">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8">подходящий</text:span><text:span text:style-name="T23"> экземпляр.</text:span></text:p>
      <text:p text:style-name="P12"><text:soft-page-break/>Меня никто не звал — я сама. То, что он мне задал вопрос именно в такой формулировке свидетельствует о том, что он просто «умыл руки».</text:p>
      <text:p text:style-name="P12">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2">И да, оргазма не было.</text:p>
      <text:h text:style-name="P82" text:outline-level="2"><text:s/><text:bookmark-start text:name="Glava_4__Zachiem_platit__bol_shie_"/>Глава 4. <text:line-break/>Зачем платить больше?<text:bookmark-end text:name="Glava_4__Zachiem_platit__bol_shie_"/></text:h>
      <text:p text:style-name="P12">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7">Фрилансер</text:span> (от англ. <text:span text:style-name="T41">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работала по ночам и снимала комнату в трёшке. Я ездила к нему на такси после работы. В мои выходные приезжал он ко мне с ночевкой, ведь так удобнее добираться на работу.</text:p>
      <text:p text:style-name="P12">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Про любоff/on<text:note text:id="ftn4" text:note-class="footnote"><text:note-citation text:label="**">**</text:note-citation><text:note-body><text:p text:style-name="Footnote"><text:span text:style-name="T7">«Про люб</text:span><text:span text:style-name="T46">off/on</text:span><text:span text:style-name="T7">»</text:span>, О. Робски, описывающая мир глазами влюбленной женщины и глазами циничного мужчины.</text:p></text:note-body></text:note>».</text:p>
      <text:p text:style-name="P25"><text:span text:style-name="T23">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text:span text:style-name="_30__20_Text"><text:span text:style-name="T23">себе</text:span></text:span><text:span text:style-name="_30__20_Text"><text:span text:style-name="T30"> же</text:span></text:span><text:span text:style-name="T23"> купил по пути ко мне, но всегда угощался. Мама как-то спросила меня:</text:span></text:p>
      <text:list xml:id="list41558604" text:continue-numbering="true" text:style-name="диалог">
        <text:list-item>
          <text:p text:style-name="P87">А что он приносит? Конфеты, вино?...</text:p>
        </text:list-item>
        <text:list-item>
          <text:p text:style-name="P87">Ничего, — ответила я.</text:p>
        </text:list-item>
        <text:list-item>
          <text:p text:style-name="P87"><text:soft-page-break/>Как? Что, приходит с пустыми руками?!</text:p>
        </text:list-item>
        <text:list-item>
          <text:p text:style-name="P87">Мам, ну мы же взрослые люди, все всё понимают. К чему эта показуха?!...</text:p>
        </text:list-item>
      </text:list>
      <text:p text:style-name="P12">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office:annotation office:name="__Annotation__12875_37434062"><dc:creator>Яна </dc:creator><dc:date>2018-02-22T16:27:51.42</dc:date><text:p text:style-name="P143"><text:span text:style-name="T62">Что тут скажешь? Холостяк!</text:span></text:p></office:annotation>Что тут скажешь — холостяк.<office:annotation-end office:name="__Annotation__12875_37434062"/></text:p>
      <text:p text:style-name="P12">На не застекленном балконе была криво натянут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2">В комнате, если было видно (по разводам), что пытались прибраться, то по углам уже «жили демоны» — там же не видно, если не заглядывать! Кухня была засрана от А до Я. Кухонные поверхности, пол, подоконник — все засаленное, и холодильник, с уже грибами вместо продуктов...</text:p>
      <text:p text:style-name="P12">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office:annotation office:name="__Annotation__12917_37434062"><dc:creator>Яна </dc:creator><dc:date>2018-02-22T16:32:06.42</dc:date><text:p><text:span text:style-name="T62"><text:s/></text:span><text:span text:style-name="T62">,потому что</text:span></text:p></office:annotation>потому, что<office:annotation-end office:name="__Annotation__12917_37434062"/> простынь-то была единственная.</text:p>
      <text:p text:style-name="P12">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2"><text:soft-page-break/>Помню, когда я постирала это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это оказалась правда...</text:p>
      <text:p text:style-name="P12">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1">Domestos'</text:span><text:span text:style-name="T13">а</text:span><text:span text:style-name="T41">.</text:span></text:p>
      <text:p text:style-name="P12">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7">Шпилить</text:span> <text:span text:style-name="T1">(от нем. </text:span><text:span text:style-name="T42">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2">В общем, вся эта картина –<text:span text:style-name="T41"> </text:span>показатель того, что человек засранец и редкостный неряха. Он жил один, а одному, порой, много не надо, и его все устраивало. Но ведь теперь он не один. Мы пара. Все изменится...</text:p>
      <text:p text:style-name="P49"><text:soft-page-break/>* * *</text:p>
      <text:p text:style-name="P12">Первое время все было хорошо. Обнимая меня он часто говорил:</text:p>
      <text:list xml:id="list41551456" text:continue-numbering="true" text:style-name="диалог">
        <text:list-item>
          <text:p text:style-name="P87">Блин, Каминская, я не могу поверить, что это ты!</text:p>
        </text:list-item>
      </text:list>
      <text:p text:style-name="P12">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12">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2">Я продолжала <text:span text:style-name="T1">принимать решения</text:span> и строила отношения, не подозревая, какая будет «благодарность».</text:p>
      <text:p text:style-name="P12">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2">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качества, <text:soft-page-break/>за которые, по его словам — он меня полюбил. Теперь они вызывали у него отвращение и стыд.</text:p>
      <text:p text:style-name="P12">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2">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1">принимать все новые решения</text:span>, и, как следствие — ответственность за эти решения ложились на мои плечи.</text:p>
      <text:h text:style-name="P82" text:outline-level="2"><text:s/><text:bookmark-start text:name="Glava_5__Introviert"/>Глава 5. <text:line-break/>Интроверт<text:bookmark-end text:name="Glava_5__Introviert"/></text:h>
      <text:p text:style-name="P48">Но одна лишь склонность к интроверсии не сделает из вас мыслителя.</text:p>
      <text:p text:style-name="P54">Автор неизвестен</text:p>
      <text:p text:style-name="P12">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росидеть в обнимку наедине в «ничегонеделании», как, например, пару недель назад, когда, обнимая меня, все еще не мог в это поверить.</text:p>
      <text:p text:style-name="P12">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1554602" text:continue-numbering="true" text:style-name="диалог">
        <text:list-item>
          <text:p text:style-name="P87">Мы же живем вместе, что тебе еще надо?!</text:p>
        </text:list-item>
      </text:list>
      <text:p text:style-name="P12">Он очень поглощен идеей о собственной свободе. Называя себя «интровертом», он лишь пытался оправдать свою <text:soft-page-break/>черствость, которую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2">Он ищет объяснение, почему, например, его иногда бесят окружающие люди, и находит их в дешевых статьях о <text:span text:style-name="T1">полюсах личности</text:span>. Он узнает себя в описании понятия «интроверт», и этот ответ его удовлетворяет.</text:p>
      <text:p text:style-name="P12">Он хочет побыть один потому, что он — Н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office:annotation office:name="__Annotation__13044_37434062"><dc:creator>Яна </dc:creator><dc:date>2018-02-22T16:56:31.43</dc:date><text:p text:style-name="P143"><text:span text:style-name="T62">запятая</text:span></text:p></office:annotation>, и, при этом<office:annotation-end office:name="__Annotation__13044_37434062"/> веселиться без ущерба своей «отшельнической» натуре.</text:p>
      <text:p text:style-name="P12">На свой вопрос «почему?» он искал ответы не в той области.</text:p>
      <text:p text:style-name="P12">Интроверт!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text:p>
      <text:p text:style-name="P12">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2">Зато, если ему что-нибудь от меня нужно — мы будем говорить до трех ночи, и ему наплевать, что я зеваю 20 раз в минуту и мне рано вставать на работу! Для него <text:span text:style-name="T1">это</text:span> важно. Я не могла просто встать и уйти, как он обычно делал. <text:soft-page-break/>Обидеть его, означало сделать себе же хуже, но об этом позже.</text:p>
      <text:p text:style-name="P12">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1574710" text:continue-numbering="true" text:style-name="диалог">
        <text:list-item>
          <text:p text:style-name="P87">Ты же знаешь — я интроверт. Давай потом.</text:p>
        </text:list-item>
      </text:list>
      <text:p text:style-name="P49">* * *</text:p>
      <text:p text:style-name="P12">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2">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2">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2">Все это говорит о том, что никто не может быть исключительным интровертом, или экстравертом — это неточное <text:soft-page-break/>преувеличение. Скорее социопатом или социофилом. Или, как минимум, <text:span text:style-name="T1">склонностью</text:span> к интроверсии или экстраверсии.</text:p>
      <text:p text:style-name="P12">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12">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2">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9">* * *</text:p>
      <text:p text:style-name="P12">Не прошло и пару месяцев нашего сожительства, как однажды, придя домой с ночной смены, я увидела на его мониторе его включенного компьютера фотографию во весь экран. Он спал, и, по всей видимости, забыл ее закрыть.</text:p>
      <text:p text:style-name="P12">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12"><text:soft-page-break/>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5"><text:span text:style-name="T23">На мой вопрос: «Как это понимать?», он ответил, что это ничего не значит, и, как и всегда, замял эту тему. Я</text:span><text:span text:style-name="_30__20_Text"><text:span text:style-name="T30"> даже не поняла, как он так просто ушел от объяснений</text:span></text:span><text:span text:style-name="T30">!</text:span></text:p>
      <text:p text:style-name="P8">Интересно, это можно считать изменой?</text:p>
      <text:p text:style-name="P12">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2">К слову, впоследствии я еще пару раз ловила его за этим увлекательным делом...</text:p>
      <text:p text:style-name="P25"><text:span text:style-name="T23">Так или иначе, его отношение и поведение тогда говорило мне о том, что </text:span><text:span text:style-name="_30__20_Text"><text:span text:style-name="T23">со мной что-то не так.</text:span></text:span><text:span text:style-name="T23">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2">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5"><text:span text:style-name="T23">Замешательство! Еще вчера все было хорошо, но уже сегодня что-то не так. Что не так? Что-то во мне? Ну да, раз </text:span><text:span text:style-name="_30__20_Text"><text:span text:style-name="T30">он</text:span></text:span><text:span text:style-name="T23"> отстранился. А что во мне не так? Я не подхожу ему в постели? Может я что-то сказала глупое, или обидела </text:span><text:soft-page-break/><text:span text:style-name="T23">чем? А может ему понравилась другая девочка? Или он понял, что не готов к серьезным отношениям?..</text:span></text:p>
      <text:p text:style-name="P25"><text:span text:style-name="T23">И я задавала и задавала себе вопросы, даже не представляя, где искать на них ответы. Нашла — я недостаточно хороша для него</text:span><text:span text:style-name="_30__20_Text"><text:span text:style-name="T23">, надо стараться стать лучше!</text:span></text:span></text:p>
      <text:p text:style-name="P12">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хожу к нему, целую, и слышу:</text:p>
      <text:list xml:id="list41550990" text:continue-numbering="true" text:style-name="диалог">
        <text:list-item>
          <text:p text:style-name="P87">У меня создается впечатление, будто тебе кроме секса и обнимашек больше ничего не нужно!</text:p>
        </text:list-item>
      </text:list>
      <text:p text:style-name="P12">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5"><text:span text:style-name="T23">Конечно меня это обижало. Конечно, я обижалась, но — </text:span><text:span text:style-name="T28">старалась</text:span><text:span text:style-name="T23">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0"> </text:span><text:span text:style-name="_30__20_Text"><text:span text:style-name="T30">мне ничего не нужно — я</text:span></text:span><text:span text:style-name="T23"> же молчу!</text:span></text:p>
      <text:p text:style-name="P12">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5"><text:soft-page-break/><text:span text:style-name="T23">Получается, что кто-то </text:span><text:span text:style-name="_30__20_Text"><text:span text:style-name="T23">одна</text:span></text:span><text:span text:style-name="T23"> из нас хочет близости, стремясь к нормальным отношениям, прояв</text:span><text:span text:style-name="T23">ляет инициативу, ничего не получает, остается </text:span><text:span text:style-name="T23">каждый раз отвергнутая, и еще получает сверху поток упреков за то, что надоедает.</text:span></text:p>
      <text:p text:style-name="P12">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3">Существует множество факторов, в связи с которыми п</text:span>оловая жизнь не вызывает уже былого трепета, как, например, в <text:span text:style-name="T1">конфетно-цветочный</text:span> период...</text:p>
      <text:p text:style-name="P12">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2">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2">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2"><text:soft-page-break/>Защитник, воин и — самец! Удовлетворяя свою женщину, мужчина чувствует свою силу, свое мужское начало, что удовлетворяет и его самого.</text:p>
      <text:p text:style-name="P12">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1">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2">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2">Так мы и жили. Я хотела его, потому, что любила и мне его было слишком мало. А он хотел побыть один, потому что:</text:p>
      <text:list xml:id="list41579038" text:continue-numbering="true" text:style-name="диалог">
        <text:list-item>
          <text:p text:style-name="P87">Мы же живем вместе, что тебе еще надо?!</text:p>
        </text:list-item>
      </text:list>
      <text:p text:style-name="P12">Или:</text:p>
      <text:list xml:id="list41571707" text:continue-numbering="true" text:style-name="диалог">
        <text:list-item>
          <text:p text:style-name="P87">Ты же знаешь - я интроверт.</text:p>
        </text:list-item>
      </text:list>
      <text:p text:style-name="P12">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2">Он «стирал» все прекрасные ощущения, что были в начале. Но я-то знаю, что я ничего такого не сделала! Он просто что-то не так понял, наверное... Надо его как-то по<text:soft-page-break/>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9">* * *</text:p>
      <text:p text:style-name="P12">У меня в руках был меч, но сражалась я с ветром<office:annotation office:name="__Annotation__13257_37434062"><dc:creator>Яна </dc:creator><dc:date>2018-02-22T17:22:39.45</dc:date><text:p text:style-name="P143"><text:span text:style-name="T62">запятая</text:span></text:p></office:annotation>, в то время, как<office:annotation-end office:name="__Annotation__13257_37434062"/>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2">И да, я остыла. Я прекратила вешаться ему на шею<office:annotation office:name="__Annotation__13302_37434062"><dc:creator>Яна </dc:creator><dc:date>2018-02-22T17:23:34.46</dc:date><text:p text:style-name="P143"><text:span text:style-name="T62">запятая</text:span></text:p></office:annotation>, потому что<office:annotation-end office:name="__Annotation__13302_37434062"/> знала — при каждой попытке заняться любовью я буду отвергнута и осыпана обвинениями и упреками в том, что надоедаю. И я перестала пытаться.</text:p>
      <text:p text:style-name="P12">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1">не</text:span> хотела, ведь он меня постоянно отвергал, совершенно не понимая, как к этому всему относиться!</text:p>
      <text:p text:style-name="P12">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не мешало мне кувыркаться с ним в постели, а, наоборот, было «лекарством».</text:p>
      <text:p text:style-name="P12"><text:soft-page-break/>Мысли о близости с ним ассоциировались у меня с негативом. Он перестал меня возбуждать. Каждый раз, когда дело к <text:span text:style-name="T1">тому</text:span> шло, я просто находила себе другое занятие, объясняя это тем, что сначала нужно сделать все дела, а потом уже развлекаться.</text:p>
      <text:p text:style-name="P49">* * *</text:p>
      <text:p text:style-name="P12">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2">А ведь я все еще не понимала, что происходит!</text:p>
      <text:p text:style-name="P25"><text:span text:style-name="T23">Интроверт, так интроверт. Так забейся ты в чулан и сиди размышляй о жизни! Но нет! Друзья - </text:span><text:span text:style-name="T23">да! Кому-то помочь? Да! Помочь мне — занят! Шпилить — да, потрахаться — занят!..</text:span></text:p>
      <text:p text:style-name="P25"><text:span text:style-name="T23">Я погрузилась в долгие раздумья на тему</text:span><text:span text:style-name="T30"> «Ч</text:span><text:span text:style-name="_30__20_Text"><text:span text:style-name="T30">то со мной не так?»</text:span></text:span><text:span text:style-name="T30">.</text:span><text:span text:style-name="T23"> Что-то выпало из моего внимания и я не понимала, что именно.</text:span></text:p>
      <text:p text:style-name="P12">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2">Мы стали критически мало времени проводить вместе. Он начал сторониться меня и всегда находил объяснение — <text:soft-page-break/>я интроверт. Как будто это слово — магическое заклинание, которое волшебным образом освобождает его от моего общества. Благо, что не дело дошло до «волшебной палочки» по голове.</text:p>
      <text:p text:style-name="P12">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2">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2">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2">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2">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его неутолимого желания сыграть «боёчек».</text:p>
      <text:p text:style-name="P49"><text:soft-page-break/>* * *</text:p>
      <text:p text:style-name="P12">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5"><text:span text:style-name="T23">Это нормально, но! Когда это занятие отбирает </text:span><text:span text:style-name="_30__20_Text"><text:span text:style-name="T23">все</text:span></text:span><text:span text:style-name="T23"> свободное время, отношения перестают быть здоровыми и начинают приносить боль.</text:span></text:p>
      <text:p text:style-name="P25"><text:span text:style-name="T23">Когда один из партнеров </text:span><text:span text:style-name="_30__20_Text"><text:span text:style-name="T23">слишком часто</text:span></text:span><text:span text:style-name="T23">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2">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2">Я даже пыталась экспериментировать и шла очень быстро, чтобы идти с ним наравне. Но если я ускоряла шаг, то и он ускорялся и всегда был впереди, а мне приходилось почти бежать за ним, как хвостик.</text:p>
      <text:p text:style-name="P12">Психология говорит, что манера широко шагать свойственна экстравертам.</text:p>
      <text:p text:style-name="P12"><text:soft-page-break/>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 скучно.</text:p>
      <text:p text:style-name="P12">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2">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5"><text:span text:style-name="T23">Мои просьбы стали восприниматься в «штыки». Уже тогда он мог пообещать мне что-то сделать, но</text:span><text:span text:style-name="T30"> </text:span><text:span text:style-name="_30__20_Text"><text:span text:style-name="T30">не сдерживал свое слово в самый последний момент</text:span></text:span><text:span text:style-name="T30">.</text:span><text:span text:style-name="T23"> Это порождало во мне ощущение, что меня обманули и вызывало чувство обиды, хоть он и красноречиво описывал причины.</text:span></text:p>
      <text:p text:style-name="P25"><text:span text:style-name="T23">Я жду его дома, потому что он заставляет меня его жд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не единичный слу</text:span><text:span text:style-name="T23">чай. Так было практически каждый раз, когда у</text:span><text:span text:style-name="T30"> </text:span><text:span text:style-name="_30__20_Text"><text:span text:style-name="T30">нас</text:span></text:span><text:span text:style-name="T30"> </text:span><text:span text:style-name="T23">были договоренности.</text:span></text:p>
      <text:p text:style-name="P12"><text:soft-page-break/>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таких случаев.</text:p>
      <text:p text:style-name="P12">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2">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9">* * *</text:p>
      <text:p text:style-name="P12">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 либо.</text:p>
      <text:p text:style-name="P12">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5"><text:span text:style-name="T23">Мы выбираем жанры, характер развлечений и </text:span><text:span text:style-name="_30__20_Text"><text:span text:style-name="T23">людей</text:span></text:span><text:span text:style-name="T23">, сущность которых нам, так или иначе, близка и подходит по ряду качеств. Руководствуясь своим отношением к этим </text:span><text:soft-page-break/><text:span text:style-name="T23">качествам, мы, соответственно, выбираем людей, суждения которых похожи на наши.</text:span></text:p>
      <text:p text:style-name="P12">Мы выбираем сами, как нам реагировать, и эта реакция основывается как раз на ряде убеждений и принципов, которые формируют наши характеры.</text:p>
      <text:p text:style-name="P12">Мы выбираем людей по схожести их мировоззрения со собственным внутренним миром, потому что хотим, чтоб нас понимали, и держимся рядом с ними, благодаря совпадениям наших черт. Похожего <office:annotation office:name="__Annotation__13727_37434062"><dc:creator>Яна </dc:creator><dc:date>2018-02-22T18:26:39.48</dc:date><text:p text:style-name="P143"><text:span text:style-name="T62">запятая</text:span></text:p></office:annotation>человека, ведь <office:annotation-end office:name="__Annotation__13727_37434062"/>легче понять!</text:p>
      <text:p text:style-name="P25"><text:span text:style-name="T23">И вот тут стоит напомнить об эмпатии. Ведь, говоря простыми словами, эмпатия — это, своего рода, </text:span><text:span text:style-name="_30__20_Text"><text:span text:style-name="T23">способность поставить себя на место другого.</text:span></text:span><text:span text:style-name="T23">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2">В этих отношениях сначала было также. Я выбрала человека, который продемонстрировал мне невероятную схожесть между нами. Ключевое слово — продемонстрировал.</text:p>
      <text:p text:style-name="P12">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2">Меня призывали понять, что обстоятельства изменились, и я ставила себя на его место. При этом во мне вызывали чувство вины, если я протестовала, что отбирало у меня возможность выбирать как к этому относиться.</text:p>
      <text:p text:style-name="P12"><text:soft-page-break/>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12">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2">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2">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12">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2">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P12"><text:soft-page-break/>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эту боль и срываешь этот бинт.</text:p>
      <text:p text:style-name="P12">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2">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2">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2">В ходе разговора я получала свое «заслуженное»:</text:p>
      <text:list xml:id="list41570107" text:continue-numbering="true" text:style-name="диалог">
        <text:list-item>
          <text:p text:style-name="P87">Что ты выдумываешь?</text:p>
        </text:list-item>
      </text:list>
      <text:p text:style-name="P12">Или:</text:p>
      <text:list xml:id="list41565882" text:continue-numbering="true" text:style-name="диалог">
        <text:list-item>
          <text:p text:style-name="P87"><text:soft-page-break/>Ты поражаешь меня своей иррациональностью!</text:p>
        </text:list-item>
      </text:list>
      <text:p text:style-name="P12">И шла в угол зализывать свои ранки и думать, как сделать так, чтоб теперь за эту иррациональность простили.</text:p>
      <text:p text:style-name="P12">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2">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2">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2">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9"><text:soft-page-break/>* * *</text:p>
      <text:p text:style-name="P12">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2">Проведем параллель.</text:p>
      <text:p text:style-name="P5">Немногословность.</text:p>
      <text:p text:style-name="P12">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5">Пунктуальность.</text:p>
      <text:p text:style-name="P12">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2">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2">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office:annotation office:name="__Annotation__14355_37434062"><dc:creator>Яна </dc:creator><dc:date>2018-02-23T10:04:17.49</dc:date><text:p text:style-name="P143"><text:span text:style-name="T62">запятая</text:span></text:p></office:annotation>правил кроме<office:annotation-end office:name="__Annotation__14355_37434062"/> тех, которые он сам устанавливает и меняет, когда ему это выгодно.</text:p>
      <text:p text:style-name="P12">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2">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2">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2">Было даже немного обидно наблюдать, как он выдает мои идеи за свои в моем же присутствии. Еще какое-то время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2"><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2">Цель: стать качком.</text:p>
      <text:p text:style-name="P12">Действия: покупка абонемента и дорогой брендовой спортивной сумки (стоимостью, как годовой абонемент).</text:p>
      <text:p text:style-name="P12">Достижение: спортивная сумка превратилась в дорожную, абонемент использовался лишь в течении месяца.</text:p>
      <text:p text:style-name="P12">Цель: стать водителем байка.</text:p>
      <text:p text:style-name="P12">Действия: ходил на курсы по вождению.</text:p>
      <text:p text:style-name="P12">Достижение: курсы не закончил.</text:p>
      <text:p text:style-name="P12">Этот список можно продолжить, но зачем, когда итак все ясно?</text:p>
      <text:p text:style-name="P5">Самоанализ.</text:p>
      <text:p text:style-name="P12">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 инструментом.</text:p>
      <text:p text:style-name="P12">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9"><text:soft-page-break/>* * *</text:p>
      <text:p text:style-name="P12">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office:annotation office:name="__Annotation__14609_37434062"><dc:creator>Яна </dc:creator><dc:date>2018-02-23T10:16:30.50</dc:date><text:p text:style-name="P143"><text:span text:style-name="T62">запятая</text:span></text:p></office:annotation>целей, люди<office:annotation-end office:name="__Annotation__14609_37434062"/> для него — лишь инструменты для поставки ресурсов, не более. Использовав одних, он избавлялся от них, и переключался на поиски новых ресурсов.</text:p>
      <text:p text:style-name="P12">Он уходит оттуда, где его не ценят. Он не способен смириться с непризнанностью. Любое малейшее замечание может демотивировать его, не смотря на то, что оно обоснованное и не несет в себе цели обидеть или унизить. Цель, которую он себе поставил, как правило, не была достигнута. В его интерпретации виноваты другие — помешали. Зачастую, мешают тот, кто не оценил или занизил его способности.</text:p>
      <text:p text:style-name="P12">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2">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2">Только сейчас оглядываясь <office:annotation office:name="__Annotation__14662_37434062"><dc:creator>Яна </dc:creator><dc:date>2018-02-23T10:27:27.51</dc:date><text:p text:style-name="P143"><text:span text:style-name="T62">запятая</text:span></text:p></office:annotation>назад я<office:annotation-end office:name="__Annotation__14662_37434062"/> понимаю, что моя влюбленность уже тогда превратилась в зависимость. Толь<text:soft-page-break/>ко сейчас я задаю себе вопрос: «Я влюбилась в его отношение ко мне или в красивую демонстрацию?»</text:p>
      <text:p text:style-name="P12">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2"/>
      <text:p text:style-name="P56">«Большинство людей не видят ловушки, в которой находятся.»</text:p>
      <text:p text:style-name="P46">Роберт Кийосаки</text:p>
      <text:p text:style-name="P46"/>
      <text:p text:style-name="P12">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1566614" text:continue-numbering="true" text:style-name="диалог">
        <text:list-item>
          <text:p text:style-name="P87">Не мешай мне жить, женщина! — якобы в шутку, часто говорил он.</text:p>
        </text:list-item>
      </text:list>
      <text:p text:style-name="P12">Как мы знаем, в каждой шутке есть доля шутки, а остальное — правда.</text:p>
      <text:p text:style-name="P49">*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2"><text:soft-page-break/>И вот однажды нас пригласили в гости. Это была прекрасная возможность развеяться и поговорить с живыми людьми! Конечно я согласилась, но он сказал, что никуда не пойдет — нет настроения.</text:p>
      <text:p text:style-name="P12">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2">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41569974" text:continue-numbering="true" text:style-name="диалог">
        <text:list-item>
          <text:p text:style-name="P87">Погуляй без меня. — говорил он.</text:p>
        </text:list-item>
      </text:list>
      <text:p text:style-name="P12">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9">* * *</text:p>
      <text:p text:style-name="P12">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text:soft-page-break/>«личное <office:annotation office:name="__Annotation__14825_37434062"><dc:creator>Яна </dc:creator><dc:date>2018-02-23T10:32:58.52</dc:date><text:p text:style-name="P143"><text:span text:style-name="T62">запятая</text:span></text:p></office:annotation>пространство» будет<office:annotation-end office:name="__Annotation__14825_37434062"/> караться упреками и обвинениями.</text:p>
      <text:p text:style-name="P12">Он подкармливал меня надеждой и обещаниями, введя в еще большую зависимость — <text:span text:style-name="T1">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2">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2">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2">И что мы видим? Снова противоречие: «Почему ты не можешь провести время без меня!?» / «Как ты могла оставить меня одного!?»</text:p>
      <text:p text:style-name="P12">Но, на самом, деле ему нужно было:</text:p>
      <text:list xml:id="list41552194" text:continue-list="list41555081" text:style-name="список_20_перечисление">
        <text:list-item>
          <text:p text:style-name="P88">оградить меня от какого-либо общения, дабы лишить меня любой попытки получить поддержку со стороны;</text:p>
        </text:list-item>
        <text:list-item>
          <text:p text:style-name="P88">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88">исключить любую возможную «попытку бегства» от этого безумия, в которое он меня погружал с каждым <text:soft-page-break/>днем все глубже и глубже, что закрепляло его позиции хозяина и увеличивало его власть надо мной.</text:p>
        </text:list-item>
      </text:list>
      <text:p text:style-name="P49">* * *</text:p>
      <text:p text:style-name="P12">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2">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2">Вы также можете предположить, что он меня не любил, и будете правы — он лишен этой способности. Ее хорошо компенсирует другая — <text:span text:style-name="T1">изображение</text:span> великого чувства. И поверьте мне, изображал он так, что я бы и сейчас, наверное, поверила.</text:p>
      <text:p text:style-name="P12">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2">Однажды после ссоры я в очередной раз попыталась уйти и поставить точку в таком незаслуженном отношении ко мне. Он догнал меня и, сидя на ледяном асфальте и обнимая мои колени, он рыдал, описывая как сильно меня <text:soft-page-break/>любит!.. Картина была внушительная...<text:span text:style-name="T51"> </text:span>Так что нет. Я склонна полагать, что ему это было нужно.</text:p>
      <text:p text:style-name="P12">Он утверждался за счет таких вот действий, за счет меня и моей любви. А мне в свою очередь уходить с каждым разом было все сложнее и сложнее.</text:p>
      <text:p text:style-name="P12">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2">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1">это ненормально</text:span>, он устраивал демонстрацию своей большой любви ко мне (сбрасывал до заводских настроек), и я его прощала.</text:p>
      <text:p text:style-name="P12">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и вспомнить, что такое любовь к себе, мне подсовывали все новую и новую «правду», внушая неуверенность и обесценивая мою значимость.</text:p>
      <text:p text:style-name="P12">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2"><text:soft-page-break/>Такие прекрасные здоровые отношения!</text:p>
      <text:h text:style-name="P82" text:outline-level="2"><text:s/><text:bookmark-start text:name="Glava_6__Straziki"/>Глава 6. <text:line-break/>Стразики<text:bookmark-end text:name="Glava_6__Straziki"/></text:h>
      <text:p text:style-name="P12">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как он говорил: «Фу», глядя мне в лицо и скривив физиономию так, будто на моем лице не косметика, а дерьмо.</text:p>
      <text:p text:style-name="P12">Меня начали менять. Менять под себя.</text:p>
      <text:p text:style-name="P12">Не нравится? А никто не спрашивает! Вещь на то и вещь, чтоб ею пользовались и настраивали под себя. А ведь он любит копаться в настройках.</text:p>
      <text:p text:style-name="P12">Все, что у него есть — настроено под него. Он меняет хоткеи<text:note text:id="ftn6" text:note-class="footnote"><text:note-citation text:label="*">*</text:note-citation><text:note-body><text:p text:style-name="Footnote"><text:span text:style-name="T7">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office:annotation office:name="__Annotation__11874_1175146742"><dc:creator>Яна </dc:creator><dc:date>2018-02-23T11:37:57.54</dc:date><text:p text:style-name="P143"><text:span text:style-name="T62">запятые</text:span></text:p></office:annotation>, словом,<office:annotation-end office:name="__Annotation__11874_1175146742"/>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7">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text:p></text:note-body></text:note>.</text:p>
      <text:p text:style-name="P12"><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2">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2">«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2">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Я боялась упреков, совершенно позабыв о значимости собственного мнения.</text:p>
      <text:p text:style-name="P12"><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2">Таким образом он обеспечил себе мою зависимость от его мнения, и, как следствие — подготовил почву для новых манипуляций.</text:p>
      <text:p text:style-name="P12">Как обычно бывает в любых отношениях — вот говорит тебе человек, что ты что-то делаешь не так, а ты отвечаешь — «спасибо»! Ты знаешь, что он желает тебе только добра, хочет сделать как лучше. Ты доверяешь ему <office:annotation office:name="__Annotation__12050_1175146742"><dc:creator>Яна </dc:creator><dc:date>2018-02-23T12:00:13.54</dc:date><text:p text:style-name="P143"><text:span text:style-name="T62">, потому что</text:span></text:p></office:annotation>потому, что<office:annotation-end office:name="__Annotation__12050_1175146742"/> это близкий тебе человек, который любит тебя...</text:p>
      <text:p text:style-name="P12">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2">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text:s/>людей, «которые сочли себя его близкими».</text:p>
      <text:p text:style-name="P12">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9"><text:soft-page-break/>* * *</text:p>
      <text:p text:style-name="P12">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2">Вот и я <text:span text:style-name="T1">была</text:span> такой же, как всегда, <text:span text:style-name="T1">носила</text:span> то же что и всегда, но постепенно бо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1552657" text:continue-list="list41569974" text:style-name="диалог">
        <text:list-item>
          <text:p text:style-name="P87">О боже! Что это?!</text:p>
        </text:list-item>
      </text:list>
      <text:p text:style-name="P12">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я получала что-то вроде:</text:p>
      <text:list xml:id="list41561047" text:continue-numbering="true" text:style-name="диалог">
        <text:list-item>
          <text:p text:style-name="P87">Уже лучше.</text:p>
        </text:list-item>
        <text:list-item>
          <text:p text:style-name="P87">Ну это уже куда не шло!..</text:p>
        </text:list-item>
      </text:list>
      <text:p text:style-name="P12">Или:</text:p>
      <text:list xml:id="list41576369" text:continue-numbering="true" text:style-name="диалог">
        <text:list-item>
          <text:p text:style-name="P87">Нормально.</text:p>
        </text:list-item>
      </text:list>
      <text:p text:style-name="P12">Соответственно, я чувствовала себя неуютно на протяжении всего вечера и не могла в полной мере расслабиться.</text:p>
      <text:p text:style-name="P12"><text:soft-page-break/>Помните, я выше писала про «Эксперимент пошаговых действий»? Вот он во всей своей красе и неоспоримости! И продолжение следует.</text:p>
      <text:p text:style-name="P12">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1">уже</text:span> находится в психологической зависимости.</text:p>
      <text:p text:style-name="P49">* * *</text:p>
      <text:p text:style-name="P12">Одновременно с попытками изменить манеру моего поведения, мой стиль и ход мыслей, в ход пошел круг друзей. Моих друзей.</text:p>
      <text:p text:style-name="P12">Постепенно он стал намекать, что мои друзья неинтересные и с ними не о чем поговорить. Начали проскакивать вопросы типа:</text:p>
      <text:list xml:id="list41576341" text:continue-numbering="true" text:style-name="диалог">
        <text:list-item>
          <text:p text:style-name="P87">Почему ты с ними общаешься?</text:p>
        </text:list-item>
      </text:list>
      <text:p text:style-name="P12">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2">Планируя выходные, оказывалось, что на сегодня мы идем в гости к его друзьям, а завтра его друзья придут к нам, так что «с твоими друзьями встретимся в другой раз»...</text:p>
      <text:p text:style-name="P25"><text:soft-page-break/><text:span text:style-name="T23">Следующим этапом, как вы поняли, является </text:span><text:span text:style-name="_30__20_Text"><text:span text:style-name="T30">изоляция жертвы от ее привычного окружения</text:span></text:span><text:span text:style-name="T30">.</text:span><text:span text:style-name="T23">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2">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2">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1575372" text:continue-numbering="true" text:style-name="диалог">
        <text:list-item>
          <text:p text:style-name="P87">Либо тех, либо тех!</text:p>
        </text:list-item>
        <text:list-item>
          <text:p text:style-name="P87">Но я хочу видеть всех в этот день! Это мой день. Это мои друзья...</text:p>
        </text:list-item>
        <text:list-item>
          <text:p text:style-name="P87">Это плохая идея. Как ты себе это представляешь твоих и моих друзей вместе? Тебе надо выбрать!</text:p>
        </text:list-item>
      </text:list>
      <text:p text:style-name="P12">Хочу отметить, что речь не шла о том, чтобы пригласить моих друзей.</text:p>
      <text:p text:style-name="P12"/>
      <text:p text:style-name="P61">«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1">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2">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2">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9"><text:soft-page-break/>* * *</text:p>
      <text:p text:style-name="P12">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5"><text:span text:style-name="_30__20_Text"><text:span text:style-name="T23">Если</text:span></text:span><text:span text:style-name="T23"> я приглашу всех, </text:span><text:span text:style-name="_30__20_Text"><text:span text:style-name="T23">то</text:span></text:span><text:span text:style-name="T23">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2">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2">«Я хочу, чтобы всем было хорошо».</text:p>
      <text:p text:style-name="P12">«Ты хочешь сделать всем плохо».</text:p>
      <text:p text:style-name="P12">«Не приглашай своих друзей».</text:p>
      <text:p text:style-name="P12">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2"><text:soft-page-break/>Подтекстом также может являться мимика, жесты, поза или интонация.</text:p>
      <text:p text:style-name="P12">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9">* * *</text:p>
      <text:p text:style-name="P12">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2">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2">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2">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text:soft-page-break/>единственный в году мой личный праздник, а потому, что он наверняка хотел меня поздравить.</text:p>
      <text:p text:style-name="P12">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2">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2">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2">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2">Харриет Брейкер идентифицировала этот способ манипулирования, как «положительное подкрепление». К нему относится:</text:p>
      <text:list xml:id="list41580789" text:continue-list="list41552194" text:style-name="список_20_перечисление">
        <text:list-item>
          <text:p text:style-name="P88"><text:soft-page-break/>похвала, поверхностное очарование, поверхностное сочувствие, чрезмерные извинения;</text:p>
        </text:list-item>
        <text:list-item>
          <text:p text:style-name="P88">деньги, одобрение, подарки;</text:p>
        </text:list-item>
        <text:list-item>
          <text:p text:style-name="P88">внимание, выражения лица, такое как притворный смех или улыбка;</text:p>
        </text:list-item>
        <text:list-item>
          <text:p text:style-name="P88">общественное признание.</text:p>
        </text:list-item>
      </text:list>
      <text:p text:style-name="P12">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2">Несомненно, этот способ является самым быстрым для достижения желаемого результата.</text:p>
      <text:p text:style-name="P49">* * *</text:p>
      <text:p text:style-name="P12">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2">Но что он сделал потом? Он организовал поход на картинг, якобы в честь моего дня рождения. Он пригласил <text:span text:style-name="T1">своих</text:span> друзей. Моих в списке приглашенных, конечно же, не было.</text:p>
      <text:p text:style-name="P12">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text:soft-page-break/>покататься на машинках, а тут еще и, типа, повод есть... Хотя нет. Было еще кое что.</text:p>
      <text:p text:style-name="P12">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12">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2">Стабильно, раз в месяц, моя некогда сильная личность лезла наружу. Как будто вырывалось изнутри все, с чем я несогласна и получался грандиозный скандал.</text:p>
      <text:h text:style-name="P82" text:outline-level="2"><text:s/><text:bookmark-start text:name="Glava_7__Z____Zabota"/>Глава 7. <text:line-break/>З — Забота<text:bookmark-end text:name="Glava_7__Z____Zabota"/></text:h>
      <text:p text:style-name="P48">В пустой душе и в сердце эгоиста</text:p>
      <text:p text:style-name="P48">Не может быть божественной любви.</text:p>
      <text:p text:style-name="P54">Автор неизвестен</text:p>
      <text:p text:style-name="P12">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2">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1575367" text:continue-list="list41575372" text:style-name="диалог">
        <text:list-item>
          <text:p text:style-name="P87">Что-то ты бледненькая, тебе плохо? — спросила она.</text:p>
        </text:list-item>
        <text:list-item>
          <text:p text:style-name="P87">Да, — ответила я, — иначе бы меня здесь не было.</text:p>
        </text:list-item>
      </text:list>
      <text:p text:style-name="P12">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2">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2">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2">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2">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2">Это был кошмар! Мой образ жизни из подвижного и насыщенного в раз превратился в сидение дома и «ничегонеделание». Потому, что нельзя. Через три месяца я уже выла по волчьи от скуки и однообразия.</text:p>
      <text:p text:style-name="P12"><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2">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2">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Я привыкла к большим коллективам и подвижности, а тут даже в магазин боюсь одна выйти...</text:p>
      <text:p text:style-name="P12">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2">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2">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2">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2">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2">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2">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2">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2">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12">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2">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2">* * *</text:p>
      <text:p text:style-name="P12">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1">Обязанности</text:span> были те же, и к ним прибавился еще и нормированный офисный график.</text:p>
      <text:p text:style-name="P12">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41553266" text:continue-numbering="true" text:style-name="диалог">
        <text:list-item>
          <text:p text:style-name="P87">Мне так было бы приятно, если бы ты сегодня встретил меня с работы с ужином...</text:p>
        </text:list-item>
      </text:list>
      <text:p text:style-name="P12"><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как бы не одной руки... можно пересчитать. За три-то года!</text:p>
      <text:p text:style-name="P12">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2">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2">* * *</text:p>
      <text:p text:style-name="P12">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2">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2">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2">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2">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2">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1572169" text:continue-numbering="true" text:style-name="диалог">
        <text:list-item>
          <text:p text:style-name="P87">Хорошо, что в то время он работал тоже удаленно и был всегда дома, — думала я!</text:p>
        </text:list-item>
      </text:list>
      <text:p text:style-name="P12">И вот лежу я в постели и страдаю. А мой парень, внимание — просто прекращает со мной разговаривать!</text:p>
      <text:p text:style-name="P12">Он не был злым, или обиженным. Он не был растерян или сильно занят. Он. Просто. Перестал. Со мной. Разговаривать.</text:p>
      <text:p text:style-name="P12">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2"><text:soft-page-break/>Я испытывала страх, что это безразличие ко мне — свидетельство того, что он принял решение <text:s/>расстаться. Я была беспомощнее некуда. Физически и психологически.</text:p>
      <text:p text:style-name="P12">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12">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2">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office:annotation office:name="__Annotation__12962_1175146742"><dc:creator>Яна </dc:creator><dc:date>2018-02-23T14:20:46.58</dc:date><text:p text:style-name="P143"><text:span text:style-name="T62">запятая</text:span></text:p></office:annotation> потому, что <office:annotation-end office:name="__Annotation__12962_1175146742"/>самой это сделать было практически нереально.</text:p>
      <text:p text:style-name="P12">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5"><text:span text:style-name="T23">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3">ступок. Может он ду</text:span><text:span text:style-name="T23">мал, что я симулирую металлическую пластину в кости, чтоб </text:span>поднапрячь<text:span text:style-name="T23"> его?..</text:span></text:p>
      <text:p text:style-name="P12">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12">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2">Он знал. Конечно он знал, на то он и манипулятор, что я буду верна ему. Что я<text:span text:style-name="T51">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2">Не могу до сих пор в полной мере понять, что <text:span text:style-name="T4">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2">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напрягала его своим присутствием. Просить помощи было вообще неприемлемо, тем более, что мне явно дали понять — не дождешься.</text:p>
      <text:p text:style-name="P12"><text:soft-page-break/>Постепенно моя неуверенность в себе переросла в самогнобление — со мной одни проблемы и он просто устал возиться с моими травмами. Спустя еже неделю я извела себя до того, что я ущербная, инвалид, на кой черт я ему такая сдалась, от меня никакой <text:span text:style-name="T1">пользы</text:span>, только проблемы.</text:p>
      <text:p text:style-name="P12">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2">Моя личная проблема в том, что я пыталась соответствовать тому ярлыку «супер-бабы», и стало быть ценником,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2">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2">Я забыла, что я не сверх-человек. И гнобила себя за то, что им не являюсь.</text:p>
      <text:p text:style-name="P12">В целом я уверена — именно это и было его целью. Моя неуверенность закрепляла его власть надо мной. Моя травма лишь закрепляла его позиции <office:annotation office:name="__Annotation__13216_1175146742"><dc:creator>Яна </dc:creator><dc:date>2018-02-23T15:44:05.59</dc:date><text:p text:style-name="P143"><text:span text:style-name="T62">Запятая</text:span></text:p><text:p text:style-name="P143"><text:span text:style-name="T62"/></text:p></office:annotation>потому, что<office:annotation-end office:name="__Annotation__13216_1175146742"/> он знал — он будет безнаказанным, пока я ищу проблему в себе.</text:p>
      <text:p text:style-name="P12"><text:soft-page-break/>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5"><text:span text:style-name="T23">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3">только себе</text:span></text:span><text:span text:style-name="T23"> и доедал последнее, что было в холодильнике.</text:span></text:p>
      <text:p text:style-name="P12">Чувство ущербности, которое переполняло меня, настолько обострилось, что я просто начала себя ненавидеть. Сейчас я была беспомощнее некуда.</text:p>
      <text:p text:style-name="P12">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2">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12">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2"><text:soft-page-break/>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1">это</text:span> лишь инструмент для обеспечения собственного эмоционального и бытового комфорта, не более.</text:p>
      <text:p text:style-name="P12">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2">* * *</text:p>
      <text:p text:style-name="P12">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1">почему</text:span><text:span text:style-name="T4">.</text:span></text:p>
      <text:p text:style-name="P12">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12">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2"><text:soft-page-break/>Я плакала по ночам и изводила себя. <office:annotation office:name="__Annotation__13282_1175146742"><dc:creator>Яна </dc:creator><dc:date>2018-02-23T15:58:37.60</dc:date><text:p text:style-name="P143"><text:span text:style-name="T62">запятая</text:span></text:p></office:annotation>Ну конечно<office:annotation-end office:name="__Annotation__13282_1175146742"/>,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2"/>
      <text:p text:style-name="P61">«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2">Итак, я с рюкзачком каждый вечер ковыляла до магазина, брала себе каких-то сосисок, потому что голодная, пива, чтоб уснуть, и сигарет.</text:p>
      <text:p text:style-name="P12">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подумал:</text:p>
      <text:list xml:id="list41571784" text:continue-numbering="true" text:style-name="диалог">
        <text:list-item>
          <text:p text:style-name="P87">Хм... Как бы так сделать, чтоб ей стало еще хуже?..</text:p>
        </text:list-item>
      </text:list>
      <text:p text:style-name="P12">Если бы так было, то тогда, по всем правилам, он был бы за это ответственен, правильно? А так <text:span text:style-name="T1">я сама</text:span><text:span text:style-name="T4"> делала себе хуже — сама ходила за едой. Тот факт, что он обо мне не позаботился во внимание, как вы понимаете, не принима</text:span><text:soft-page-break/><text:span text:style-name="T4">ется. Он же ничего не сделал — ни хорошего, ни плохого! Ни-че-го!</text:span></text:p>
      <text:p text:style-name="P12">Он спокойно смотрел, как я одеваюсь и ковыляю в магазин, изображая полное безразличие. Хотя нет — безразличие ему изображать не приходится.</text:p>
      <text:p text:style-name="P12">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2">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2">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1579790" text:continue-numbering="true" text:style-name="диалог">
        <text:list-item>
          <text:p text:style-name="P87">Я еду! — сказала она и приехала.</text:p>
        </text:list-item>
      </text:list>
      <text:p text:style-name="P12">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2">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text:soft-page-break/>когда моя девочка на коленках мыла пол у него под ногами!</text:p>
      <text:p text:style-name="P12">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2">* * *</text:p>
      <text:p text:style-name="P12">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 когда вернется. Это был пик моей боли.</text:p>
      <text:p text:style-name="P12">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2">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2">Это сложно описать, но ощущение было очень болезненным. Помимо того, что я совершенно не понимала, что <text:soft-page-break/>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2">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2">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2">Я раздавлена, <office:annotation office:name="__Annotation__13756_1175146742"><dc:creator>Яна </dc:creator><dc:date>2018-02-23T17:07:37.61</dc:date><text:p text:style-name="P143"><text:span text:style-name="T62">запятая</text:span></text:p></office:annotation>унижена и<office:annotation-end office:name="__Annotation__13756_1175146742"/> нет пути назад. Это <office:annotation office:name="__Annotation__13817_1175146742"><dc:creator>Яна </dc:creator><dc:date>2018-02-23T17:07:48.61</dc:date><text:p text:style-name="P143"><text:span text:style-name="T62">запятая</text:span></text:p></office:annotation>пропасть и<office:annotation-end office:name="__Annotation__13817_1175146742"/> я на дне. Но, как оказалось, до дна было еще очень далеко. Я была уверена, что хуже уже некуда, но я ошибалась.</text:p>
      <text:p text:style-name="P12">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2">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2">Я решила выйти, купить сигарет и пива и потом, если не передумаю, то просто сделаю это и дело с концом. Это <text:soft-page-break/>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2">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2">Было холодно, но я так и не заставила себя вернуться домой потому, что там таблетки. И если я войду в квартиру, то уже не выйду. Мне было очень страшно. И я, в отчаянии, позвонила сестре.</text:p>
      <text:p text:style-name="P12">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12">До этого я никому ничего не рассказывала, и единственное, что я почувствовала — это облегчение. Я напилась и расслабилась, выговорилась и выплакалась. Я выключила телефон и до утра сладенько уснула. Конечно, сестра была в шоке, ведь с виду наши отношения казались чуть ли не идеальными, а тут такое...</text:p>
      <text:p text:style-name="P12">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41581304" text:continue-numbering="true" text:style-name="диалог">
        <text:list-item>
          <text:p text:style-name="P87"><text:soft-page-break/>Где ты? Вернись! Почему ты ушла? Что случилось???</text:p>
        </text:list-item>
      </text:list>
      <text:p text:style-name="P12">Заботливый хозяин кинул очередную кость, и я вернулась. Дура.</text:p>
      <text:p text:style-name="P12">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1">сказал</text:span>, что любит меня.</text:p>
      <text:list xml:id="list41574972" text:continue-numbering="true" text:style-name="диалог">
        <text:list-item>
          <text:p text:style-name="P87">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2">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5"><text:span text:style-name="T23">Тогда я подумала, что признание для него — серьезный шаг, а не легкомысленное решение, но </text:span><text:span text:style-name="T23">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2">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9"><text:soft-page-break/>* * *</text:p>
      <text:p text:style-name="P12">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2">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5"><text:span text:style-name="T23">Это была моя ошибка, пожалуй самая горькая для меня, ведь в то время, как я </text:span><text:span text:style-name="T30">и</text:span><text:span text:style-name="_30__20_Text"><text:span text:style-name="T30">скала в себе причины</text:span></text:span><text:span text:style-name="T30"> наших разногласий, </text:span><text:span text:style-name="_30__20_Text"><text:span text:style-name="T30">он продолжал паразитировать</text:span></text:span><text:span text:style-name="T30"> на</text:span><text:span text:style-name="T23"> моей к нему привязанности. Я строила отношения, в то время, как он ими просто пользовался.</text:span></text:p>
      <text:h text:style-name="P82" text:outline-level="2"><text:s/><text:bookmark-start text:name="Glava_8__Sama__kotik"/>Глава 8. <text:line-break/>Сама, котик<text:bookmark-end text:name="Glava_8__Sama__kotik"/></text:h>
      <text:p text:style-name="P12">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2">Уже тогда я <text:span text:style-name="T1">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2">Игнорирование или пассивная агрессия в психологической трактовке означает психологическую <text:span text:style-name="T1">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2">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2">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2">«Я желаю тебе добра»,</text:p>
      <text:p text:style-name="P12">«Для тебя так будет лучше».</text:p>
      <text:p text:style-name="P12">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49">* * *</text:p>
      <text:p text:style-name="P12">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list xml:id="list41555174" text:continue-numbering="true" text:style-name="диалог">
        <text:list-item>
          <text:p text:style-name="P87">Я вчера ходил в кино.</text:p>
        </text:list-item>
      </text:list>
      <text:p text:style-name="P12">Мы едем в за город отдыхать, он скажет:</text:p>
      <text:list xml:id="list41552188" text:continue-numbering="true" text:style-name="диалог">
        <text:list-item>
          <text:p text:style-name="P87">Я еду...</text:p>
        </text:list-item>
      </text:list>
      <text:p text:style-name="P25"><text:soft-page-break/><text:span text:style-name="T23">Он скажет, что в гостях был — он, хотя мы были <text:s/>вместе. Меня в этих обсуждениях на тему «Как прошли мои выходные» не было, разговаривай он </text:span><text:span text:style-name="T23">с мамой, боссом или друзьями. Был </text:span><text:span text:style-name="_30__20_Text"><text:span text:style-name="T23">он</text:span></text:span><text:span text:style-name="T23"> и он красноречиво об этом расскажет, не упоминая обо мне.</text:span></text:p>
      <text:p text:style-name="P12">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5"><text:span text:style-name="T23">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3">нас</text:span></text:span><text:span text:style-name="T23">, где я стояла на втором месте, а не в одной иерархии с ним. Я — халявное дополнение.</text:span></text:p>
      <text:p text:style-name="P25"><text:span text:style-name="T23">Еще раз повторю это противное </text:span><text:span text:style-name="T30">«</text:span><text:span text:style-name="_30__20_Text"><text:span text:style-name="T30">я до сих пор не понимаю</text:span></text:span><text:span text:style-name="T30">»</text:span><text:span text:style-name="T23">,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3">и за мытьем посуды его никто никогда не видел... Он был в «шоколаде»!</text:span></text:p>
      <text:p text:style-name="P12">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1580095" text:continue-numbering="true" text:style-name="диалог">
        <text:list-item>
          <text:p text:style-name="P87"><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2">Он мог смешать с грязью, например, из-за того, что я обула каблуки, и высмеять меня за это, намекая на то, что только девушки легкого поведения так выглядят.</text:p>
      <text:p text:style-name="P12">И через минуту обнять меня и сказать:</text:p>
      <text:list xml:id="list41567327" text:continue-numbering="true" text:style-name="диалог">
        <text:list-item>
          <text:p text:style-name="P87">Котик, ты у меня такая охуенная!</text:p>
        </text:list-item>
      </text:list>
      <text:p text:style-name="P12">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2">* * *</text:p>
      <text:p text:style-name="P12">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2">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2">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2">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2">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2">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2">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2">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1582841" text:continue-numbering="true" text:style-name="диалог">
        <text:list-item>
          <text:p text:style-name="P87">Ого, ты что, предложение делаешь?!</text:p>
        </text:list-item>
      </text:list>
      <text:p text:style-name="P12"><text:soft-page-break/>Милый засмеялся и ответил:</text:p>
      <text:list xml:id="list41575148" text:continue-numbering="true" text:style-name="диалог">
        <text:list-item>
          <text:p text:style-name="P115"><text:span text:style-name="_30__20_Text"><text:span text:style-name="T23">Конечно</text:span></text:span><text:span text:style-name="T23"> нет! Мы тут запутались...</text:span></text:p>
        </text:list-item>
      </text:list>
      <text:p text:style-name="P12">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2">* * *</text:p>
      <text:p text:style-name="P12">Часто его просьбы были провокацией и сопровождались:</text:p>
      <text:list xml:id="list41553867" text:continue-numbering="true" text:style-name="диалог">
        <text:list-item>
          <text:p text:style-name="P87">Слабо? Ты сможешь!</text:p>
        </text:list-item>
      </text:list>
      <text:p text:style-name="P25"><text:span text:style-name="T23">Откажись я, это означало бы, что я открыто призн</text:span><text:span text:style-name="_30__20_Text"><text:span text:style-name="T23">а</text:span></text:span><text:span text:style-name="T23">юсь, что не смогу, хотя смогла бы, но просто не хочу. Ну и конечно — разочарование на его лице.</text:span></text:p>
      <text:p text:style-name="P12">К тому времени, как он прокачал на мне все уже известные приемы, этот было одним из худших его наказаний. Он мог даже ничего не говорить, но его <text:span text:style-name="T1">Лицо</text:span> было слишком красноречивым, чтобы согласиться с тем, что я себе накручиваю.</text:p>
      <text:p text:style-name="P12">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2"><text:soft-page-break/>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2">Кстати, родители, хотите покалечить ребенку психику — говорите ему почаще: «Я думал, ты справишься»...</text:p>
      <text:p text:style-name="P12">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8"> </text:span></text:p>
      <text:p text:style-name="P12">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2">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12">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ы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5"><text:span text:style-name="T23">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3">ты,</text:span></text:span><text:span text:style-name="T23"> на самом деле, хочешь.</text:span></text:p>
      <text:p text:style-name="P12">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2">Будьте готовы заплатить за такую «доброту» собой. Именно себя вы лишитесь, возможно, раз и навсегда, если не начнете действовать.</text:p>
      <text:p text:style-name="P12">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2">* * *</text:p>
      <text:p text:style-name="P12">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1550652" text:continue-numbering="true" text:style-name="диалог">
        <text:list-item>
          <text:p text:style-name="P87"><text:soft-page-break/>Давай сама, котик. Я не хочу/занят/мне ничего нужно/там дождь/голова болит/меня всё устраивает...</text:p>
        </text:list-item>
      </text:list>
      <text:p text:style-name="P12">Или его коронное:</text:p>
      <text:list xml:id="list41559096" text:continue-numbering="true" text:style-name="диалог">
        <text:list-item>
          <text:p text:style-name="P87">Давай, но без меня...</text:p>
        </text:list-item>
      </text:list>
      <text:p text:style-name="P12">Не говоря уже о разных бытовых штуках, и плевать, мужская это работа по дому или женская. Это всегда «сама».</text:p>
      <text:p text:style-name="P12">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1571083" text:continue-numbering="true" text:style-name="диалог">
        <text:list-item>
          <text:p text:style-name="P87">Ты что, сама не доедешь? Я тебе такси вызову...</text:p>
        </text:list-item>
      </text:list>
      <text:p text:style-name="P12">Он был не на работе. Он вызвал мне машину и остался дома играть по сети с друзьями!</text:p>
      <text:p text:style-name="P12">А как дойти до такси?!</text:p>
      <text:p text:style-name="P12">Как выйти из такси?</text:p>
      <text:p text:style-name="P12">Дойти до входа в больницу?!</text:p>
      <text:p text:style-name="P12">Дойти до регистратуры?!</text:p>
      <text:p text:style-name="P12">Найти кабинет врача?!</text:p>
      <text:p text:style-name="P12">Дойти до рентген-кабинета?!</text:p>
      <text:p text:style-name="P12">Обратно к врачу?!</text:p>
      <text:p text:style-name="P12">До такси?!</text:p>
      <text:p text:style-name="P12">До квартиры?!</text:p>
      <text:p text:style-name="P12">Учитывая ступеньки, двери?!..</text:p>
      <text:p text:style-name="P12">Это же нога, а не рука! Но зачем об этом думать?!</text:p>
      <text:list xml:id="list41567786" text:continue-numbering="true" text:style-name="диалог">
        <text:list-item>
          <text:p text:style-name="P87"><text:soft-page-break/>Ты же у меня баба сильная, справишься сама...</text:p>
        </text:list-item>
      </text:list>
      <text:p text:style-name="P12">«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2">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2">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1553725" text:continue-numbering="true" text:style-name="диалог">
        <text:list-item>
          <text:p text:style-name="P87">Зачем ты вообще туда полезла!? Ты этим занималась, значит и виновата ты. Я же ничего не сделал!</text:p>
        </text:list-item>
      </text:list>
      <text:p text:style-name="P12">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5"><text:span text:style-name="T23">Этот прием манипулирования называется </text:span><text:span text:style-name="_30__20_Text"><text:span text:style-name="T23">виктимблейминг</text:span></text:span><text:span text:style-name="T23">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3">это </text:span></text:span><text:span text:style-name="_30__20_Text"><text:span text:style-name="T30">было</text:span></text:span><text:span text:style-name="_30__20_Text"><text:span text:style-name="T23"> моим решением</text:span></text:span><text:span text:style-name="_30__20_Text"><text:span text:style-name="T30">. Э</text:span></text:span><text:span text:style-name="T23">то давало ему право освободить себя от ответственности за меня и заботы обо мне, ведь я получила, как он считал, по заслугам.</text:span></text:p>
      <text:p text:style-name="P12"><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1560366" text:continue-numbering="true" text:style-name="диалог">
        <text:list-item>
          <text:p text:style-name="P87">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2">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2">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2">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2">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2">Потом с новым другом я долго смеялась, рассказывая, как тот уродливый шкаф рухнул мне на ногу!</text:p>
      <text:p text:style-name="P52"><text:soft-page-break/>* * *</text:p>
      <text:p text:style-name="P12">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2">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1559693" text:continue-numbering="true" text:style-name="диалог">
        <text:list-item>
          <text:p text:style-name="P87">Автобусом?! Лучше бы ты мне не говорила!..</text:p>
        </text:list-item>
      </text:list>
      <text:p text:style-name="P12">Я потратила 4 часа на поиски. Я дошла до восьмой страницы <text:span text:style-name="T41">Google'а</text:span>. Я сделала несколько десятков звонков — а он остался недоволен!</text:p>
      <text:p text:style-name="P25"><text:span text:style-name="T23">Из-за высокого роста, его ноги никуда не помещаются. Я не предусмотрела. Я виновата. Теперь он будет мучиться </text:span><text:span text:style-name="_30__20_Text"><text:span text:style-name="T23">из-за меня</text:span></text:span><text:span text:style-name="T23">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2">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2">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2"><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41553107" text:continue-numbering="true" text:style-name="диалог">
        <text:list-item>
          <text:p text:style-name="P87">Спасибо, котик, все было очень вкусно/круто/весело. Ты у меня супер!..</text:p>
        </text:list-item>
      </text:list>
      <text:p text:style-name="P12">В такие редкие моменты я светилась от счастья и все умилялись и твердили, какая мы замечательная пара!</text:p>
      <text:p text:style-name="P12"/>
      <text:p text:style-name="P61">«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9">* * *</text:p>
      <text:p text:style-name="P12">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2"><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1565963" text:continue-numbering="true" text:style-name="диалог">
        <text:list-item>
          <text:p text:style-name="P87">Почему каждый раз после вечеринок мы с тобой опять ссоримся?! — злился он.</text:p>
        </text:list-item>
      </text:list>
      <text:p text:style-name="P12">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12">Он играл на публику и с виду казался заботливым, любящим, внимательным. Я была счастлива. По возвращению домой заботу и внимание отбирали, как конфету у ребенка, и я сходила с ума. Дома для него меня не было. Было только:</text:p>
      <text:list xml:id="list41564347" text:continue-numbering="true" text:style-name="диалог">
        <text:list-item>
          <text:p text:style-name="P87">Сама, котик...</text:p>
        </text:list-item>
        <text:list-item>
          <text:p text:style-name="P87">Я интроверт и хочу побыть наедине с собой...</text:p>
        </text:list-item>
      </text:list>
      <text:p text:style-name="P12">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2">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2">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я моя «система» давала сбой или когда настройки слетали.</text:p>
      <text:p text:style-name="P12">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2">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2">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1557085" text:continue-numbering="true" text:style-name="диалог">
        <text:list-item>
          <text:p text:style-name="P87">Да сколько можно меня эксплуатировать!?</text:p>
        </text:list-item>
      </text:list>
      <text:p text:style-name="P12">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2">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82" text:outline-level="2"><text:s/><text:bookmark-start text:name="Glava_9__My_tak_obshchaiemsia"/>Глава 9. <text:line-break/>Мы так общаемся<text:bookmark-end text:name="Glava_9__My_tak_obshchaiemsia"/></text:h>
      <text:p text:style-name="P48">Скажи мне, кто твой друг и я скажу кто ты.</text:p>
      <text:p text:style-name="P54">Еврипид</text:p>
      <text:p text:style-name="P12">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 И неоправданный пафос.</text:p>
      <text:p text:style-name="P12">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2"/>
      <text:p text:style-name="P61">«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1"><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3"/></text:span></text:p>
      <text:p text:style-name="P25"><text:span text:style-name="T23">Его </text:span><text:span text:style-name="_30__20_Text"><text:span text:style-name="T23">лучший друг</text:span></text:span><text:span text:style-name="T23">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это нормой в их общении. Когда я впервые услышала, как они общаются, мне было, мягко говоря, неуютно. Находиться в такой компании не доставляло удовольствия.</text:span></text:p>
      <text:p text:style-name="P12">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2">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яс<text:soft-page-break/>ните. Но стоило мне высказать свое мнение, на него накидывались, как волки на дичь.</text:p>
      <text:p text:style-name="P12">Перебивая друг друга и меня, они заваливали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2">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2">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2">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2">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2"/>
      <text:p text:style-name="P61">«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1">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text:span></text:span></text:p>
      <text:p text:style-name="P12">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2">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2">Стоит ли привести пример такого «дружеского» общения? Пожалуй, да!</text:p>
      <text:p text:style-name="P12">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41564757" text:continue-numbering="true" text:style-name="диалог">
        <text:list-item>
          <text:p text:style-name="P87">Тю! Ты серьезно?! Посмотри на себя! Это был вопрос времени! Она слишком хороша для тебя! Хватит нюни распускать!..</text:p>
        </text:list-item>
      </text:list>
      <text:p text:style-name="P52">* * *</text:p>
      <text:p text:style-name="P12">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2">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2">Однажды мы компанией праздновали Новый год. Сидим ночью, все уже порядком выпившие, и тут его Странный друг говорит:</text:p>
      <text:list xml:id="list41555221" text:continue-numbering="true" text:style-name="диалог">
        <text:list-item>
          <text:p text:style-name="P115"><text:span text:style-name="T23">Если на земле не останется ни одной </text:span><text:span text:style-name="_30__20_Text"><text:span text:style-name="T23">бабы</text:span></text:span><text:span text:style-name="T23">, </text:span><text:span text:style-name="T28">иметь</text:span><text:span text:style-name="T23"> первым мы будем тебя.</text:span></text:p>
        </text:list-item>
      </text:list>
      <text:p text:style-name="P12">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2">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1580893" text:continue-numbering="true" text:style-name="диалог">
        <text:list-item>
          <text:p text:style-name="P115"><text:span text:style-name="T23">Ну он же у нас самый красивый, вот его и пустим первым по кругу...</text:span><text:span text:style-name="Default_20_Paragraph_20_Font"><text:span text:style-name="T27"> </text:span></text:span></text:p>
        </text:list-item>
      </text:list>
      <text:p text:style-name="P12">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2"/>
      <text:p text:style-name="P61">«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1">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2"><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41580440" text:continue-numbering="true" text:style-name="диалог">
        <text:list-item>
          <text:p text:style-name="P87">Неужели тебе нравятся такое общение!?</text:p>
        </text:list-item>
      </text:list>
      <text:p text:style-name="P25">Ответ всегда был один:</text:p>
      <text:list xml:id="list41558441" text:continue-numbering="true" text:style-name="диалог">
        <text:list-item>
          <text:p text:style-name="P87">Ты слишком остро реагируешь. Мы так общаемся...</text:p>
        </text:list-item>
      </text:list>
      <text:p text:style-name="P12">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2">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12">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2">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2">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12">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office:annotation office:name="__Annotation__15205_1175146742"><dc:creator>Яна </dc:creator><dc:date>2018-02-23T20:21:57.70</dc:date><text:p text:style-name="P143"><text:span text:style-name="T62">запятая</text:span></text:p></office:annotation>нашел кому<office:annotation-end office:name="__Annotation__15205_1175146742"/> пожаловаться.</text:p>
      <text:p text:style-name="P52">* * *</text:p>
      <text:p text:style-name="P12">Вернемся к делу. Основных тем у них было несколько:</text:p>
      <text:list xml:id="list41550701" text:continue-list="list41580789" text:style-name="список_20_перечисление">
        <text:list-item>
          <text:p text:style-name="P88">женские жопы;</text:p>
        </text:list-item>
        <text:list-item>
          <text:p text:style-name="P88">как изменить девушке/жене и сделать так, чтоб об этом никто не узнал;</text:p>
        </text:list-item>
        <text:list-item>
          <text:p text:style-name="P88">печальная история о том, как одна их общая подруга «дала» им всем, кроме одного, чем жестоко задела самолюбие оного;</text:p>
        </text:list-item>
        <text:list-item>
          <text:p text:style-name="P88">размер мужского достоинства;</text:p>
        </text:list-item>
        <text:list-item>
          <text:p text:style-name="P88"><text:soft-page-break/>HOTS<text:note text:id="ftn8" text:note-class="footnote"><text:note-citation text:label="*">*</text:note-citation><text:note-body><text:p text:style-name="Footnote"><text:span text:style-name="T41">HOTS (Heroes of the Storm) – </text:span><text:span text:style-name="T13">компьютерная игра, разработанная </text:span><text:span text:style-name="T41">Blizzard Entertainment.</text:span></text:p></text:note-body></text:note>;</text:p>
        </text:list-item>
        <text:list-item>
          <text:p text:style-name="P88">ну и, конечно — обсуждения отсутствующих за их спиной не в лучшей форме.</text:p>
        </text:list-item>
      </text:list>
      <text:p text:style-name="P12">Не могу не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2"/>
      <text:p text:style-name="P61">«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pan></text:p>
      <text:p text:style-name="P12">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2">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2">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2">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2">—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2">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2">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2">Конечно, такие отношения не могут существовать вечно. Но, так как для моего суженного друзья являются лишь <text:soft-page-break/>средствами по достижению собственных целей — инструментами, то он может выбирать, какие инструменты ему могут еще пригодиться, а какие уже нет.</text:p>
      <text:p text:style-name="P12">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2">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2">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office:annotation office:name="__Annotation__15334_1175146742"><dc:creator>Яна </dc:creator><dc:date>2018-02-23T20:29:42.71</dc:date><text:p text:style-name="P143"><text:span text:style-name="T62">запятая</text:span></text:p></office:annotation>забыл сколько<office:annotation-end office:name="__Annotation__15334_1175146742"/> для тебя сделал!»</text:p>
      <text:p text:style-name="P52">* * *</text:p>
      <text:p text:style-name="P25"><text:span text:style-name="T23">Так вот, все это о </text:span><text:span text:style-name="_30__20_Text"><text:span text:style-name="T23">его</text:span></text:span><text:span text:style-name="T23"> окружении, именно о </text:span><text:span text:style-name="_30__20_Text"><text:span text:style-name="T23">его</text:span></text:span><text:span text:style-name="T23"> друзьях. Но есть еще другое окружение — </text:span><text:span text:style-name="T28">наше</text:span><text:span text:style-name="T23">. Это те ребята, которых мы повстречали уже будучи в паре. То есть, </text:span><text:span text:style-name="T28">наши общие</text:span><text:span text:style-name="T23"> друзья. Их он обрабатывал по-другому — немного аккуратней. Если </text:span><text:span text:style-name="_30__20_Text"><text:span text:style-name="T23">своим</text:span></text:span><text:span text:style-name="T23"> друзьям он говорил про меня:</text:span></text:p>
      <text:list xml:id="list41554864" text:continue-list="list41558441" text:style-name="диалог">
        <text:list-item>
          <text:p text:style-name="P87">Она неадекватная...</text:p>
        </text:list-item>
      </text:list>
      <text:p text:style-name="P25"><text:span text:style-name="T23">И дальше по тексту, то </text:span><text:span text:style-name="_30__20_Text"><text:span text:style-name="T23">нашим</text:span></text:span><text:span text:style-name="T23"> друзьям говорилось все в другой форме:</text:span></text:p>
      <text:list xml:id="list41583097" text:continue-numbering="true" text:style-name="диалог">
        <text:list-item>
          <text:p text:style-name="P87">Я ее люблю, <text:span text:style-name="T1">но</text:span>...</text:p>
        </text:list-item>
      </text:list>
      <text:p text:style-name="P12"><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2">Друзья понимающе кивают и поддерживают его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5"><text:span text:style-name="T23">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3">опять</text:span></text:span><text:span text:style-name="T23"> что-то делает не так», то есть — постоянно что-то делает не так.</text:span></text:p>
      <text:p text:style-name="P12">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2">Самое важное в этом всем — это работает! <office:annotation office:name="__Annotation__17350_1175146742"><dc:creator>Яна </dc:creator><dc:date>2018-02-26T10:12:09.72</dc:date><text:p text:style-name="P143"><text:span text:style-name="T62">запятая</text:span></text:p></office:annotation>Вспомните, я<office:annotation-end office:name="__Annotation__17350_1175146742"/>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2"><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2">«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2">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2">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2">* * *</text:p>
      <text:p text:style-name="P12">Не могу не вставить пару слов о его семье... Точнее — 4 слова:</text:p>
      <text:list xml:id="list7685279523823258800" text:style-name="List_20_1">
        <text:list-item>
          <text:p text:style-name="P89">Все</text:p>
        </text:list-item>
        <text:list-item>
          <text:p text:style-name="P89">Друг</text:p>
        </text:list-item>
        <text:list-item>
          <text:p text:style-name="P89">Друга</text:p>
        </text:list-item>
        <text:list-item>
          <text:p text:style-name="P89">Ненавидят</text:p>
        </text:list-item>
      </text:list>
      <text:p text:style-name="P12"><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2">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2">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2">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2">Вся ситуация с его родными поменялась прямо пропорционально при последующем общении.</text:p>
      <text:p text:style-name="P12"><text:soft-page-break/>Как я уже сказала, все они ненавидят друг друга, постоянно между собой ругаются, втягивая в свои конфликты младшего сына. Его всё это расстраивало и он, в какой-то момент, просто прекратил с ними общение — не звонил родителям, осуждая их за их категоричность.</text:p>
      <text:p text:style-name="P12">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2">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2">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2">Он заверил меня, что мне это не <office:annotation office:name="__Annotation__17623_1175146742"><dc:creator>Яна </dc:creator><dc:date>2018-02-26T10:20:23.73</dc:date><text:p text:style-name="P143"><text:span text:style-name="T62">запятая</text:span></text:p></office:annotation>навредит и<office:annotation-end office:name="__Annotation__17623_1175146742"/>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2">На меня потоками полились упреки и обвинения — я соврала, чем лишилась доверия этой семьи. Мне было <text:soft-page-break/>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ы брать трубку. Номера его мамы не было в моей записной книжке.</text:p>
      <text:p text:style-name="P12">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2">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2">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1573103" text:continue-list="list41583097" text:style-name="диалог">
        <text:list-item>
          <text:p text:style-name="P87">Да перестань! Они же простые ребята — даже внимание не обратят...</text:p>
        </text:list-item>
      </text:list>
      <text:p text:style-name="P12">Ну ок. И я заплела косу.</text:p>
      <text:p text:style-name="P12">Потом он мне расскажет, за что и как сильно меня ненавидят его родители, ведь я имела <text:span text:style-name="T1">столько наглости</text:span> прийти в «таком виде» на их семейный праздник! Таким образом, помимо моего окружения, он отгородил меня и от своего, <text:soft-page-break/>демонстративно защищая меня от гнева своих родителей в моем же присутствии.</text:p>
      <text:p text:style-name="P12">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2">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12">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2">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2">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41558491" text:continue-numbering="true" text:style-name="диалог">
        <text:list-item>
          <text:p text:style-name="P91">Мам, я сделал свой выбор, и не собираюсь менять это решение. Она нормальная! Ну что ты начинаешь?!</text:p>
        </text:list-item>
      </text:list>
      <text:p text:style-name="P3"><text:soft-page-break/>И обязательно при мне. Я даже боюсь представить, что там были за разговоры, когда я не слышала!</text:p>
      <text:p text:style-name="P3">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82" text:outline-level="2"><text:s/><text:bookmark-start text:name="Glava_10__Eto_nie_ia"/>Глава 10. <text:line-break/>Это не я<text:bookmark-end text:name="Glava_10__Eto_nie_ia"/></text:h>
      <text:p text:style-name="P48">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8">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3"><text:s/></text:span></text:span><text:span text:style-name="T23">Хайек Ф.</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text:soft-page-break/>размазня. Это такой трюк, знаете — сделать похабно какую-то работу, чтоб больше не просили. Первые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 нормированный будничный график. Но, <office:annotation office:name="__Annotation__18324_1175146742"><dc:creator>Яна </dc:creator><dc:date>2018-02-26T10:39:28.74</dc:date><text:p text:style-name="P143"><text:span text:style-name="T62">запятая</text:span></text:p></office:annotation>при этом он<office:annotation-end office:name="__Annotation__18324_1175146742"/> сидел и <office:annotation office:name="__Annotation__18397_1175146742"><dc:creator>Яна </dc:creator><dc:date>2018-02-26T10:39:35.75</dc:date><text:p text:style-name="P143"><text:span text:style-name="T62">запятая</text:span></text:p></office:annotation>шпилил, придя<office:annotation-end office:name="__Annotation__18397_1175146742"/> с работы<office:annotation office:name="__Annotation__18398_1175146742"><dc:creator>Яна </dc:creator><dc:date>2018-02-26T10:39:54.75</dc:date><text:p text:style-name="P143"><text:span text:style-name="T62">запятая</text:span></text:p></office:annotation>, в то время как<office:annotation-end office:name="__Annotation__18398_1175146742"/>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3">Это было смешно, но очень раздражало —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дви<text:soft-page-break/>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41574449" text:continue-numbering="true" text:style-name="диалог">
        <text:list-item>
          <text:p text:style-name="P91">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 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3">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0">*</text:span><text:span text:style-name="T23">разболелся зуб</text:span><text:span text:style-name="T40">*</text:span><text:span text:style-name="T23">. Он мог </text:span><text:span text:style-name="_30__20_Text"><text:span text:style-name="T23">говорить</text:span></text:span><text:span text:style-name="T23"> сколько угодно, но когда приходило время </text:span><text:span text:style-name="_30__20_Text"><text:span text:style-name="T23">делать</text:span></text:span><text:span text:style-name="T23">, ему всегда что-то «мешало». Но чаще всего было:</text:span></text:p>
      <text:list xml:id="list41554581" text:continue-numbering="true" text:style-name="диалог">
        <text:list-item>
          <text:p text:style-name="P91"><text:soft-page-break/>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и <text:span text:style-name="T13">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text:p>
      <text:p text:style-name="P3">Каждый раз это было что-то «поважнее» данного мне обещания, и он не мог. При этом он никогда не просил прощения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боялась, что любая ссора с ним может стать последней. Меня выворачивало на 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52">*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1582390" text:continue-numbering="true" text:style-name="диалог">
        <text:list-item>
          <text:p text:style-name="P91">Когда ты уже вернешься? — хныкал он, подкрепляя интонацию жалобным взглядом.</text:p>
        </text:list-item>
      </text:list>
      <text:p text:style-name="P3"><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2">*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по шампунь на голову. Шампунь пенился и пенился, и у человека в какой-то момент началась истерика от того, что он никак не мог его смыть.</text:p>
      <text:p text:style-name="P3">Я помню, как он начал нервно так кричать, и делать движение, похожее на «биться головой о стену». Все продолжалось несколько минут, пока все просто не начали ржать,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 куда угодно, только не на место. Он постоянно ходил в заляпанной пятнами от еды одежде, пачкал, мусорил, разливал, и каждый раз я слышала:</text:p>
      <text:list xml:id="list41552425" text:continue-numbering="true" text:style-name="диалог">
        <text:list-item>
          <text:p text:style-name="P91">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list xml:id="list41558597" text:continue-numbering="true" text:style-name="диалог">
        <text:list-item>
          <text:p text:style-name="P91">Мне не обязательно стирать трусы каждый день!</text:p>
        </text:list-item>
      </text:list>
      <text:p text:style-name="Text_20_body"><text:span text:style-name="T23">Мне приходилось просить его чистить уши, потому, что </text:span><text:span text:style-name="_30__20_Text"><text:span text:style-name="T23">мне было стыдно</text:span></text:span><text:span text:style-name="T23">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text:span><text:span text:style-name="T28">это</text:span><text:span text:style-name="T23"> могли увидеть...</text:span></text:p>
      <text:p text:style-name="P3"><text:soft-page-break/>Я сидела со спиртом и ватной палочкой, подавляя рвотные позывы, и делала все, что могла, чтобы его вид был более или менее опрятным.</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 что вызывало в нем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41577669" text:continue-numbering="true" text:style-name="диалог">
        <text:list-item>
          <text:p text:style-name="P91">Пойдем купим тебе что-нибудь новое.</text:p>
        </text:list-item>
      </text:list>
      <text:p text:style-name="P3">Он отвечал:</text:p>
      <text:list xml:id="list41573303" text:continue-numbering="true" text:style-name="диалог">
        <text:list-item>
          <text:p text:style-name="P91">У меня все есть, мне ничего не надо.</text:p>
        </text:list-item>
      </text:list>
      <text:p text:style-name="P3">И ходил мятый и грязный, как бомж, а я просто не могла за этим уследить.</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3">Это было еще одно чувство вины. Но в отличии от всех остальных, навязанных мне, это был стыд. </text:span><text:span text:style-name="_30__20_Text"><text:span text:style-name="T23">Мне было стыдно</text:span></text:span><text:span text:style-name="T23"> от того, что я не </text:span><office:annotation office:name="__Annotation__13005_1216695877"><dc:creator>Яна </dc:creator><dc:date>2018-02-26T11:17:50.77</dc:date><text:p text:style-name="P143"><text:span text:style-name="T62">запятая</text:span></text:p></office:annotation><text:span text:style-name="T23">справляюсь как</text:span><office:annotation-end office:name="__Annotation__13005_1216695877"/><text:span text:style-name="T23">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1">моей проблемой</text:span> — его все устраивало. Он стыда за свой внешний вид не испытывал.</text:p>
      <text:p text:style-name="P49">* * *</text:p>
      <text:p text:style-name="Text_20_body"><text:span text:style-name="T23">А вы знали, что </text:span><text:span text:style-name="_30__20_Text"><text:span text:style-name="T23">неряшливость является одним из симптомов психического отклонения</text:span></text:span><text:span text:style-name="T23">?</text:span></text:p>
      <text:p text:style-name="P3">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1569985" text:continue-numbering="true" text:style-name="диалог">
        <text:list-item>
          <text:p text:style-name="P91">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т способ манипуляцией чувством вины. Он строил из себя «жертву» после малейшего замечания, озвучивая это простой фразой:</text:p>
      <text:list xml:id="list41579647" text:continue-numbering="true" text:style-name="диалог">
        <text:list-item>
          <text:p text:style-name="P91">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е. Ни одного. Всегда:</text:p>
      <text:list xml:id="list41552745" text:continue-numbering="true" text:style-name="диалог">
        <text:list-item>
          <text:p text:style-name="P91">Это не я...</text:p>
        </text:list-item>
        <text:list-item>
          <text:p text:style-name="P91">Если я этого не помню, значит этого не было.</text:p>
        </text:list-item>
        <text:list-item>
          <text:p text:style-name="P91">Я имею право хранить молчание.</text:p>
        </text:list-item>
        <text:list-item>
          <text:p text:style-name="P91">Я ничего не обещал.</text:p>
        </text:list-item>
      </text:list>
      <text:p text:style-name="P52">*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41574448" text:continue-numbering="true" text:style-name="диалог">
        <text:list-item>
          <text:p text:style-name="P91">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2">* * *</text:p>
      <text:p text:style-name="Text_20_body"><text:span text:style-name="T23">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3">триггера</text:span></text:span><text:span text:style-name="T23">.</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3">Почему я включила эту историю конкретно в это главу? Потому что несколько раз из-за таких выходок я здорово <text:soft-page-break/>злилась и кричала на него. Но и это не было поводом для него, чтобы осознать важность моих просьб так не делать.</text:p>
      <text:p text:style-name="P3">Он упрекал меня в том, что я кричу на него просто так, ведь <text:span text:style-name="T1">он не виноват</text:span> в том, что когда-то кто-то пытался меня изнасиловать! Он обижался на мою злость, ведь <text:span text:style-name="T1">не он же напугал меня</text:span> тогда! Он просто пошутил, а у меня просто нет чувство юмора...</text:p>
      <text:p text:style-name="P52">* * *</text:p>
      <text:p text:style-name="P3">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3"><text:soft-page-break/>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 здравый смысл в голове был и сказал мне — пора! Эти полные непонимания <office:annotation office:name="__Annotation__14410_1216695877"><dc:creator>Яна </dc:creator><dc:date>2018-02-26T11:35:45.78</dc:date><text:p text:style-name="P143"><text:span text:style-name="T62">запятая</text:span></text:p></office:annotation>конфликты ни<office:annotation-end office:name="__Annotation__14410_1216695877"/>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55">«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5">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5">Да, это все описывается простой фразой — «я люблю тебя». Любящий человек способен делать глупо<text:soft-page-break/>сти. Если ты поймешь, что история заканчивается здесь — да будет так.</text:p>
      <text:p text:style-name="P55">В судьбу я не верю, я верю только в свои силы. Если ты считаешь, что сил больше нет — я не вправе тебе ничего навязывать.»</text:p>
      <text:p text:style-name="P55"/>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41566080" text:continue-numbering="true" text:style-name="диалог">
        <text:list-item>
          <text:p text:style-name="P91">У тебя нос чешется... Да нет же! Чешется!</text:p>
        </text:list-item>
      </text:list>
      <text:p text:style-name="P3"><text:span text:style-name="T9">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oft-page-break/><text:span text:style-name="T9">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23">На первый взгляд ничего странного. Мы кому-то нравимся — это же хорошо. Но, на самом деле, это — </text:span><text:span text:style-name="_30__20_Text"><text:span text:style-name="T23">триангуляция</text:span></text:span><text:span text:style-name="T23">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видимость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1">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9">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text:soft-page-break/>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23">Этот метод называется </text:span><text:span text:style-name="_30__20_Text"><text:span text:style-name="T23">манипуляцией тщеславием (положительное подкрепление)</text:span></text:span><text:span text:style-name="T23">.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9">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pan text:style-name="T9">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1">уже несогласен</text:span> с этим...</text:p>
      <text:p text:style-name="P3">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3">В добавок ко всему, это </text:span><text:span text:style-name="_30__20_Text"><text:span text:style-name="T23">манипуляция чувством вины</text:span></text:span><text:span text:style-name="T23"> — он надевает маску «жертвы», обвиняя меня в несправедливости уже моих действий. Он-то от своих уже отрекся...</text:span></text:p>
      <text:p text:style-name="P3"><text:span text:style-name="T9">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9">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23">Манипуляция жалостью</text:span></text:span><text:span text:style-name="T23"> — посмотри, как мне страшно!</text:span></text:p>
      <text:p text:style-name="P3"><text:span text:style-name="T9">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4">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не оправдывать низкие поступки!</text:p>
      <text:p text:style-name="P3"><text:span text:style-name="T9">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4">фразы</text:span>. Тот любящий человек влюблен и делает глупости. Эта реплика также может трактоваться как триангуляция.</text:p>
      <text:p text:style-name="P3"><text:span text:style-name="T9">Цель</text:span>: попытка оправдаться за счет общепринятого мнения.</text:p>
      <text:p text:style-name="P4">«Если ты поймешь, что история заканчивается здесь — да будет так»</text:p>
      <text:p text:style-name="P16">Он понял, что нашу историю пора заканчивать, я поддержала, но он передумал и теперь готов смириться с моим решением. «Да будет так» <text:s/>— звучит именно как смирение по отношению к моим жестоким действиям.</text:p>
      <text:p text:style-name="P3"><text:span text:style-name="T9">Цель</text:span><text:span text:style-name="T10">:</text:span> заставить жертву нести ответственность, демонстрируя свое смирение.</text:p>
      <text:p text:style-name="P4">«В судьбу я не верю, я верю только в свои силы»</text:p>
      <text:p text:style-name="P3"><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9">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9">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55">«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5">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5"><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5">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5">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5">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5">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5">Я растерян и не знаю, что мне делать. Мне страшно и я обессилен. Ты не можешь быть такой бесчувственной и бросить меня, когда ты мне так нужна!</text:p>
      <text:p text:style-name="P55">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5"><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5">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5">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5"/>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82" text:outline-level="2"><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1568803" text:continue-numbering="true" text:style-name="диалог">
        <text:list-item>
          <text:p text:style-name="P91">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41561170" text:continue-numbering="true" text:style-name="диалог">
        <text:list-item>
          <text:p text:style-name="P91">Спасибо, что сказали... Буду знать!</text:p>
        </text:list-item>
      </text:list>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1569419" text:continue-numbering="true" text:style-name="диалог">
        <text:list-item>
          <text:p text:style-name="P91">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41578694" text:continue-numbering="true" text:style-name="диалог">
        <text:list-item>
          <text:p text:style-name="P91"><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text:p>
      <text:p text:style-name="P3">Бывало, идем по улице, а он такой:</text:p>
      <text:list xml:id="list41560542" text:continue-numbering="true" text:style-name="диалог">
        <text:list-item>
          <text:p text:style-name="P91">Смотри, какая жопа!</text:p>
        </text:list-item>
      </text:list>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60">«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0">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text:soft-page-break/>Шейнов В. П., «Скрытое управление человеком»</text:p>
      <text:p text:style-name="Цитата_20_-_20_автор"><text:span text:style-name="Default_20_Paragraph_20_Font"><text:span text:style-name="T27"><text:s/></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53">*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text:soft-page-break/>Конечно, я говорила в шутку, но старалась, чтобы это прозвучало как можно убедительнее. Так смешно вспоминать его удивленное <text:span text:style-name="T1">Лицо</text:span>:</text:p>
      <text:list xml:id="list41562094" text:continue-numbering="true" text:style-name="диалог">
        <text:list-item>
          <text:p text:style-name="P91">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саться к ней не будет. Я, — говорил, — просто на вас посижу посмотрю...</text:p>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Что тут сказать? Любила — безумно. Боготворила — да. Дорожила — да. Ну не ревнивая я!</text:p>
      <text:p text:style-name="P3"><text:soft-page-break/>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3">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0">пользуются,</text:span></text:span><text:span text:style-name="_30__20_Text"><text:span text:style-name="T23"> но при этом не бросают</text:span></text:span><text:span text:style-name="T23">. И факт измены ее идеализированного мучителя уходит на второй план, лишь бы он оставался рядом и не рвал отношения с жертвой.</text:span></text:p>
      <text:p text:style-name="P3">На этой стадии жертва много раз слышала:</text:p>
      <text:list xml:id="list41574833" text:continue-numbering="true" text:style-name="диалог">
        <text:list-item>
          <text:p text:style-name="P91"><text:soft-page-break/>Да кому ты нужна, кроме меня?! — и понимала, что и правда, ведь в ней столько недостатков! Она ведь постоянно в чем-то виновата...</text:p>
        </text:list-item>
        <text:list-item>
          <text:p text:style-name="P91">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1">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3">В процессе </text:span><text:span text:style-name="_30__20_Text"><text:span text:style-name="T23">отмены</text:span></text:span><text:span text:style-name="T23">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3"><text:soft-page-break/>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49">*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делала вид, что вообще в раю!</text:p>
      <text:p text:style-name="P3">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Тут надо чувствовать, что нужно другому, совмещать со своими желаниями... В общем делать так, чтоб обоим было хорошо. Но когда, скажем, «парадом» руководил он, все <text:soft-page-break/>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 скоро, но это был всегда один ритм — туда-сюда, ничего ин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41564358" text:continue-numbering="true" text:style-name="диалог">
        <text:list-item>
          <text:p text:style-name="P91">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text:soft-page-break/>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82" text:outline-level="2"><text:s/><text:bookmark-start text:name="Glava_12__Nie_noi"/>Глава 12. <text:line-break/>Не ной<text:bookmark-end text:name="Glava_12__Nie_noi"/></text:h>
      <text:p text:style-name="P3">Если со всеми остальными недостатками я могла смириться, то с одним я мириться не хотела. По быту — да. Я задавала себе вопросы:</text:p>
      <text:list xml:id="list41551327" text:continue-numbering="true" text:style-name="диалог">
        <text:list-item>
          <text:p text:style-name="P91">Я могу с этим жить? — Да.</text:p>
        </text:list-item>
        <text:list-item>
          <text:p text:style-name="P91">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text:p>
      <text:p text:style-name="P3">Я так расстроилась, рассуждала — что же человека толкает на предательство, да еще и такое подлое?.. На что он мне говорил:</text:p>
      <text:list xml:id="list41558349" text:continue-numbering="true" text:style-name="диалог">
        <text:list-item>
          <text:p text:style-name="P91"><text:soft-page-break/>Не ной.</text:p>
        </text:list-item>
        <text:list-item>
          <text:p text:style-name="P91">Мне неинтересно это слушать.</text:p>
        </text:list-item>
        <text:list-item>
          <text:p text:style-name="P91">Это ты виновата, это ты допустила.</text:p>
        </text:list-item>
        <text:list-item>
          <text:p text:style-name="P91">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д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1556430" text:continue-numbering="true" text:style-name="диалог">
        <text:list-item>
          <text:p text:style-name="P91">А я тут при чем?!</text:p>
        </text:list-item>
      </text:list>
      <text:p text:style-name="P3">Или:</text:p>
      <text:list xml:id="list41555747" text:continue-numbering="true" text:style-name="диалог">
        <text:list-item>
          <text:p text:style-name="P91">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text:soft-page-break/>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Эта моя горечь, и проявлялась она тогда, когда я, например, смотрела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1571595" text:continue-numbering="true" text:style-name="диалог">
        <text:list-item>
          <text:p text:style-name="P91">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text:soft-page-break/>мы обсуждали и «обсасывали» часами, то я, заводя речь о своих траблах, слышала:</text:p>
      <text:list xml:id="list41581131" text:continue-numbering="true" text:style-name="диалог">
        <text:list-item>
          <text:p text:style-name="P91">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2">*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1">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text:soft-page-break/>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41560983" text:continue-numbering="true" text:style-name="диалог">
        <text:list-item>
          <text:p text:style-name="P111"><text:span text:style-name="T23">Объятия, — говорила я, — это как стена, которая ограждает меня от всех проблем и дарит чувство защищенности, что особенно помогает в </text:span><text:span text:style-name="T23">минуты, когда тяжело. Просто обними и все... Я не жду советов и не прошу тебя что-то решить за меня...</text:span></text:p>
        </text:list-item>
      </text:list>
      <text:p text:style-name="P3"><text:soft-page-break/>И знаете, сколько раз он меня обнял за три года? Один — в последнюю ссору, и еще раз на приеме психологи. Было еще несколько раз на публику, но я эту показуху считать не <text:s/>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3">Что, было?</text:p>
      <text:p text:style-name="P53">* * *</text:p>
      <text:p text:style-name="P3">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text:soft-page-break/><text:span text:style-name="T23">Он берет стакан, набирает воды, запивает таблетку и просто </text:span><text:span text:style-name="_30__20_Text"><text:span text:style-name="T23">бросает</text:span></text:span><text:span text:style-name="T23">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49">* * *</text:p>
      <text:p text:style-name="P3">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 стороны его поддержки менялись.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list xml:id="list41564868" text:continue-numbering="true" text:style-name="диалог">
        <text:list-item>
          <text:p text:style-name="P91"><text:soft-page-break/>Тебе что совсем наплевать на мои проблемы?! ВОТ ТАК ВСЕГДА! Иди спи. Главное, чтоб тебе было хорошо...</text:p>
        </text:list-item>
      </text:list>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1570697" text:continue-numbering="true" text:style-name="диалог">
        <text:list-item>
          <text:p text:style-name="P91">Хватит ныть! Соберись, тряпка!</text:p>
        </text:list-item>
      </text:list>
      <text:p text:style-name="Text_20_body"><text:span text:style-name="T23">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3">ему это неинтересно</text:span></text:span><text:span text:style-name="T23">, говорил, что </text:span><text:span text:style-name="_30__20_Text"><text:span text:style-name="T23">я выношу ему мозг</text:span></text:span><text:span text:style-name="T23">.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3">Даже сейчас мне говорят друзья, когда уже весь это ад закончился:</text:p>
      <text:list xml:id="list41580555" text:continue-numbering="true" text:style-name="диалог">
        <text:list-item>
          <text:p text:style-name="P91">Ты же девочка, ты должна быть слабой... (в понимании женственности).</text:p>
        </text:list-item>
      </text:list>
      <text:p text:style-name="P3">У меня один ответ:</text:p>
      <text:list xml:id="list41573633" text:continue-numbering="true" text:style-name="диалог">
        <text:list-item>
          <text:p text:style-name="P91">Я не могу себе этого позволить!</text:p>
        </text:list-item>
      </text:list>
      <text:p text:style-name="P3">Нет ну правда, как я могу расслабиться? Кто обо мне позаботиться? Кто мне скажет: сиди и ни о чем не пережи<text:soft-page-break/>вай, я все сделаю, тебе ведь плохо — я все решу? Все будет хорошо!</text:p>
      <text:p text:style-name="P3">Если бы я расслабилась в этих отношениях, то, боюсь, от меня вообще ничего не осталось.</text:p>
      <text:p text:style-name="P3">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p text:style-name="P3">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 кому.</text:p>
      <text:p text:style-name="P3">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3">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3"><text:soft-page-break/>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82" text:outline-level="2"><text:s/><text:bookmark-start text:name="Glava_13__Nieadiekvatnaia"/>Глава 13. <text:line-break/>Неадекватная<text:bookmark-end text:name="Glava_13__Nieadiekvatnaia"/></text:h>
      <text:p text:style-name="P48">Если вдруг вы стали для кого-то плохим, значит много хорошего было сделано для этого человека!</text:p>
      <text:p text:style-name="P54">Фаина Раневская</text:p>
      <text:p text:style-name="P44">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0">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0">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1556446" text:continue-numbering="true" text:style-name="диалог">
        <text:list-item>
          <text:p text:style-name="P91">Я никогда не говорил это!</text:p>
        </text:list-item>
      </text:list>
      <text:p text:style-name="P3">И вот вы начинаете сомневаться в том, что слышали.</text:p>
      <text:list xml:id="list41582721" text:continue-numbering="true" text:style-name="диалог">
        <text:list-item>
          <text:p text:style-name="P91">Тебе кажется, что ты переживаешь! Ничего ты не переживаешь!</text:p>
        </text:list-item>
      </text:list>
      <text:p text:style-name="P3">И вы сомневаетесь, что ваши переживания реальны.</text:p>
      <text:list xml:id="list41554848" text:continue-numbering="true" text:style-name="диалог">
        <text:list-item>
          <text:p text:style-name="P91">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41576732" text:continue-numbering="true" text:style-name="диалог">
        <text:list-item>
          <text:p text:style-name="P91">Это была не твоя идея, а моя...</text:p>
        </text:list-item>
      </text:list>
      <text:p text:style-name="P3">И вы сомневаетесь в своей памяти.</text:p>
      <text:p text:style-name="P3">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office:annotation office:name="__Annotation__17212_1216695877"><dc:creator>Яна </dc:creator><dc:date>2018-02-26T13:51:09.89</dc:date><text:p text:style-name="P143"><text:span text:style-name="T62">запятая</text:span></text:p></office:annotation>произойти, и<office:annotation-end office:name="__Annotation__17212_1216695877"/>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убеждены, что он прав. Это, своего рода, кодирование.</text:p>
      <text:list xml:id="list41570386" text:continue-numbering="true" text:style-name="диалог">
        <text:list-item>
          <text:p text:style-name="P91">Ну не говорил, так не говорил...</text:p>
        </text:list-item>
      </text:list>
      <text:p text:style-name="P49">* * *</text:p>
      <text:p text:style-name="Text_20_body"><text:span text:style-name="T23">Знаете, я не просто так пишу об этом. Это описание моей жизни на протяжении нескольких лет. </text:span><text:span text:style-name="_30__20_Text"><text:span text:style-name="T23">Психоз порождает психоз.</text:span></text:span><text:span text:style-name="T23">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3">Например, он ясно давал понять, что он имеет право на свободу действий. Он четко расписывал по слогам каждый </text:span><text:span text:style-name="T23">раз, что для него важен его собственный комфорт. И это здорово, Да? Мы </text:span><text:span text:style-name="_30__20_Text"><text:span text:style-name="T23">все</text:span></text:span><text:span text:style-name="T23"> имеем право на свободу действий. Согласны? Ключевое слово — «все»!</text:span></text:p>
      <text:p text:style-name="Text_20_body"><text:span text:style-name="T23">Он так не считал. </text:span><text:span text:style-name="_30__20_Text"><text:span text:style-name="T23">Он</text:span></text:span><text:span text:style-name="T23">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будет биться головой о стену после тяжелого телефонного разговора, но упрекнет меня в оплакивании моего отца.</text:p>
      <text:p text:style-name="P3">Он прав, и будет утверждать, что я, на самом деле, с ним согласна, просто не хочу это признавать.</text:p>
      <text:list xml:id="list41576228" text:continue-numbering="true" text:style-name="диалог">
        <text:list-item>
          <text:p text:style-name="P91">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3"><text:soft-page-break/>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го внушения начинается болезненный процесс перестройки сознания.</text:p>
      <text:p text:style-name="P3">Этот полный непонимания процесс стартует с сопротивления и отторжения чужих мыслей:</text:p>
      <text:list xml:id="list41579274" text:continue-numbering="true" text:style-name="диалог">
        <text:list-item>
          <text:p text:style-name="P91">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41581882" text:continue-numbering="true" text:style-name="диалог">
        <text:list-item>
          <text:p text:style-name="P91">Ну говорил, так говорил... Я снова все напутала.</text:p>
          <text:p text:style-name="P137"/>
        </text:list-item>
      </text:list>
      <text:p text:style-name="P60">«Для того чтобы сидеть в клетке, не всегда нужны прутья.»</text:p>
      <text:p text:style-name="P46">Рональд Дэвид Лэйнг, «Политика семьи»</text:p>
      <text:p text:style-name="P46"/>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41564221" text:continue-numbering="true" text:style-name="диалог">
        <text:list-item>
          <text:p text:style-name="P91">Но ведь было же!</text:p>
        </text:list-item>
      </text:list>
      <text:p text:style-name="P3">Но мне повторяли и повторяли:</text:p>
      <text:list xml:id="list41554157" text:continue-numbering="true" text:style-name="диалог">
        <text:list-item>
          <text:p text:style-name="P91">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1">что</text:span> он говорил, а то, <text:span text:style-name="T1">как</text:span> он это говорил. Уверенная подача и его <text:span text:style-name="T1">Лицо</text:span>, на котором читалось: «Это ты сейчас серьезно говоришь?!» —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41576037" text:continue-numbering="true" text:style-name="диалог">
        <text:list-item>
          <text:p text:style-name="P91"><text:soft-page-break/>Ты так говоришь, потому, что ты меня не любишь и тебе на меня наплевать!</text:p>
        </text:list-item>
      </text:list>
      <text:p text:style-name="P3">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1554257" text:continue-numbering="true" text:style-name="диалог">
        <text:list-item>
          <text:p text:style-name="P91">Ты неадекватная, я не собираюсь продолжать с тобой разговор!</text:p>
        </text:list-item>
      </text:list>
      <text:p text:style-name="P3">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1578698" text:continue-numbering="true" text:style-name="диалог">
        <text:list-item>
          <text:p text:style-name="P91"><text:soft-page-break/>С тобой невозможно разговаривать. Поговорим, когда ты успокоишься!</text:p>
        </text:list-item>
      </text:list>
      <text:p text:style-name="P3">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41569063" text:continue-numbering="true" text:style-name="диалог">
        <text:list-item>
          <text:p text:style-name="P91">Ты уже так вела себя на прошлой неделе.</text:p>
        </text:list-item>
      </text:list>
      <text:p text:style-name="P3">Я пыталась оправдаться, и говорила, что в той ситуации были те же причины:</text:p>
      <text:list xml:id="list41567589" text:continue-numbering="true" text:style-name="диалог">
        <text:list-item>
          <text:p text:style-name="P91">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41557918" text:continue-numbering="true" text:style-name="диалог">
        <text:list-item>
          <text:p text:style-name="P91">Почему ты постоянно возвращаешься к старым конфликтам!?</text:p>
        </text:list-item>
      </text:list>
      <text:p text:style-name="P3">Что вводило меня в еще большее заблуждение, ведь он же сам вспомнил о той прошлой ситуации!</text:p>
      <text:p text:style-name="P3">Ну и конечно:</text:p>
      <text:list xml:id="list41568074" text:continue-numbering="true" text:style-name="диалог">
        <text:list-item>
          <text:p text:style-name="P91">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3">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9">*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1564591" text:continue-numbering="true" text:style-name="диалог">
        <text:list-item>
          <text:p text:style-name="P91">Да все считают, что ты неадекватная!</text:p>
        </text:list-item>
      </text:list>
      <text:p text:style-name="P3">Или:</text:p>
      <text:list xml:id="list41566461" text:continue-numbering="true" text:style-name="диалог">
        <text:list-item>
          <text:p text:style-name="P91">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2">* * *</text:p>
      <text:p text:style-name="Text_20_body"><text:span text:style-name="T23">Вот реальный тому пример. В последнюю нашу поездку в другой город мы всю дорогу ругались, обсуждая </text:span><text:span text:style-name="_30__20_Text"><text:span text:style-name="T23">замявшийся накануне конфликт</text:span></text:span><text:span text:style-name="T23">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1582483" text:continue-numbering="true" text:style-name="диалог">
        <text:list-item>
          <text:p text:style-name="P91">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и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моего ненормального поведения.</text:p>
      <text:p text:style-name="P3"/>
      <text:p text:style-name="P60">«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0">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3">Ирина Мельниченко, «Мудаки и игра на публику»</text:span><text:span text:style-name="Default_20_Paragraph_20_Font"><text:span text:style-name="T27"> </text:span></text:span></text:p>
      <text:p text:style-name="P49">* * *</text:p>
      <text:p text:style-name="P3">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3"><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я открывала рот и говорила.</text:p>
      <text:p text:style-name="P3">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Как правило, расхождение во мнениях для манипулятора — еще один повод обвинить свою жертву в иррационально<text:soft-page-break/>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52">*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 ему нужно было съездить по делам на пару часов, и утром заболел мой кот.</text:p>
      <text:p text:style-name="P3">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Он не позвонил и не сказал, что освободился, он не позвонил сказать, что он уже у друзей, не позвонил узнать, <text:soft-page-break/>как дела у кота, он просто молча, скосив под дурака, поехал без меня.</text:p>
      <text:list xml:id="list41563785" text:continue-numbering="true" text:style-name="диалог">
        <text:list-item>
          <text:p text:style-name="P91">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3">И вот брожу я по району — звонит:</text:p>
      <text:list xml:id="list41560317" text:continue-numbering="true" text:style-name="диалог">
        <text:list-item>
          <text:p text:style-name="P91">Я уже дома. А ты где? — по голосу было понятно, что он улыбается.</text:p>
        </text:list-item>
        <text:list-item>
          <text:p text:style-name="P91">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list xml:id="list41581921" text:continue-numbering="true" text:style-name="диалог">
        <text:list-item>
          <text:p text:style-name="P91"><text:soft-page-break/>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3">Но речь о том, что сейчас мы </text:span><text:span text:style-name="_30__20_Text"><text:span text:style-name="T23">договорились</text:span></text:span><text:span text:style-name="T23">!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text:span><text:span text:style-name="T23">янными отсрочками не позволял мне самой запланировать что-то без него.</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3">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1576428" text:continue-numbering="true" text:style-name="диалог">
        <text:list-item>
          <text:p text:style-name="P91">Помнишь, утром коту вкололи лекарство?</text:p>
        </text:list-item>
        <text:list-item>
          <text:p text:style-name="P91">Помню.</text:p>
        </text:list-item>
        <text:list-item>
          <text:p text:style-name="P91">Помнишь, как ты собирался по делам, и мы <text:span text:style-name="T1">договорились, что ты меня наберешь</text:span> и узнаешь, как обстоят дела и, если все хорошо, то я поеду с тобой?</text:p>
        </text:list-item>
        <text:list-item>
          <text:p text:style-name="P91">Помню. Мы договорились, что <text:span text:style-name="T1">ты останешься дома</text:span> с котом, потому, что не можешь его оставить больного одного дома.</text:p>
        </text:list-item>
        <text:list-item>
          <text:p text:style-name="P91"><text:soft-page-break/>Да, но с небольшой поправкой — пока не буду уверена в том, что лекарство подействовало, и ему легче.</text:p>
        </text:list-item>
        <text:list-item>
          <text:p text:style-name="P91">Я тебя неправильно понял...</text:p>
        </text:list-item>
        <text:list-item>
          <text:p text:style-name="P91">А что конкретно ты не так понял? Тебе нужно было просто набрать меня, когда освободишься и узнать, пойду я с тобой или нет?</text:p>
        </text:list-item>
        <text:list-item>
          <text:p text:style-name="P91">Я подумал, что если коту плохо, то ты никуда не пойдешь.</text:p>
        </text:list-item>
        <text:list-item>
          <text:p text:style-name="P91">Но мы договорились, что если ему станет лучше, то я пойду. Было?</text:p>
        </text:list-item>
        <text:list-item>
          <text:p text:style-name="P91">Было.</text:p>
        </text:list-item>
        <text:list-item>
          <text:p text:style-name="P91">Так почему ты не позвонил?</text:p>
        </text:list-item>
        <text:list-item>
          <text:p text:style-name="P91">Я тебя не так понял...</text:p>
          <text:p text:style-name="P91"/>
        </text:list-item>
      </text:list>
      <text:p text:style-name="P60">«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0">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С. А. Зелинский, «Психотехнологии гипнотического манипулирования сознанием»</text:p>
      <text:p text:style-name="P46"/>
      <text:p text:style-name="P3"><text:soft-page-break/>И эта техника прекрасно прослеживается здесь:</text:p>
      <text:list xml:id="list41578584" text:continue-numbering="true" text:style-name="диалог">
        <text:list-item>
          <text:p text:style-name="P111"><text:span text:style-name="T30">Помнишь, </text:span><text:span text:style-name="T28">мы договорились, что ты меня наберешь</text:span><text:span text:style-name="T30"> и узнаешь, как обстоят дела и, </text:span><text:span text:style-name="_30__20_Text"><text:span text:style-name="T30">если все хорошо, то я поеду</text:span></text:span><text:span text:style-name="T30"> с тобой? — говорю я.</text:span></text:p>
        </text:list-item>
        <text:list-item>
          <text:p text:style-name="P111"><text:span text:style-name="T23">Помню. </text:span><text:span text:style-name="T28">Мы договорились, что ты </text:span><text:span text:style-name="_30__20_Text"><text:span text:style-name="T23">останешься дома</text:span></text:span><text:span text:style-name="T23">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3"><text:soft-page-break/>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3">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3"><text:soft-page-break/>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3">Он снимал и повторял:</text:p>
      <text:list xml:id="list41566558" text:continue-numbering="true" text:style-name="диалог">
        <text:list-item>
          <text:p text:style-name="P91">О, какая молодец! И после этого ты будешь говорить, что ты нормальная? Давай-давай, продолжай!</text:p>
        </text:list-item>
      </text:list>
      <text:p text:style-name="P3">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3"><text:soft-page-break/>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82" text:outline-level="2"><text:s/><text:bookmark-start text:name="Glava_14__Vozhak"/>Глава 14. <text:line-break/>Вожак<text:bookmark-end text:name="Glava_14__Vozhak"/></text:h>
      <text:p text:style-name="P48">Для неверных нет любви,</text:p>
      <text:p text:style-name="P48">для порочных нет радости.</text:p>
      <text:p text:style-name="P54">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1551916" text:continue-numbering="true" text:style-name="диалог">
        <text:list-item>
          <text:p text:style-name="P91"><text:soft-page-break/>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41573406" text:continue-numbering="true" text:style-name="диалог">
        <text:list-item>
          <text:p text:style-name="P91">Выдели хоть выходные для меня! — просила я.</text:p>
        </text:list-item>
        <text:list-item>
          <text:p text:style-name="P91">Хотя бы день!</text:p>
        </text:list-item>
        <text:list-item>
          <text:p text:style-name="P91">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3">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text:soft-page-break/>Несомненно он попал под влияние своего Странного друга. Тот умел убеждать, как и мой благоверный меня — давя на слабые места.</text:p>
      <text:p text:style-name="P3">Потом я узнаю, что тот уговаривал моего парня меня бросить.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3"><text:soft-page-break/>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41559407" text:continue-numbering="true" text:style-name="диалог">
        <text:list-item>
          <text:p text:style-name="P91">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1">уже</text:span>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52"><text:soft-page-break/>* * *</text:p>
      <text:p text:style-name="P3">На работу я поехала от сестры. Здесь нужно обратить внимание на последовательность событий, которые будут происходить дальше. Это важно.</text:p>
      <text:p text:style-name="P3"><text:span text:style-name="T1">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1">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41582467" text:continue-numbering="true" text:style-name="диалог">
        <text:list-item>
          <text:p text:style-name="P91">Все не так! Я ожидал совсем другого! Ты все неправильно сделала!</text:p>
        </text:list-item>
        <text:list-item>
          <text:p text:style-name="P91">А что конкретно тебя не устраивает — манера письма?</text:p>
        </text:list-item>
        <text:list-item>
          <text:p text:style-name="P91">Здесь просто — все не так!!!</text:p>
        </text:list-item>
      </text:list>
      <text:p text:style-name="Text_20_body"><text:span text:style-name="T23">Да. Вместо того, чтобы обратить внимание на то, </text:span><text:span text:style-name="_30__20_Text"><text:span text:style-name="T23">что</text:span></text:span><text:span text:style-name="T23"> написано — он же сам предложил, он обра</text:span><text:span text:style-name="T23">тил внимание на то, </text:span><text:span text:style-name="_30__20_Text"><text:span text:style-name="T23">как</text:span></text:span><text:span text:style-name="T23"> написано. Он в очередной раз соскользнул с темы, не вникнув в суть. И, вместо того, чтоб думать, как вести </text:span><text:soft-page-break/><text:span text:style-name="T23">дальнейший диалог, я сидела, смотрела на его недовольное лицо и пыталась понять, а как же надо было написать?</text:span></text:p>
      <text:p text:style-name="P3">Потом он преподнес мне свой список. Точно не помню формулировку, но смысл был такой:</text:p>
      <text:list xml:id="list41582305" text:continue-list="list7685279523823258800" text:style-name="List_20_1">
        <text:list-item text:start-value="1">
          <text:p text:style-name="P92">У меня</text:p>
        </text:list-item>
        <text:list-item>
          <text:p text:style-name="P92">Идеальная</text:p>
        </text:list-item>
        <text:list-item>
          <text:p text:style-name="P92">Девушка</text:p>
        </text:list-item>
        <text:list-item>
          <text:p text:style-name="P92">Которую</text:p>
        </text:list-item>
        <text:list-item>
          <text:p text:style-name="P92">Я очень</text:p>
        </text:list-item>
        <text:list-item>
          <text:p text:style-name="P92">Сильно</text:p>
        </text:list-item>
        <text:list-item>
          <text:p text:style-name="P92">Люблю</text:p>
        </text:list-item>
      </text:list>
      <text:p text:style-name="P3">Понимаете, да? Этим он выставил меня той самой «вечно всем недовольной стервой». Типа 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7"><text:s/></text:span></text:span></text:p>
      <text:p text:style-name="P3">Именно к этим словам он и прицепился. Именно на них обсуждение закончилось.</text:p>
      <text:p text:style-name="P3">Тут очень важный момент. Что 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3">Нужно отметить, что </text:span><text:span text:style-name="_30__20_Text"><text:span text:style-name="T23">я его таким никогда не видела</text:span></text:span><text:span text:style-name="T23">.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3"><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7">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60">«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0">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0">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60">«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0">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3">Когда я спокойным тоном попросила его расслабиться и не перебивать меня, мол, мы ведь разговариваем.</text:p>
      <text:list xml:id="list41552115" text:continue-list="list41582467" text:style-name="диалог">
        <text:list-item>
          <text:p text:style-name="P91">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казалось, он был к этому не готов. Но это был очередной тактический ход. Его действия я смогла себе объяснить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text:soft-page-break/>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41582457" text:continue-numbering="true" text:style-name="диалог">
        <text:list-item>
          <text:p text:style-name="P91">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1555520" text:continue-numbering="true" text:style-name="диалог">
        <text:list-item>
          <text:p text:style-name="P91">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text:span text:style-name="T1">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Я билась в душевных конвульсиях от его действий. Тогда он уничтожил меня, растоптал мою психику своим уходом и <text:soft-page-break/>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41580953" text:continue-numbering="true" text:style-name="диалог">
        <text:list-item>
          <text:p text:style-name="P91"><text:s/>Что же мне делать? Хм... Я знаю! Мне нужно содрать татуировку, чтоб он не напоминала мне о нем!</text:p>
        </text:list-item>
      </text:list>
      <text:p text:style-name="P3">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1571445" text:continue-numbering="true" text:style-name="диалог">
        <text:list-item>
          <text:p text:style-name="P91"><text:soft-page-break/>Что ты с ним сделала? — спрашивали они. — Он сказал, что ты взбесилась, что ты кричала, что он хотел уйти, а ты не пускала...</text:p>
        </text:list-item>
      </text:list>
      <text:p text:style-name="P3">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9">*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что Жена Странного друга делала ночью под нашими окнами? Я тогда даже не задумалась, как она вообще ночью зимой оказалась под нашими окнами? Но уже позже, когда включу свои мозги, то все пойму.</text:p>
      <text:p text:style-name="P3">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3">Итак, ему нужны были доказательства своих жалоб и он все спланировал. Он, впервые </text:span><text:span text:style-name="_30__20_Text"><text:span text:style-name="T23">сам</text:span></text:span><text:span text:style-name="T23"> </text:span><text:span text:style-name="_30__20_Text"><text:span text:style-name="T23">позвонил</text:span></text:span><text:span text:style-name="T23"> мне и </text:span><text:span text:style-name="_30__20_Text"><text:span text:style-name="T23">сам предложил</text:span></text:span><text:span text:style-name="T23"> поговорить о наших проблемах, хотя </text:span><text:span text:style-name="_30__20_Text"><text:span text:style-name="T23">всегда</text:span></text:span><text:span text:style-name="T23"> отлынивал от любых выяснений отношений.</text:span></text:p>
      <text:p text:style-name="P3">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1">уже</text:span> ждала под окнами! Как я потом узнала, еще до начала разговора он отправил ей сигнал <text:span text:style-name="T41">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1">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выслушали столько его жалоб! Сколько было сказано обвинений в мой адрес!</text:p>
      <text:p text:style-name="P3">Блюдо готово — уважаемые гости, прошу к столу!</text:p>
      <text:p text:style-name="Text_20_body"><text:soft-page-break/><text:span text:style-name="T23">Он привел свидетелей для подтверждения всех своих жалоб и застал меня — в </text:span><text:span text:style-name="_30__20_Text"><text:span text:style-name="T23">Совершенно Неадекватном Состоянии</text:span></text:span><text:span text:style-name="T23">.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3">Он прятался за их спинами от меня, как от зверя, насилию которого он больше не может противостоять... и его защищали. Все, как он и запланировал.</text:p>
      <text:p text:style-name="P52">*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text:soft-page-break/>Он не разрешал анализировать его действия. Он <text:s/>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office:annotation office:name="__Annotation__20002_1216695877"><dc:creator>Яна </dc:creator><dc:date>2018-02-26T15:41:24.05</dc:date><text:p text:style-name="P143"><text:span text:style-name="T62">запятая</text:span></text:p></office:annotation>нет и<office:annotation-end office:name="__Annotation__20002_1216695877"/>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82" text:outline-level="2"><text:s/><text:bookmark-start text:name="Glava_15__Ad"/>Глава 15. <text:line-break/>Ад<text:bookmark-end text:name="Glava_15__Ad"/></text:h>
      <text:p text:style-name="P48">И, улыбаясь, мне ломали крылья,</text:p>
      <text:p text:style-name="P48">Мой хрип порой похожим был на вой,</text:p>
      <text:p text:style-name="P48">И я немел от боли и бессилья</text:p>
      <text:p text:style-name="P48">И лишь шептал: «Спасибо, что живой».</text:p>
      <text:p text:style-name="P54">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ую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ать все мысли, что были в моей голове. Вот первая запись:</text:p>
      <text:p text:style-name="P3"/>
      <text:p text:style-name="P55">«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5"/>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3">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text:soft-page-break/>Так, как я вела всегда активный образ жизни, когда жир «ушел», моя фигура была похожа на комплекцию взрослеющего жилистого мальчика.</text:p>
      <text:p text:style-name="P52">*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1582949" text:continue-numbering="true" text:style-name="диалог">
        <text:list-item>
          <text:p text:style-name="P91">Забери меня, рак, я больше не хочу жить...</text:p>
        </text:list-item>
      </text:list>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7">Бан</text:span> <text:span text:style-name="T1">(от англ. ban)</text:span> — лишение или ограничение каких-либо прав пользователя, например, отправление сообщений.</text:p></text:note-body></text:note>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7">Мессенджер</text:span> <text:span text:style-name="T1">(от </text:span><text:span text:style-name="T14">ст.</text:span><text:span text:style-name="T42">-фр</text:span><text:span text:style-name="T14">анц</text:span><text:span text:style-name="T42">.</text:span><text:span text:style-name="T1"> </text:span><text:span text:style-name="T42">message — </text:span><text:span text:style-name="T14"><text:s/>в</text:span><text:span text:style-name="T1">ыпускать, посылать)</text:span> —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2" text:note-class="footnote"><text:note-citation text:label="**">**</text:note-citation><text:note-body><text:p text:style-name="Footnote"><text:span text:style-name="T7">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2">*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1557391" text:continue-numbering="true" text:style-name="диалог">
        <text:list-item>
          <text:p text:style-name="P91">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3"><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на ноге держала его всем своим весом, чтоб он, ни в коем слу<text:soft-page-break/>чае 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52">*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3">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55">«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5">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3">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1553398" text:continue-numbering="true" text:style-name="диалог">
        <text:list-item>
          <text:p text:style-name="P91">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41559317" text:continue-numbering="true" text:style-name="диалог">
        <text:list-item>
          <text:p text:style-name="P91">Он любит! Я спрашивала,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9">* * *</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3">Он говорил, что ему тоже без меня тяжело, что он тоже страдает. Он все повторял, что не может меня забыть и что <text:soft-page-break/>любит меня, но «мы делаем друг друга несчастными», а потом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2"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1">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3">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3">показалось</text:span></text:span><text:span text:style-name="T23">.</text:span></text:p>
      <text:p text:style-name="P3">Я ждала его еще примерно <text:span text:style-name="T10">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41566722" text:continue-numbering="true" text:style-name="диалог">
        <text:list-item>
          <text:p text:style-name="P91">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3">И вот он мне говорит:</text:p>
      <text:list xml:id="list41562835" text:continue-numbering="true" text:style-name="диалог">
        <text:list-item>
          <text:p text:style-name="P91">А это не он идет?</text:p>
        </text:list-item>
      </text:list>
      <text:p text:style-name="P3">Я обернулась и увидела <text:span text:style-name="T1">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3">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41582161" text:continue-numbering="true" text:style-name="диалог">
        <text:list-item>
          <text:p text:style-name="P91"><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text:span text:style-name="T1">до него</text:span>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text:soft-page-break/>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office:annotation office:name="__Annotation__24010_1216695877"><dc:creator>Яна </dc:creator><dc:date>2018-02-28T10:31:07.11</dc:date><text:p text:style-name="P143"><text:span text:style-name="T62">запятая</text:span></text:p></office:annotation>быть и<office:annotation-end office:name="__Annotation__24010_1216695877"/> — попросил уйти. Ба-бах.</text:p>
      <text:p text:style-name="P52"><text:soft-page-break/>*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1559036" text:continue-numbering="true" text:style-name="диалог">
        <text:list-item>
          <text:p text:style-name="P91">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3">Они пообещали,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3">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3">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жет. <text:soft-page-break/>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0">выслушал</text:span> и ни разу не перебил.</text:p>
      <text:p text:style-name="P3">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82" text:outline-level="2"><text:s/><text:bookmark-start text:name="Glava_17__Ia_vsie_ponial"/>Глава 17. <text:line-break/>Я все понял<text:bookmark-end text:name="Glava_17__Ia_vsie_ponial"/></text:h>
      <text:p text:style-name="P3">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Я не понимала, что бы это могло значить:</text:p>
      <text:list xml:id="list41563341" text:continue-numbering="true" text:style-name="диалог">
        <text:list-item>
          <text:p text:style-name="P91">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41578082" text:continue-numbering="true" text:style-name="диалог">
        <text:list-item>
          <text:p text:style-name="P91"><text:soft-page-break/>Тебе что, потрахаться не с кем? — спросила я его.</text:p>
        </text:list-item>
      </text:list>
      <text:p text:style-name="P4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3">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3">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3">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3">ждала</text:span></text:span><text:span text:style-name="T23">.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1">изображал </text:span><text:span text:style-name="T4">этот любящий взгляд.</text:span></text:p>
      <text:p text:style-name="P41">Завязался разговор. Я отметила про себя, будто разговариваю с незнакомым мне человеком. Но тогда меня это порадовало.</text:p>
      <text:p text:style-name="P20"><text:soft-page-break/>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3">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3"><text:soft-page-break/>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3">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1576769" text:continue-numbering="true" text:style-name="диалог">
        <text:list-item>
          <text:p text:style-name="P91">Ты очень хорошо выглядишь.</text:p>
        </text:list-item>
        <text:list-item>
          <text:p text:style-name="P91">Я очень за тобой соскучился.</text:p>
        </text:list-item>
        <text:list-item>
          <text:p text:style-name="P91">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41582277" text:continue-numbering="true" text:style-name="диалог">
        <text:list-item>
          <text:p text:style-name="P111"><text:span text:style-name="T23">По понедельникам, средам и пятницам я хожу на бокс, по субботам работаю в кофейне, по воскресеньем договорилась с другом заниматься </text:span><text:span text:style-name="T23">уроками игры на гитаре, четверги оставила для встреч с друзьями...</text:span></text:p>
        </text:list-item>
        <text:list-item>
          <text:p text:style-name="P91"><text:soft-page-break/>А по вторникам? — спросил он.</text:p>
        </text:list-item>
        <text:list-item>
          <text:p text:style-name="P91">А по вторникам я хожу на сеансы к психологу...</text:p>
        </text:list-item>
      </text:list>
      <text:p text:style-name="P3">Он был удивлен. Я увидела на его лице — радость. Тогда я еще, по наивности своей, объясняла это тем, что он рад за <text:span text:style-name="T4">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Хорошая, симпатичная, не 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это время еще больше наслаждался предвкушением победы в собственной игре. О, да! Игра еще не закончилась.</text:p>
      <text:h text:style-name="P82" text:outline-level="2"><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text:span text:style-name="T1">показывал</text:span> мне сожаление, что так все вышло, слушая меня.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3">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3">Накануне встречи я позвонила ему и предупредила, что на следующем сеансе буду не одна и могу, например, вый<text:soft-page-break/>ти выпить кофе пока они раззнакомятся. Доктор со мной согласился, и мы договорились, что около получаса ему должно хватить.</text:p>
      <text:p text:style-name="P3">Я переживала, правда. Любимый демонстрировал мне свое желание все исправить, а я искренне на все это велась. Я была несказанно счастлива!</text:p>
      <text:p text:style-name="P3">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text:p>
      <text:p text:style-name="P3">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уже знает, что я снова подсела на крючок, ведь он видит и главного персонажа всей этой истории, который <text:soft-page-break/>смело проходит, достаточно легко себя ведет, не пряча при этом откровенного любопытства, но не более.</text:p>
      <text:p text:style-name="P3">Мы здороваемся с ним, проходим в кабинет, и тут я уже «намылилась» уходить, дабы оставить их наедине, но доктор сказал:</text:p>
      <text:list xml:id="list41579787" text:continue-numbering="true" text:style-name="диалог">
        <text:list-item>
          <text:p text:style-name="P91">Останьтесь, Яна...</text:p>
        </text:list-item>
      </text:list>
      <text:p text:style-name="P3">Я не стала возражать, хоть и растерялась,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office:annotation office:name="__Annotation__25239_1216695877"><dc:creator>Яна </dc:creator><dc:date>2018-02-28T10:56:03.15</dc:date><text:p text:style-name="P143"><text:span text:style-name="T62">запятая</text:span></text:p></office:annotation>что когда<office:annotation-end office:name="__Annotation__25239_1216695877"/>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text:soft-page-break/>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3">Ну и, конечно, при этом он нежно и успокаивающе поглаживал мою руку, слегка приобняв, не останавливался в своем повествовании. Ми-ми-ми...</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3"><text:soft-page-break/>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3">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1570883" text:continue-numbering="true" text:style-name="диалог">
        <text:list-item>
          <text:p text:style-name="P91">А скажите мне, пожалуйста, зачем вам Яна?</text:p>
        </text:list-item>
        <text:list-item>
          <text:p text:style-name="P91">В смысле: «зачем мне Яна»? <text:span text:style-name="T13">Я ее люблю! — его ответ сопровождался задорными смешками.</text:span></text:p>
        </text:list-item>
        <text:list-item>
          <text:p text:style-name="P91">Вот вы говорите, что Яна очень плохая: обижает вас и неправильно себя ведет. Делает вас несчастным... Так зачем она вам?</text:p>
        </text:list-item>
      </text:list>
      <text:p text:style-name="P3">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3">«Я ее люблю!..» — вот что отвлекло меня от их беседы.</text:p>
      <text:p text:style-name="P3">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text:soft-page-break/>Дальше 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ё, что происходило потом было не настолько важным, чтоб это запомнить.</text:p>
      <text:p text:style-name="P3">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text:soft-page-break/>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все хорошо и, вроде как, пока нам это не нужно... Но доктор ответил, что мне уже и не нужно к нему ходить.</text:p>
      <text:list xml:id="list41553214" text:continue-numbering="true" text:style-name="диалог">
        <text:list-item>
          <text:p text:style-name="P91">С вами все в полном порядке, Яна,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3">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3"><text:soft-page-break/>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82" text:outline-level="2"><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3">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3"><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3">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 то всегда хотелось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3">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41577562" text:continue-numbering="true" text:style-name="диалог">
        <text:list-item>
          <text:p text:style-name="P91"><text:soft-page-break/>Котик, а когда ты принял такое решение — на мне жениться?</text:p>
        </text:list-item>
        <text:list-item>
          <text:p text:style-name="P91">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41568021" text:continue-list="list41582305" text:style-name="List_20_1">
        <text:list-item>
          <text:list>
            <text:list-item>
              <text:p text:style-name="P92">мне это не нравится;</text:p>
            </text:list-item>
            <text:list-item>
              <text:p text:style-name="P92">это ненормально.</text:p>
            </text:list-item>
          </text:list>
        </text:list-item>
      </text:list>
      <text:p text:style-name="P3">Очень помню тот день и ту эмоцию. Могу ее описать так, как будто бы у меня включился инстинкт самосохранения. Да, как только он одел мне на палец кольцо,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41555509" text:continue-list="list41577562" text:style-name="диалог">
        <text:list-item>
          <text:p text:style-name="P91">Ну и когда же мы поженимся? — спросила я.</text:p>
        </text:list-item>
        <text:list-item>
          <text:p text:style-name="P91">Давай летом. — предложил он.</text:p>
        </text:list-item>
      </text:list>
      <text:p text:style-name="P3">Отличная идея.</text:p>
      <text:p text:style-name="P3">Я не знаю, как мы вообще до лета дожили.</text:p>
      <text:h text:style-name="P82" text:outline-level="2"><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1579675" text:continue-numbering="true" text:style-name="диалог">
        <text:list-item>
          <text:p text:style-name="P91">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41580817" text:continue-numbering="true" text:style-name="диалог">
        <text:list-item>
          <text:p text:style-name="P91"><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49">* * *</text:p>
      <text:p text:style-name="P37">У меня сохранилась переписка, где на следующий день он идет на попятную — забирает свои слова назад:</text:p>
      <text:list xml:id="list41567218" text:continue-numbering="true" text:style-name="диалог">
        <text:list-item>
          <text:p text:style-name="P91">...Я не хотел никогда никаких бумажек. Вчера это был просто разговор, из которого ты нашифровала!</text:p>
        </text:list-item>
        <text:list-item>
          <text:p text:style-name="P111"><text:span text:style-name="T23">Просто разговор заканчивается на фразе «мне не приятен этот разговор», — отвечаю я, — а </text:span><text:span text:style-name="T23">не длится до трех ночи со словами «да как ты не понимаешь?..» учитывая факт того, что мне рано вставать. Так что ничего я себе не нашифровывала.</text:span></text:p>
        </text:list-item>
        <text:list-item>
          <text:p text:style-name="P91">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1"><text:soft-page-break/>Меня такое отношение мягко говоря не устраивает! Что-то ты часто уходишь от своих <text:s/>слов! С аргументом: «Я ляпнул не подумав»...</text:p>
        </text:list-item>
        <text:list-item>
          <text:p text:style-name="P91">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111"><text:span text:style-name="T23">Если бы этот разговор был </text:span><text:span text:style-name="_30__20_Text"><text:span text:style-name="T23">до</text:span></text:span><text:span text:style-name="T23"> твоего предложения — сказала бы!</text:span></text:p>
        </text:list-item>
        <text:list-item>
          <text:p text:style-name="P91">Поэтому я не понимаю, почему ты так упорно ее пытаешься пропихнуть, когда причина не в этом!?</text:p>
        </text:list-item>
        <text:list-item>
          <text:p text:style-name="P91">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3">«Всерьез намерен?»... А что, можно быть намеренным не всерьез?</text:p>
      <text:p text:style-name="P3">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text:soft-page-break/>эту «крутую» идею — для него намерения «не всерьез»? Это что ж получается? Что мне еще повезло?!</text:p>
      <text:p text:style-name="P3">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3">Я ничего не упустила? Ах да — куда я только смотрела?!</text:p>
      <text:p text:style-name="P4">«Вчера это был просто разговор, из которого ты нашифровала.»</text:p>
      <text:p text:style-name="P3">Ну понятно. Ту он пытается внушить мне, что я ненормальная, верю в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 Главное что ты права.»</text:p>
      <text:p text:style-name="P3">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4">«А чего ты не сказала «нет», мне чисто интересно? Дай угадаю. Ты про бумажки не знала?»</text:p>
      <text:p text:style-name="P3">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Поэтому я не понимаю, почему ты так упорно ее пытаешься пропихнуть.»</text:p>
      <text:p text:style-name="P3">Попытка убедить меня в том, что я агрессор, не знаю, как его бросить, и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2">* * *</text:p>
      <text:p text:style-name="P3">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3"><text:soft-page-break/>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3">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3">причины</text:span></text:span><text:span text:style-name="T23">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41579764" text:continue-numbering="true" text:style-name="диалог">
        <text:list-item>
          <text:p text:style-name="P91">Когда вещи заберешь? — пишет он в тот же день.</text:p>
        </text:list-item>
        <text:list-item>
          <text:p text:style-name="P91">Сегодня, — отвечаю я, на что он отвечает:</text:p>
        </text:list-item>
        <text:list-item>
          <text:p text:style-name="P91">Целую в шею...</text:p>
        </text:list-item>
      </text:list>
      <text:p text:style-name="P3">Понимаете, что происходит!? Он выгоняет меня, я с этим соглашаюсь, но он тут же, получив мое согласие, делает «шаг на встречу» и забирает свои слова назад, с <text:soft-page-break/>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спальнике. Он ушел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1557431" text:continue-numbering="true" text:style-name="диалог">
        <text:list-item>
          <text:p text:style-name="P91">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прекратить эти отношения.</text:p>
      <text:p text:style-name="P3">Еще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text:soft-page-break/>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крепенько уснула.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82"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0">«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3"/>
      <text:p text:style-name="P60">«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3">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3">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3">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9"><text:soft-page-break/>* * *</text:p>
      <text:p text:style-name="P3">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обыскивала меня, как сумасшедшую...</text:p>
      <text:p text:style-name="P3">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1573914" text:continue-numbering="true" text:style-name="диалог">
        <text:list-item>
          <text:p text:style-name="P91">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text:soft-page-break/>мне в куртку, когда я ее обняла. Ее здорово потрепало, как и меня еще 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41575214" text:continue-numbering="true" text:style-name="диалог">
        <text:list-item>
          <text:p text:style-name="P91">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41574073" text:continue-numbering="true" text:style-name="диалог">
        <text:list-item>
          <text:p text:style-name="P91">Давай завтра созвонимся и обсудим <text:span text:style-name="T41">&lt;</text:span>уже не помню что<text:span text:style-name="T41">&gt;</text:span>...</text:p>
        </text:list-item>
        <text:list-item>
          <text:p text:style-name="P91"><text:soft-page-break/>Давай, — отвечаю я, — только ты сначала мой номер из черного списка удали — потом и созвонимся...</text:p>
        </text:list-item>
      </text:list>
      <text:p text:style-name="Text_20_body"><text:span text:style-name="T23">И тут я увидела ее </text:span><text:span text:style-name="T28">Л</text:span><text:span text:style-name="_30__20_Text"><text:span text:style-name="T28">ицо</text:span></text:span><text:span text:style-name="T30">...</text:span><text:span text:style-name="T23"> Она совершенно не понимала, о чем я говорю. А мой суженый сидел на полу на подушках, пафосно так курил, и на выдохе так сказал:</text:span></text:p>
      <text:list xml:id="list41579383" text:continue-numbering="true" text:style-name="диалог">
        <text:list-item>
          <text:p text:style-name="P91">Это я тебя заблокировал у нее на телефоне.</text:p>
        </text:list-item>
      </text:list>
      <text:p text:style-name="P3">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а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Ему и это сошло с рук, ведь он снова, как и всегда, когда был неправ, одевал маску «жертвы». По его словам, он тогда не знал, что со мной делать, ведь я была слишком <text:soft-page-break/>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3">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2">*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text:soft-page-break/>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text:note text:id="ftn13" text:note-class="footnote"><text:note-citation text:label="*">*</text:note-citation><text:note-body><text:p text:style-name="Footnote"><text:span text:style-name="T7">«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text:soft-page-break/>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9">* * *</text:p>
      <text:p text:style-name="P3">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1576473" text:continue-numbering="true" text:style-name="диалог">
        <text:list-item>
          <text:p text:style-name="P91"><text:soft-page-break/>Да, мать, ты такая сильная! Я бы так не смогла...</text:p>
        </text:list-item>
        <text:list-item>
          <text:p text:style-name="P91">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1">Я бы не смогла простить, но ты молодец!</text:p>
        </text:list-item>
        <text:list-item>
          <text:p text:style-name="P91">Что простить?</text:p>
        </text:list-item>
        <text:list-item>
          <text:p text:style-name="P91">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41572063" text:continue-numbering="true" text:style-name="диалог">
        <text:list-item>
          <text:p text:style-name="P91">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3">Я посмотрела на нее. Она такая маленькая, потрепанная жизнью, сидела и смотрела на мена испуганно-удивленными глазами... Она не знала.</text:p>
      <text:p text:style-name="P3">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Тогда, на ее кухне, я была уверена, что это <text:soft-page-break/>все пазлы, но я и представить себе не могла, каких размеров получится картина.</text:p>
      <text:list xml:id="list41563392" text:continue-numbering="true" text:style-name="диалог">
        <text:list-item>
          <text:p text:style-name="P91">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3">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2">* * *</text:p>
      <text:p text:style-name="P3">Ох, в тот вечер я узнала еще кое что от нее. Это был еще один удар для меня. Я поняла, что живу с предателем, с жестоким человеком.</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Его Жена тяжело переживала эту его заведомо-провальную попытку «наладить отношения». Будучи человеком рассудительным, спокойным и умным, она понимала, что <text:soft-page-break/>такие методы <text:s/>«все исправить» делают только хуже. Проблемы надо решать, а не убегать от них.</text:p>
      <text:p text:style-name="P3">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1560562" text:continue-numbering="true" text:style-name="диалог">
        <text:list-item>
          <text:p text:style-name="P91">Все в порядке;</text:p>
        </text:list-item>
        <text:list-item>
          <text:p text:style-name="P91">Ты себе накручиваешь;</text:p>
        </text:list-item>
        <text:list-item>
          <text:p text:style-name="P91">Ты придумываешь драму на пустом месте;</text:p>
        </text:list-item>
        <text:list-item>
          <text:p text:style-name="P91">Ты паришься без причины...</text:p>
        </text:list-item>
        <text:list-item>
          <text:p text:style-name="P91">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text:soft-page-break/>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3">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3">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3"><text:soft-page-break/>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Я проводила с ней прекрасные вечера, в один из которых, даже не помню как, я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3">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3">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text:soft-page-break/>вергла ее в то же состояние, что и она меня сейчас — в полный ступор!</text:p>
      <text:p text:style-name="P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2">* * *</text:p>
      <text:p text:style-name="P3">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text:soft-page-break/>вести время вместе, но приперлась я и нарушила всю идиллию.</text:p>
      <text:p text:style-name="P3">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Не 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60">«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Веду я это к чему. У абьюзеров напрочь отсутствует совесть, чувство собственной вины, чувство сострадания, по<text:soft-page-break/>нятие справедливости. Не надейтесь и не пытайтесь вызвать подобное ощущение в их пустом сердце!</text:p>
      <text:p text:style-name="P3">Максимум, что абьюзер сделает — <text:span text:style-name="T1">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Наши с ней ситуации похожи, и несложно объяснить и это — ее муж и мой несостоявшийся муж был лучшими друзьями. Не исключено, что они все это спланировали и отрабатывали каждый на своей бабе...</text:p>
      <text:p text:style-name="P52">* * *</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text:soft-page-break/>курю, смотрю тупым взглядом сквозь стену. «Он трахал двух баб»...</text:p>
      <text:list xml:id="list41562387" text:continue-numbering="true" text:style-name="диалог">
        <text:list-item>
          <text:p text:style-name="P91">Что с тобой? — спросил он, когда заметил, что со мной что-то не так.</text:p>
        </text:list-item>
      </text:list>
      <text:p text:style-name="P3">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3">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1577996" text:continue-numbering="true" text:style-name="диалог">
        <text:list-item>
          <text:p text:style-name="P91">И что тебе приснилось? — спросил он.</text:p>
        </text:list-item>
        <text:list-item>
          <text:p text:style-name="P91">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1">В смысле: «обманываю»? Что я тебе изменил?</text:p>
        </text:list-item>
        <text:list-item>
          <text:p text:style-name="P91">Да, — ответила я, — с темноволосой девочкой.</text:p>
        </text:list-item>
        <text:list-item>
          <text:p text:style-name="P91">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Я была растеряна, <text:soft-page-break/>но полна решимости одновре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3">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3">посмеялся</text:span></text:span><text:span text:style-name="T23">, обнял меня и попытался успокоить, мол — это всего лишь сон.</text:span></text:p>
      <text:list xml:id="list41579407" text:continue-numbering="true" text:style-name="диалог">
        <text:list-item>
          <text:p text:style-name="P91">Это тебе в голову солнышко припекло...</text:p>
        </text:list-item>
      </text:list>
      <text:p text:style-name="P3">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3">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Море было холодным, но мне понравилось отдыхать палатками. Я решила, что на время, пока я там — отвлекусь и <text:soft-page-break/>отдохну, а по приезду домой решу, что со всем этим делать. Я была уверена, что у меня появится идея, как вывести его на чистую воду.</text:p>
      <text:p text:style-name="P49">*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подбивал<text:span text:style-name="T13">-</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темы. Записать разговор, как оказалось, вполне действенный способ лишить его этой возможности.</text:p>
      <text:p text:style-name="P3"><text:soft-page-break/>Несколько минут он упрашивал меня выключить диктофон, потом сдался, со словами:</text:p>
      <text:list xml:id="list41571183" text:continue-numbering="true" text:style-name="диалог">
        <text:list-item>
          <text:p text:style-name="P91">Хрен с тобой — записывай... Ты вокруг меня плетешь какую-то западню...</text:p>
        </text:list-item>
      </text:list>
      <text:p text:style-name="P3">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Разговор начался с моего вопроса:</text:p>
      <text:list xml:id="list41562509" text:continue-numbering="true" text:style-name="диалог">
        <text:list-item>
          <text:p text:style-name="P91">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list xml:id="list41578803" text:continue-numbering="true" text:style-name="диалог">
        <text:list-item>
          <text:p text:style-name="P111"><text:span text:style-name="T23">Я очень часто задумывался о том, что мне одиноко и мне хотелось бы с кем-нибудь переспать, </text:span><text:span text:style-name="T28">но эти попытки не увенчались успехом</text:span><text:span text:style-name="T23">. Назовем это так...</text:span></text:p>
        </text:list-item>
      </text:list>
      <text:p text:style-name="P3">«Назовем это так...» Как?</text:p>
      <text:p text:style-name="P3"><text:soft-page-break/>Попытки? А они все-таки были?</text:p>
      <text:p text:style-name="P3">Не увенчались успехом? С чьей стороны?</text:p>
      <text:p text:style-name="P3">На что мне ответили:</text:p>
      <text:list xml:id="list41577139" text:continue-numbering="true" text:style-name="диалог">
        <text:list-item>
          <text:p text:style-name="P111"><text:span text:style-name="T23">Ну, тут не бывает почти. Либо было, либо не было, и под </text:span><text:span text:style-name="_30__20_Text"><text:span text:style-name="T23">было</text:span></text:span><text:span text:style-name="T23">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3">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41566604" text:continue-numbering="true" text:style-name="диалог">
        <text:list-item>
          <text:p text:style-name="P91">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oft-page-break/><text:span text:style-name="T7">Признание</text:span> — хотел потрахаться. Что звучит довольно честно, да?</text:p>
      <text:p text:style-name="P3">Цель: обезоружить.</text:p>
      <text:p text:style-name="P3"><text:span text:style-name="T7">Попытка оправдаться</text:span> — мужская полигамность.</text:p>
      <text:p text:style-name="P3">Цель: <text:s/>избавиться от чувства вины.</text:p>
      <text:p text:style-name="P3"><text:span text:style-name="T7">Попытка навесить ярлык</text:span>, скрытый упрек — ревность.</text:p>
      <text:p text:style-name="P3">Цель: заставить жертву оправдываться, чтоб успешно соскочить с темы.</text:p>
      <text:p text:style-name="P3">Сказал правду, прикрыл ее общественным мнением и тут же упрекнул меня, внушая мне, что я просто ревную.</text:p>
      <text:p text:style-name="P3">Мимо — я не ревнивая.</text:p>
      <text:p text:style-name="P52">*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1577713" text:continue-numbering="true" text:style-name="диалог">
        <text:list-item>
          <text:p text:style-name="P91">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text:soft-page-break/>И что мы видим? Третий человек. «Добровольный помощник» в его манипуляциях, который даже не подозревает об этом, как и том, что его используют.</text:p>
      <text:p text:style-name="P3">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3">Этими словами «мне было стыдно...» он показал, что превозносит ее, и это нормально, ведь она хороший человек и достойна уважения. Но есть одно «но» — этим он дал мне понять, что не просто хорошо к ней относится, а </text:span><text:span text:style-name="_30__20_Text"><text:span text:style-name="T23">относится к ней лучше, чем ко мне</text:span></text:span><text:span text:style-name="T23">. Он продемонстрировал мне контраст его чувств ко мне и его чувств к ней — </text:span><text:span text:style-name="T28">более</text:span><text:span text:style-name="T23">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1">важнее</text:span> положение его подруги в этой ситуации. Не важно, как и мое, а важнее, чем мое!</text:p>
      <text:p text:style-name="P3">Я нашла диалог с его другом, к которому он обратился за советом по ухаживанию за ней:</text:p>
      <text:list xml:id="list41561383" text:continue-numbering="true" text:style-name="диалог">
        <text:list-item>
          <text:p text:style-name="P91">Я тонко намекну, так сказать. И либо намек будет услышан, либо нет. — пишет он.</text:p>
        </text:list-item>
        <text:list-item>
          <text:p text:style-name="P91">А ты рассматривал вариант, что тебя просто попробуют, а потом скажут, что это было так — просто для души отдохнуть?</text:p>
        </text:list-item>
        <text:list-item>
          <text:p text:style-name="P111"><text:span text:style-name="T23">Это невозможный вариант. Я склонен считать, что мы хорошо друг друга понимаем. И такой расклад (</text:span><text:span text:style-name="T28">дружеский </text:span><text:soft-page-break/><text:span text:style-name="T28">секс — </text:span><text:span text:style-name="_30__20_Text"><text:span text:style-name="T28">примеч. авт.</text:span></text:span><text:span text:style-name="T23">)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намекнет, и — либо да, либо нет. В любом случае он «умывает руки». Я даже не удивлюсь, если это намек — что-то вроде «Останешься?» или «Если я приеду, то буду приставать»...</text:p>
      <text:p text:style-name="P3">При этом ему даже не важно получить ответ. Ему важно, чтоб его намек «был услышан». Ну тут все ясно...</text:p>
      <text:p text:style-name="P4">«Я склонен считать, что мы хорошо друг друга понимаем.»</text:p>
      <text:p text:style-name="P3">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text:soft-page-break/>«Тут либо дружить, либо больше. А дружеский секс — это явно не та идея, которая тут уместна. Фу. Даже думать о такой не хочу.»</text:p>
      <text:p text:style-name="Text_20_body"><text:span text:style-name="T23">Кто-то, читая эти строки, понимает чего он хочет, на самом деле? «Я хочу быть с ней» например, или «Я хочу </text:span><text:span text:style-name="T23">большего с ней», или «Просто дружба с ней меня не устраивает»?.. Здесь ни слова о его желаниях. </text:span><text:span text:style-name="_30__20_Text"><text:span text:style-name="T23">Либо — либо</text:span></text:span><text:span text:style-name="T23">, или никак.</text:span></text:p>
      <text:p text:style-name="P3">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text:soft-page-break/>ва. Она может даже защищать его и оправдывать, давать советы, как поступить, зная о ситуации только со его слов!</text:p>
      <text:p text:style-name="P3">Помимо меня, я знаю еще двоих девушек, которые подверглись его влиянию: Бывшая до меня и Университетская подруга. Мы все подходим под это описание...</text:p>
      <text:p text:style-name="P49">* * *</text:p>
      <text:p text:style-name="P3">Стоит отметить, что я когда-то была на месте каждой из них.</text:p>
      <text:p text:style-name="P3">Говоря о девушке Бывшей до меня, <text:span text:style-name="T13">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кружающим он делает акценты на то, что поведение его неадекватной пары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text:soft-page-break/>делает — по углам не тискается, открыто не флиртует, а даже наоборот, всячески выпячевает:</text:p>
      <text:list xml:id="list41578189" text:continue-list="list41550701" text:style-name="список_20_перечисление">
        <text:list-item>
          <text:p text:style-name="P93">на людях — привязанность к жертве. Окружающие умиляются такой замечательной паре!</text:p>
        </text:list-item>
        <text:list-item>
          <text:p text:style-name="P93">наедине — привязанность в третьему человеку. Жертва бесится, что, несомненно, выйдет за рамки отношений, где все — все! — обвинят жертву в ненормальности. Даже она сама! </text:p>
        </text:list-item>
      </text:list>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3">То есть, простыми словами его посыл: «Мне было стыдно от мысли о том, что эта информация может докатиться до нее...»</text:p>
      <text:p text:style-name="P3">Будет звучать так:</text:p>
      <text:p text:style-name="P3"/>
      <text:p text:style-name="P55">«Она меня понимает, а ты нет. Кто ты вообще такая, чтобы втягивать ее в наши разборки?! Ты не должна этого делать!</text:p>
      <text:p text:style-name="P55">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5">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5"><text:soft-page-break/></text:p>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3">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 (кто-кого бросил я не знаю).</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4">Длительность отношений.</text:p>
      <text:p text:style-name="P3">Они встречались около трех лет.</text:p>
      <text:p text:style-name="P3">Мы встречались почти три года.</text:p>
      <text:p text:style-name="P4">Процесс замены.</text:p>
      <text:p text:style-name="P3">В тот день, когда мы впервые поцеловались, оказалось, что его отношения еще не закончены.</text:p>
      <text:p text:style-name="P3"><text:soft-page-break/>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Со своей Бывшей девушкой он сошелся примерно через два месяца после расставания, осуществив неудачную попытку «приставать» ко мне.</text:p>
      <text:p text:style-name="P3">И меня он бросил, а через два месяца, получив отказ своей подруги, вернулся ко мне.</text:p>
      <text:p text:style-name="P4">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1">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3"><text:soft-page-break/>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3"><text:soft-page-break/>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И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2">* * *</text:p>
      <text:p text:style-name="P3">Вернемся к нашему с ним разговору «Есть ли что-то, что я должна знать...».</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1551554" text:continue-list="list41561383" text:style-name="диалог">
        <text:list-item>
          <text:p text:style-name="P111"><text:soft-page-break/><text:span text:style-name="T23">Не имеет никакого значения, кто принял решение (</text:span><text:span text:style-name="T28">разойтись — </text:span><text:span text:style-name="_30__20_Text"><text:span text:style-name="T28">прим. авт.</text:span></text:span><text:span text:style-name="T23">)... — сказал он, искренне считая этот аргумент </text:span><text:span text:style-name="T40">достойны</text:span><text:span text:style-name="T37">м</text:span><text:span text:style-name="T40">.</text:span></text:p>
        </text:list-item>
      </text:list>
      <text:p text:style-name="P3">Но я уже все понимала.</text:p>
      <text:p text:style-name="P3">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1565496" text:continue-numbering="true" text:style-name="диалог">
        <text:list-item>
          <text:p text:style-name="P91">Давай мы договоримся, что мы не будем спорить о том, чья боль сильнее... — ответил он.</text:p>
        </text:list-item>
      </text:list>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text:soft-page-break/>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text:span text:style-name="T1">сказал</text:span>, а не то, что он <text:span text:style-name="T1">хотел, чтобы я услышала</text:span>. Это те же слова, но, уже зная о его методах, эти слова несут для меня уже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text:soft-page-break/>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Смысл в отсутствии авторитета...»</text:p>
      <text:p text:style-name="P3">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3">В таких моментах он </text:span><text:span text:style-name="T26">«задумывался об идее отсутствия авторитета в области его отношения ко мне»</text:span><text:span text:style-name="T23">,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3">сама</text:span></text:span><text:span text:style-name="T23">.</text:span></text:p>
      <text:p text:style-name="P3">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text:soft-page-break/>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3"><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text:soft-page-break/>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4">«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2">* * *</text:p>
      <text:p text:style-name="P3">Идем дальше.</text:p>
      <text:list xml:id="list41558047" text:continue-numbering="true" text:style-name="диалог">
        <text:list-item>
          <text:p text:style-name="P91">Моя позиция очень проста — я ничего такого не делал. — сказал он в ходе разговора, продолжая отвечать на мои «одинаковые вопросы».</text:p>
        </text:list-item>
      </text:list>
      <text:p text:style-name="P3">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text:soft-page-break/>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1558287" text:continue-numbering="true" text:style-name="диалог">
        <text:list-item>
          <text:p text:style-name="P91">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3">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text:soft-page-break/>чтобы я себя свободной не считала. Не найдя подходящую партию на замену, он возвращается ко мне.</text:p>
      <text:p text:style-name="P3">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1561095" text:continue-numbering="true" text:style-name="диалог">
        <text:list-item>
          <text:p text:style-name="P111"><text:span text:style-name="T23">Я тебе могу так сказать, в свою очередь, что я, как бы, в очередной раз убеждаюсь в том, что </text:span><text:span text:style-name="_30__20_Text"><text:span text:style-name="T26">быть честным очень легко</text:span></text:span><text:span text:style-name="T23">!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 — сказал он.</text:span></text:p>
        </text:list-item>
      </text:list>
      <text:p text:style-name="P3">О! Это моя любимая реплика!!! «»Быть честным очень легко»!..</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3">Мы видим, что он верит в то, что честен. Он говорит об этом спокойно, ровно, размеренно и без угрызений совести: «</text:span><text:span text:style-name="T28">Б</text:span><text:span text:style-name="_30__20_Text"><text:span text:style-name="T23">ыть честным очень легко</text:span></text:span><text:span text:style-name="T28">!</text:span><text:span text:style-name="T23">». В то время, как я уже достаточно знаю, чтобы понимать — он лжет.</text:span></text:p>
      <text:p text:style-name="P52"><text:soft-page-break/>* * *</text:p>
      <text:list xml:id="list41583035" text:continue-numbering="true" text:style-name="диалог">
        <text:list-item>
          <text:p text:style-name="P91">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1">Я счастлива, когда все открыто, все прозрачно, но ты начинаешь защищаться, хотя на тебя никто не нападает...</text:p>
        </text:list-item>
        <text:list-item>
          <text:p text:style-name="P91"><text:span text:style-name="T1">Меня оскорбляют твои мысли</text:span>, о том, что даже после того, как я сделал тебе предложение... — он замялся, но продолжил. — И тем не менее нахожусь по подозрением.</text:p>
        </text:list-item>
      </text:list>
      <text:p text:style-name="P3">Вот такой интересный диалог.</text:p>
      <text:p text:style-name="P3">Как на <text:span text:style-name="T1">это</text:span> можно отреагировать? Мало того, что это не относится к делу, он, как и всегда — оскорблен. Чем? Смотрим внимательнее, я перефразирую:</text:p>
      <text:p text:style-name="P3"/>
      <text:p text:style-name="P55">«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55">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5"/>
      <text:p text:style-name="P3">Едем дальше.</text:p>
      <text:list xml:id="list41581825" text:continue-numbering="true" text:style-name="диалог">
        <text:list-item>
          <text:p text:style-name="P91"><text:soft-page-break/>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1">не карается законом</text:span><text:span text:style-name="T4">, равно как и</text:span> зависть и ложь...</text:p>
      <text:p text:style-name="Text_20_body"><text:span text:style-name="T23">Понимаете? Он считает, что </text:span><text:span text:style-name="_30__20_Text"><text:span text:style-name="T23">это</text:span></text:span><text:span text:style-name="T23">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мекает на то, что я завела этот разговор, потому что нашла другого:</text:p>
      <text:list xml:id="list41563519" text:continue-numbering="true" text:style-name="диалог">
        <text:list-item>
          <text:p text:style-name="P111"><text:span text:style-name="T23">В моем, как бы, мире человек застрахован от этого (</text:span><text:span text:style-name="T28">от подобных разговоров и вопросов — </text:span><text:span text:style-name="_30__20_Text"><text:span text:style-name="T28">примеч. авт.</text:span></text:span><text:span text:style-name="T23">)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8">лучше чем я</text:span><text:span text:style-name="T23">,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55"><text:soft-page-break/>«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55"/>
      <text:p text:style-name="P3">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text:p>
      <text:p text:style-name="P3">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3">В завершение вставлю еще один его спич. Без объяснений:</text:p>
      <text:list xml:id="list41578192" text:continue-numbering="true" text:style-name="диалог">
        <text:list-item>
          <text:p text:style-name="P91">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3">И в качестве нашего диалога:</text:p>
      <text:list xml:id="list41563504" text:continue-numbering="true" text:style-name="диалог">
        <text:list-item>
          <text:p text:style-name="P91">Ты понимаешь, что существует определенная ответственность, которая, извини, ложится на твои плечи?! — спрашивает он.</text:p>
        </text:list-item>
        <text:list-item>
          <text:p text:style-name="P91">Какого рода ответственность? — спрашиваю я.</text:p>
        </text:list-item>
        <text:list-item>
          <text:p text:style-name="P91">Доверие.</text:p>
        </text:list-item>
      </text:list>
      <text:p text:style-name="P3"><text:soft-page-break/>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3">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2">*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23">Сначала я подумала, что просто он что-то уронил, но когда поняла, что это просто нездоровые психи, вышла к нему и </text:span><text:span text:style-name="_30__20_Text"><text:span text:style-name="T23">снова включила диктофон</text:span></text:span><text:span text:style-name="T23">!</text:span></text:p>
      <text:p text:style-name="P3">Он потерял самообладание в то время, как я была непоколебима. На этой записи он скажет:</text:p>
      <text:list xml:id="list41580810" text:continue-numbering="true" text:style-name="диалог">
        <text:list-item>
          <text:p text:style-name="P91"><text:soft-page-break/>Все охуенно! Главное, что хорошо тебе! Вот это самое главное! — он почти плакал.</text:p>
        </text:list-item>
      </text:list>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41572931" text:continue-numbering="true" text:style-name="диалог">
        <text:list-item>
          <text:p text:style-name="P91">Я не могу с этим спокойно, смириться. — причитал он.</text:p>
        </text:list-item>
        <text:list-item>
          <text:p text:style-name="P91">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3">Вы понимаете? Нет? Попробую перефразировать:</text:p>
      <text:p text:style-name="P3"/>
      <text:p text:style-name="P55">«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5">Но вместо того, чтобы утешить меня и извиниться, ты пришла, чтобы сделать мне замечание. Ты поставила меня в тупик своими вопросами, ведь мне нечего <text:soft-page-break/>тебе ответить кроме правды, но правду тебе знать не нужно.</text:p>
      <text:p text:style-name="P55">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5"/>
      <text:p text:style-name="P3">Вот еще несколько его реплик:</text:p>
      <text:list xml:id="list41556801" text:continue-numbering="true" text:style-name="диалог">
        <text:list-item>
          <text:p text:style-name="P91">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41562176" text:continue-numbering="true" text:style-name="диалог">
        <text:list-item>
          <text:p text:style-name="P91">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41555858" text:continue-numbering="true" text:style-name="диалог">
        <text:list-item>
          <text:p text:style-name="P111"><text:span text:style-name="T23">Ну, раз ты такой счастливый человек, который знает, как себя успокоить в таких ситуациях (</text:span><text:span text:style-name="T28">его реакция на то, что я легла спать — </text:span><text:span text:style-name="_30__20_Text"><text:span text:style-name="T28">примеч. </text:span></text:span><text:span text:style-name="_30__20_Text"><text:span text:style-name="T28">авт.</text:span></text:span><text:span text:style-name="T23">) — я несчастный, и я не знаю, как мне себя успокоить в таких ситуациях. </text:span><text:span text:style-name="_30__20_Text"><text:span text:style-name="T23">И уж точно не лицезрением тебя, спокойно спящей и получившей все свои ответы на свои вопросы</text:span></text:span><text:span text:style-name="T23">!!!</text:span></text:p>
        </text:list-item>
      </text:list>
      <text:p text:style-name="Text_20_body"><text:soft-page-break/><text:span text:style-name="T23">У него горе, ведь мне хорошо. «</text:span><text:span text:style-name="_30__20_Text"><text:span text:style-name="T23">И уж точно не лицезрением тебя, спокойно спящей</text:span></text:span><text:span text:style-name="T23">»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1559071" text:continue-numbering="true" text:style-name="диалог">
        <text:list-item>
          <text:p text:style-name="P91">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82" text:outline-level="2"><text:s/><text:bookmark-start text:name="Glava_22__Gori_v_adu"/>Глава 22. <text:line-break/>Гори в аду<text:bookmark-end text:name="Glava_22__Gori_v_adu"/></text:h>
      <text:p text:style-name="P48">Весна покажет кто где срал.</text:p>
      <text:p text:style-name="P54">Народная поговорка</text:p>
      <text:p text:style-name="P3">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Я решила прибраться. Я люблю заниматься уборкой под свою любимую музыку. Можно поорать и так веселее. Но у меня не было колонок.</text:p>
      <text:p text:style-name="P3">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что-то вынюхивать, как ищейка. Тем более — рыться <text:soft-page-break/>по перепискам — вообще не мое! К тому же, я его любила и верила.</text:p>
      <text:p text:style-name="P3">Вся моя музыка «лежит» на одном ресурсе. Я зашла на свою страницу через его личную страницу,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3">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41571998" text:continue-numbering="true" text:style-name="диалог">
        <text:list-item>
          <text:p text:style-name="P91">А ты сегодня в парадном белье?...</text:p>
        </text:list-item>
      </text:list>
      <text:p text:style-name="Text_20_body"><text:span text:style-name="T23">Как бы так выразиться без матов, чтобы в полной мере передать мое... удивление? Я оху... очень оооочень очень </text:span><text:span text:style-name="_30__20_Text"><text:span text:style-name="T30">удивилась</text:span></text:span><text:span text:style-name="T23">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41555880" text:continue-numbering="true" text:style-name="диалог">
        <text:list-item>
          <text:p text:style-name="P111"><text:span text:style-name="T23">Привет, слушай, я тут с твоего компа хотела музыку свою поставить и кое-что увидела. А кто такая ТТ (</text:span><text:span text:style-name="T28">инициалы той барышни</text:span><text:span text:style-name="T23">)?</text:span></text:p>
        </text:list-item>
        <text:list-item>
          <text:p text:style-name="P91"><text:soft-page-break/>Ой, да я ее еще с университета знаю, — сказал он и его ответ сопровождался нервными смешками, — а что?</text:p>
        </text:list-item>
        <text:list-item>
          <text:p text:style-name="P91">Она тебе сообщение прислала: «А ты сегодня в парадном белье?» Это как понимать?</text:p>
        </text:list-item>
        <text:list-item>
          <text:p text:style-name="P91">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безнаказанным.</text:p>
        </text:list-item>
      </text:list>
      <text:p text:style-name="P3">Команда «газы» дана. Я открываю их чат и читаю...</text:p>
      <text:p text:style-name="P3">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Это единственный человек в моей жизни, под которым я прогнулась.</text:p>
      <text:p text:style-name="P3">Это единственный человек в моей жизни, которому я призналась в любви.</text:p>
      <text:p text:style-name="P3"><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3">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41576490" text:continue-numbering="true" text:style-name="диалог">
        <text:list-item>
          <text:p text:style-name="P91">Что ты придумываешь?! Ты что шуток не понимаешь?</text:p>
        </text:list-item>
        <text:list-item>
          <text:p text:style-name="P91">У тебя есть пару минут, чтобы поменять все пароли... — я просто устала. Мне надоело церемониться.</text:p>
        </text:list-item>
      </text:list>
      <text:p text:style-name="P3"><text:span text:style-name="T13">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3">Я знала, что это конец, но мне нужно было больше доказательств. Зачем? — спросите вы. Да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 Чтоб понимать — <text:span text:style-name="T1">я это не придумала</text:span>, это не догадки и ничего я себе не накручиваю!</text:p>
      <text:p text:style-name="P3">Первый раз за все время у меня появился реальный шанс во всем разобраться, а главное — убедиться наконец, <text:soft-page-break/>что я — нормальная. Мне нужно было немного. Просто еще хоть что-то, чтоб я зн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3">Надо же. Совпадение или интуиция? Я же ее никогда не видела, но описала комплекцию и даже прическу!</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7">Скриншот</text:span> <text:span text:style-name="T1">(от англ. </text:span><text:span text:style-name="T42">Screenshot</text:span><text:span text:style-name="T1">)</text:span><text:span text:style-name="T4">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Да, я не пустила его домой, и Жена Друга любезно приютила его у себя, пока все не утрясется. Он же Друг е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3">Ох, боюсь я, эта книга станет началом новых разборок. Но мне все равно. </text:span><text:span text:style-name="_30__20_Text"><text:span text:style-name="T23">Я готова ответить за все сказанное здесь!</text:span></text:span></text:p>
      <text:p text:style-name="P3">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2"><text:soft-page-break/>*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3">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3">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oft-page-break/><text:span text:style-name="T23">Если еще зимой, когда я жила у сестры, она считала, что это я испортила наши отношения своей </text:span><text:span text:style-name="_30__20_Text"><text:span text:style-name="T23">эмоциональностью</text:span></text:span><text:span text:style-name="T23">,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3">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измене, но и толкал друга на эту измену!</text:p>
      <text:p text:style-name="P3">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3">Он не был обязан ей помогать, но мог бы. Дело выбора.</text:p>
      <text:p text:style-name="P52">* * *</text:p>
      <text:p text:style-name="P3">На следующий день мне написала ТэТэ на личный номер:</text:p>
      <text:p text:style-name="P3"/>
      <text:p text:style-name="P55"><text:soft-page-break/>«Он в панике по поводу происходящего. И я чувствую себя, отчасти, виноватой. Не знаю что именно ты там прочла, но это несерьезно...</text:p>
      <text:p text:style-name="P55">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5">Ему ведь не все равно... Не возьмусь говорить о высоких чувствах, но то, что не все-равно, это точно.»</text:p>
      <text:p text:style-name="P55"/>
      <text:list xml:id="list41559099" text:continue-numbering="true" text:style-name="диалог">
        <text:list-item>
          <text:p text:style-name="P91">Ты мужу переписку показывала? — спросила я.</text:p>
        </text:list-item>
        <text:list-item>
          <text:p text:style-name="P91">Нет. — отвечает ТТ. — <text:span text:style-name="T4">Я</text:span><text:span text:style-name="T1"> подчищаю переписку</text:span><text:span text:style-name="T4">, если там нет ничего важного...</text:span></text:p>
        </text:list-item>
      </text:list>
      <text:p text:style-name="P3">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4">«И я чувствую себя, отчасти, виноватой.»</text:p>
      <text:p text:style-name="P3">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text:soft-page-break/>перед мужем и попросит прощение у него?.. Что было бы правильно, на самом деле!</text:p>
      <text:p text:style-name="P4">«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Но и тут кое-что было для меня непонятным — откуда у нее мой номер?!</text:p>
      <text:p text:style-name="P3"><text:soft-page-break/>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text:span text:style-name="T1">до того</text:span>, как я вышла за него замуж, и, слава высшим силам, не родила ему ребенка, о котором совсем недавно он со мной разговаривал.</text:p>
      <text:p text:style-name="P52">* * *</text:p>
      <text:p text:style-name="P3">Последними его словами, сказанными мне лично, глядя мне в глаза были:</text:p>
      <text:p text:style-name="P3">— Пошла в пи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 это стало известно от <text:soft-page-break/>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text:p>
      <text:list xml:id="list41577990" text:continue-numbering="true" text:style-name="диалог">
        <text:list-item>
          <text:p text:style-name="P91">А я, блять, рад, что ты страдаешь от этой конченой квартиры...</text:p>
        </text:list-item>
        <text:list-item>
          <text:p text:style-name="P91">Да ты просто самое низкое, блять, существо!</text:p>
        </text:list-item>
        <text:list-item>
          <text:p text:style-name="P91">Через месяц, когда ты съебешь к ебеням, блять, на хуй из моей жизни из этого дома, из квартиры куда угодно, блять, хоть в ад провались...</text:p>
        </text:list-item>
        <text:list-item>
          <text:p text:style-name="P91">Провались в ад, блять, к дьяволу самому и целуй его в задницу...</text:p>
        </text:list-item>
        <text:list-item>
          <text:p text:style-name="P91">Уебуй на хуй из моей жизни!</text:p>
        </text:list-item>
      </text:list>
      <text:p text:style-name="P3">И моя любимая:</text:p>
      <text:list xml:id="list41566892" text:continue-numbering="true" text:style-name="диалог">
        <text:list-item>
          <text:p text:style-name="P91">Видимо, Каминская, ты его заслуживаешь — <text:span text:style-name="_30__20_Text"><text:span text:style-name="T7">вот такого вот уродца, как я</text:span></text:span>!</text:p>
        </text:list-item>
      </text:list>
      <text:p text:style-name="P3">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2"><text:soft-page-break/>* * *</text:p>
      <text:p text:style-name="P3">На следующее утро он прислал сообщение. В отличии от предыдущего посыла, содержание в нем было следующее:</text:p>
      <text:p text:style-name="P3"/>
      <text:p text:style-name="P55">«Прости что нагрубил и наговорил гадостей. Я уже сам не ведаю что творю. Но не провоцируй меня, пожалуйста.</text:p>
      <text:p text:style-name="P55">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5">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5">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55">Я не обманывал тебя. Ты просто хотела услышать не то, о чем спрашивала.»</text:p>
      <text:p text:style-name="P55"/>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text:soft-page-break/>Он тут же стремится оправдаться, что «перечеркивает» его, так называемое, извинение. Плюс, попытка вызвать жалость. К тому же, следом идет «но»:</text:p>
      <text:p text:style-name="P4">«<text:span text:style-name="T4">Но</text:span> не провоцируй меня, пожалуйста.»</text:p>
      <text:p text:style-name="P3">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быть ответственным за свои действия, которые касаются меня, быть рядом, не вытирать ноги о мое мнение...</text:p>
      <text:p text:style-name="P3"><text:soft-page-break/>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8">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вакуума. И он решил сделать меня его женой.</text:p>
      <text:p text:style-name="P3">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5"><text:soft-page-break/>«Такие, как я со своим благородством не доживают до этапа свадьбы, ибо <text:span text:style-name="T7">такую дуру, как Яна, которая будет согласна топать дальше — хуй найдешь</text:span> ))»</text:p>
      <text:p text:style-name="Text_20_body"><text:span text:style-name="T28">Когда его попытки потрахаться на стороне «</text:span><text:span text:style-name="T1">не увенчались успехом</text:span><text:span text:style-name="T28">», </text:span><text:span text:style-name="T30">и</text:span><text:span text:style-name="T23">менно это он написал нашему общему другу перед тем, как, тогда зимой, вернуть меня.</text:span></text:p>
      <text:p text:style-name="P3">Что тут скажешь? Дура-дурой. Но дура поуменла.</text:p>
      <text:p text:style-name="P4">«Но эта чертова ТТ и переписка... И вот больше ты мне не веришь.»</text:p>
      <text:p text:style-name="P3">Уже «чертова»?.. Чего? Как раз под стать!</text:p>
      <text:p text:style-name="P3">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23">И вот результаты такого отношения: разочарование жертвы, недоверие, что, несомненно, </text:span><text:span text:style-name="_30__20_Text"><text:span text:style-name="T23">расстраивает его</text:span></text:span><text:span text:style-name="T23">.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text:soft-page-break/>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Ты так громко ругалась от этого всего и все эти разговоры о тряпке и о немужике — это невероятно демотивирует.»</text:p>
      <text:p text:style-name="P3">«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3">Или может я его еще и мотивировать должна была?! Тогда и<text:span text:style-name="T13">нтересно, на что же? Может на то, чтоб он признал свою вину и попросил прощение? «Давай, котик! У тебя получится!» Хотя нет, не получится уже.</text:span></text:p>
      <text:p text:style-name="P3">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3"><text:soft-page-break/>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text:p>
      <text:p text:style-name="P6">Конечно, он понимает, что мне больно, ведь он же к этому и стремился. И? И что? И что с того?</text:p>
      <text:p text:style-name="P6">Но не понимает, насколько мне больно!</text:p>
      <text:p text:style-name="P4">«Я недостаточно внимателен. Рассеян и позволяю то, чего не должен.»</text:p>
      <text:p text:style-name="P3">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text:p>
      <text:p text:style-name="P3">Даже звучит забавно: «Я так рассеян и невнимателен, что замутил с замужней барышней!» Ой... Не могу. Анекдот просто.</text:p>
      <text:p text:style-name="P4">«Твоя реакция настолько ужасна, ты не представляешь, как с тобой трудно справиться.»</text:p>
      <text:p text:style-name="P6"><text:soft-page-break/>Не «<text:span text:style-name="T1">мои</text:span> действия ужасны», а «твоя реакция». Снова я во всем винновата... Бла-бла-бла... Тут мне добавить нечего.</text:p>
      <text:p text:style-name="P4">«Я не обманывал тебя.»</text:p>
      <text:p text:style-name="P3">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3">Ну и вот что у нас по итогу получается:</text:p>
      <text:p text:style-name="P3"/>
      <text:p text:style-name="P55">«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5">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5">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5"><text:soft-page-break/>Но вот эта чертова ТТ и переписка... И вот ты больше мне не веришь.</text:p>
      <text:p text:style-name="P55">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5">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5">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55">Но я бы никогда не позволил себе того, что позволил!</text:p>
      <text:p text:style-name="P55">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5">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5">Я не обманывал тебя. Я же не обещал тебе, что буду верен! Напротив, я постоянно говорил тебе об изменах, о том, что все мужчины полигамны. Я думал, <text:soft-page-break/>ты готова. Но, наверное, нужно было сначала окольцевать тебя, чтоб тебе было сложнее уйти...</text:p>
      <text:p text:style-name="P55">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5"/>
      <text:p text:style-name="P3">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чтоб лишить меня равновесия. И я снова была сбита с толку, но не в своем отношении к нему, а в <text:span text:style-name="T1">осознании</text:span> всей его жестокости, которая, в прямом смысле слова, опустошила меня.</text:p>
      <text:p text:style-name="P3">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82" text:outline-level="2"><text:s/><text:bookmark-start text:name="Glava_26__Apofieoz_otnoshienii_s_manipul"/>Глава 23. <text:line-break/>Апофеоз отношений с манипулятором<text:bookmark-end text:name="Glava_26__Apofieoz_otnoshienii_s_manipul"/></text:h>
      <text:p text:style-name="P48">Кто хочет жить, кто весел, кто не тля —</text:p>
      <text:p text:style-name="P48">Готовьте ваши руки к рукопашной!</text:p>
      <text:p text:style-name="P54"><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Мою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text:soft-page-break/>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3">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3">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она была не бере<text:soft-page-break/>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23">На восьмой день </text:span><text:span text:style-name="_32__20_Text"><text:span text:style-name="T32">заключения, то есть лечения </text:span></text:span><text:span text:style-name="T23">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3">По завершении, она, по всей видимости, показала эти результаты заведующему отделением. Он тут же вызвал <text:soft-page-break/>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3">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3">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text:soft-page-break/>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которых у них нет, но которыми их щедро пытались наградить их деструктивные партнеры.</text:p>
      <text:p text:style-name="P3">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3">Мои друзья рассказали мне реакцию моего бывшего парня, когда он узнал, что я лежу в лечебнице для душевно больных. Он </text:span><text:span text:style-name="T28">смеялся</text:span><text:span text:style-name="T23"> и сказал, что </text:span><text:span text:style-name="T30">т</text:span><text:span text:style-name="_30__20_Text"><text:span text:style-name="T30">ам мне самое место: «Д</text:span></text:span><text:span text:style-name="T30">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41577196" text:continue-numbering="true" text:style-name="диалог">
        <text:list-item>
          <text:p text:style-name="P91">Что, ручки из жопы?</text:p>
        </text:list-item>
      </text:list>
      <text:p text:style-name="P3">Или:</text:p>
      <text:list xml:id="list41552682" text:continue-numbering="true" text:style-name="диалог">
        <text:list-item>
          <text:p text:style-name="P91">О, продолжай! Я же говорил, что ты неадекватная... — повторял он, снимая на камеру меня, доведенную до состояние сумасшествия...</text:p>
        </text:list-item>
      </text:list>
      <text:p text:style-name="P52"><text:soft-page-break/>* * *</text:p>
      <text:p text:style-name="P3">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7">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7">Фидбек</text:span> (<text:span text:style-name="T1">сленг.</text:span>) - отклик, отзыв, ответная реакция на какое-либо действие или событие.</text:p></text:note-body></text:note> в сообщении:</text:p>
      <text:p text:style-name="P3"/>
      <text:p text:style-name="P55">«Ахах! И это запостила! Тебя даже дурка не исправит, ты просто безнадежна.</text:p>
      <text:p text:style-name="P55">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5"/>
      <text:p text:style-name="P3">То есть, скриншот на моей стене с его посланием «Ну шо, кобыла...» - это клевета?! Мой не правдивый аргумент?..<text:span text:style-name="T51"> </text:span>Но ведь это не аргумент! Это было его сообщение!..</text:p>
      <text:p text:style-name="P3">Ну и неудачная метафора — школьная драка.</text:p>
      <text:p text:style-name="P3">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3"><text:soft-page-break/>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3">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3">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55">«Это письмо не начнется со слова «я» или со слова «ты» или даже «мы». И тут не будет ни обращений ни гадостей.</text:p>
      <text:p text:style-name="P55">Очень хочется, чтоб все было хорошо. Всем хочется. Как бы кто ни злился, как бы ни было несправедливо, каждый понимает, что хочет просто быть счастливым.</text:p>
      <text:p text:style-name="P55">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text:soft-page-break/>может закончится, пока кто-то продолжает воевать. Зачем?</text:p>
      <text:p text:style-name="P55">Почему нельзя проститься? Разойтись? Сколько еще нужно крови? Очень хочется чтоб это закончилось.</text:p>
      <text:p text:style-name="P55">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5">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5">P.S.: Прости, что обозвал.</text:p>
      <text:p text:style-name="P55">С прошедшим тебя. Будь счастлива.»</text:p>
      <text:p text:style-name="P55"/>
      <text:p text:style-name="P3">Эээээ, постойте... что?! Что это было?</text:p>
      <text:p text:style-name="P4">«Тут не будет ни обращений ни гадостей.»</text:p>
      <text:p text:style-name="P6">По всей видимости, словарный запас закончился, а повторяться не хочется.</text:p>
      <text:p text:style-name="P4">«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text:soft-page-break/>гие — за счет кого-то, принося боль и получая удовлетворение.</text:p>
      <text:p text:style-name="P3">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3">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3">Аж слезы наворачиваются!</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 А не о чем тут разговаривать, на самом деле.</text:p>
      <text:p text:style-name="P3">Один момент — под «ошибкой» он подразумевает что — мой пост? Или свое сообщение? Не понятно...</text:p>
      <text:p text:style-name="P4">«Не знаю, какие слова или какие действия нужны для того, чтоб прекратить наконец эту боль.»</text:p>
      <text:p text:style-name="P3">И я не знаю, какие слова нужны. Я бы ответила, скорее — молчание и бездействие с его стороны, но явно не «шо, кобыла...»</text:p>
      <text:p text:style-name="P3"><text:soft-page-break/>Боль? Ударился, что ли?</text:p>
      <text:p text:style-name="P4">«История не может закончится, пока кто-то продолжает воевать. Зачем?»</text:p>
      <text:p text:style-name="P3">«Воевать»... Кто воюет? Я? Я только отбиваюсь, отказываясь терпеть его оскорбления даже за «пределами ситуации».</text:p>
      <text:p text:style-name="P3">И правда — зачем? Зачем эти оскорбления, которые он мне присылает?! Лично я не понимаю...</text:p>
      <text:p text:style-name="Text_20_body"><text:span text:style-name="T23">Я решила, пусть все это видят. Ведь он же считает свое поведение нормальным. Ну так, зачем прятаться в моей личке</text:span><text:span text:style-name="T23"><text:note text:id="ftn18" text:note-class="footnote"><text:note-citation text:label="*">*</text:note-citation><text:note-body><text:p text:style-name="Footnote"><text:span text:style-name="T7">Личка</text:span> (<text:span text:style-name="T1">сленг.</text:span>) - термин, который означает личные сообщения, используется в форумах, блогах и соц-сетях.</text:p></text:note-body></text:note></text:span><text:span text:style-name="T23"> — айда на </text:span><text:span text:style-name="_32__20_Text"><text:span text:style-name="T31">сцену... то есть на </text:span></text:span><text:span text:style-name="T23">стену</text:span><text:span text:style-name="T23"><text:note text:id="ftn19" text:note-class="footnote"><text:note-citation text:label="**">**</text:note-citation><text:note-body><text:p text:style-name="Footnote"><text:span text:style-name="T7">Стена</text:span> или лента в соц-сетях, где размещается открытая информация для всех пользователей.</text:p></text:note-body></text:note></text:span><text:span text:style-name="T23">!</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3">Но по-моему, он все еще не может смириться с тем, что его, такого хорошего, выгнали в шею. А эти его оскорбления ни что иное, как жалкие попытки спровоцировать меня на ответную реакцию с целью осудить меня за мои защитные действия.</text:p>
      <text:p text:style-name="P4">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text:soft-page-break/>Кто кому звонит? Мне никто не звонил и я не звонила...</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3">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это? У меня слишком много вопросов...</text:p>
      <text:p text:style-name="P4">«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было писать эти гадости?</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Больше месяца прошло! Я уж обрадовалась, что он о моем существовании забыл! Сижу, никого не трогаю — приходит сообщение «Шо, кобыла»...</text:p>
      <text:p text:style-name="P3"><text:soft-page-break/>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3">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9"><text:soft-page-break/>* * *</text:p>
      <text:p text:style-name="P3">Что теперь?</text:p>
      <text:p text:style-name="P3">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415819211" text:continue-list="list41578189" text:style-name="список_20_перечисление">
        <text:list-item>
          <text:p text:style-name="P93">вам необходимо осознать, что вами манипулируют (или манипулировали);</text:p>
        </text:list-item>
        <text:list-item>
          <text:p text:style-name="P93">избавиться от иллюзий</text:p>
        </text:list-item>
        <text:list-item>
          <text:p text:style-name="P112"><text:span text:style-name="T23">и зарубить себе на носу, что </text:span><text:span text:style-name="_31__20_Text"><text:span text:style-name="T23">ВЫ НИ В ЧЕМ НЕ ВИНОВАТЫ</text:span></text:span><text:span text:style-name="T23">!</text:span></text:p>
        </text:list-item>
      </text:list>
      <text:p text:style-name="P3">Осознание факта манипуляций даст вам ответ на большинство ваших вопросов, таких, как:</text:p>
      <text:list xml:id="list41555181" text:continue-list="list41552682" text:style-name="диалог">
        <text:list-item>
          <text:p text:style-name="P91">Что происходит?</text:p>
        </text:list-item>
        <text:list-item>
          <text:p text:style-name="P91">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3">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Вам будет очень сложно избавиться от чувства вины, которое вам внушали очень долго. Вы должны быть готовы принять факт того, что <text:span text:style-name="T7">вашей вины нет</text:span><text:span text:style-name="T8">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text:soft-page-break/>Это его рук дело! Это он вас такой сделал. Манипулятор, зверь по имени абьюзер. Это было его планом!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Направьте все свои силы на свою защиту!</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сли прям вот надо поговорить — просите друга, маму — кого угодно присутствовать, включите диктофон.</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3"><text:soft-page-break/>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3">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вы не ожидали такой поддержки и такой помощи, которую он вам окажет.</text:p>
      <text:p text:style-name="P3"><text:soft-page-break/>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3">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Это нормально для него и хорошо для вас, ведь это означает, что скоро он от вас отстанет. Но пока это лишь про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3"><text:soft-page-break/>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3">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ировались уже с чем-то приятным, что не имеет к нему никакого отношения.</text:p>
      <text:p text:style-name="P3"><text:soft-page-break/>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text:p>
      <text:p text:style-name="P3">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list xml:id="list41553665" text:continue-numbering="true" text:style-name="диалог">
        <text:list-item>
          <text:p text:style-name="P91">Как же ты не заметила это все?! Куда же ты смотрела?! Почему раньше не уш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3"><text:soft-page-break/>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И самое печальное то, что он не сможет это исправить!</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3">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3">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1" text:outline-level="1"><text:s/>Часть 2. <text:line-break/>Справочник</text:h>
      <text:p text:style-name="Text_20_body">Эта часть книги будет существенно отличаться от предыдущей. Здесь я собрала необходимую информацию о манипуляции и манипуляторах.</text:p>
      <text:p text:style-name="Text_20_body">В отличии от повествовательной первой части, часть «Справочник» <office:annotation office:name="__Annotation__11987_1408579346"><dc:creator>Яна </dc:creator><dc:date>2018-03-12T10:24:18.50</dc:date><text:p text:style-name="P143"><text:span text:style-name="T62">запятая</text:span></text:p></office:annotation>расскажет почему<office:annotation-end office:name="__Annotation__11987_1408579346"/> люди становятся манипуляторами, подробнее опишет их методы манипулирования, а также предоставит рекомендации по противостоянию этим методам.</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82" text:outline-level="2"><text:s/><text:bookmark-start text:name="Glava_25__Priznaki__priiemy_i_protivosto"/>Глава 24. <text:line-break/>Признаки<text:bookmark-end text:name="Glava_25__Priznaki__priiemy_i_protivosto"/> манипуляции</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3">Это его рок. Простить такого легко, если понять, что он всю жизнь будет несчастным.</text:p>
      <text:h text:style-name="P84"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1">[</text:span>Миллион<text:span text:style-name="T41">]</text:span> шагов как стать успешным карьеристом, <text:span text:style-name="T41">[</text:span>двести тысяч сто<text:span text:style-name="T41">]</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20" text:note-class="footnote"><text:note-citation text:label="*">*</text:note-citation><text:note-body><text:p text:style-name="Footnote"><text:span text:style-name="T7">Пикап</text:span> (от англ. <text:span text:style-name="T41">pick up —</text:span><text:span text:style-name="T13"> цеплять, подцепить</text:span>) <text:span text:style-name="T41">—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4">поиметь.</text:span></text:p>
      <text:p text:style-name="P29"><text:soft-page-break/>Главная цель пикапа — зацепить девушку. Начиная с банального:</text:p>
      <text:list xml:id="list41581854" text:continue-numbering="true" text:style-name="диалог">
        <text:list-item>
          <text:p text:style-name="P116">Вашей маме зять не нужен?</text:p>
        </text:list-item>
      </text:list>
      <text:p text:style-name="P29">И заканчивая какими-то более экстравагантными:</text:p>
      <text:list xml:id="list41583241" text:continue-numbering="true" text:style-name="диалог">
        <text:list-item>
          <text:p text:style-name="P116">Твой отец случайно не хлеб?</text:p>
        </text:list-item>
        <text:list-item>
          <text:p text:style-name="P116">В каком смысле?</text:p>
        </text:list-item>
        <text:list-item>
          <text:p text:style-name="P116">Ту ты такая крошка...</text:p>
        </text:list-item>
      </text:list>
      <text:p text:style-name="P29">Это будет фраза, которая может зацепить.</text:p>
      <text:p text:style-name="P29">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41555205" text:continue-numbering="true" text:style-name="диалог">
        <text:list-item>
          <text:p text:style-name="P116">Что-то тут сегодня мало народа...</text:p>
        </text:list-item>
      </text:list>
      <text:p text:style-name="P29">Однако «цепляшки» не обязательно должны вызывать восхищение, но они обязательно должны привлечь ваше внимание.</text:p>
      <text:p text:style-name="P29">Например, вы ждете свою подругу. К вам подходит парень и говорит:</text:p>
      <text:list xml:id="list41582475" text:continue-numbering="true" text:style-name="диалог">
        <text:list-item>
          <text:p text:style-name="P116">Привет.</text:p>
        </text:list-item>
      </text:list>
      <text:p text:style-name="P29">Достаточно спокойно и ненавязчиво, как будто бы обознался. Ответите вы или нет — ему не важно. Он уже задает вопрос:</text:p>
      <text:list xml:id="list41581435" text:continue-numbering="true" text:style-name="диалог">
        <text:list-item>
          <text:p text:style-name="P116">Ты одна тут?</text:p>
        </text:list-item>
      </text:list>
      <text:p text:style-name="P29">И вы говорите, мол:</text:p>
      <text:list xml:id="list41562325" text:continue-numbering="true" text:style-name="диалог">
        <text:list-item>
          <text:p text:style-name="P116"><text:soft-page-break/>Нет, я с подругой. Она сейчас подойдет... — недоумевая, что этот незнакомец от вас хочет.</text:p>
        </text:list-item>
      </text:list>
      <text:p text:style-name="P29">На что он отвечает:</text:p>
      <text:list xml:id="list41566787" text:continue-numbering="true" text:style-name="диалог">
        <text:list-item>
          <text:p text:style-name="P116">Ну ее же сейчас нет. Выйдем на минутку. Поговорить надо...</text:p>
        </text:list-item>
      </text:list>
      <text:p text:style-name="P29">Он будет очень уверенным и быстрым. Вас это может сбить с толку. Говорить и действовать он будет так быстро, что у вас не будет времени сказать «нет» — он уже развернулся и направился к выходу. Обернулся и спросил:</text:p>
      <text:list xml:id="list41562804" text:continue-numbering="true" text:style-name="диалог">
        <text:list-item>
          <text:p text:style-name="P116">Ну? Ты идешь?</text:p>
        </text:list-item>
      </text:list>
      <text:p text:style-name="P29">Это тоже метод, и, как вы поняли, он не обязательно должен восхищать и расслаблять вас. Вы в ступоре, вы в напряжении. Все, что вам остается — следовать его указаниям, а он, в свою очередь, не дает вам время на подумать.</text:p>
      <text:p text:style-name="P29">Вот еще один пример с моего личного опыта. Однажды вечером мне звонит знакомый, поведение которого явно говорит о том, что я ему нравлюсь:</text:p>
      <text:list xml:id="list41551778" text:continue-numbering="true" text:style-name="диалог">
        <text:list-item>
          <text:p text:style-name="P116">Привет! Я тут рядом. Кофе не хочешь? Да? Нет? Давай быстрей? Ну? Так что?..</text:p>
        </text:list-item>
      </text:list>
      <text:p text:style-name="P29">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29">Так, как этот знакомый был еще и моим коллегой, на работе его поведение по отношению ко мне было отнюдь не дружеским, и, что самое неприятное — при всех остальных: приобнимет, мимо не пройдет, ЯноЧка то, ЯноЧка сё... <text:soft-page-break/>И в проект ЯноЧку возьму, я рядом со мной ЯноЧка будет сидеть. Мне с ЯноЧкой приятно работать, ну и все такое.</text:p>
      <text:p text:style-name="P29">Другими словами, он начал вести себя со мной, как со своей девушкой. К слову, это заметили и другие коллеги, и их мнение было моим подтверждением — мне не показалось.</text:p>
      <text:p text:style-name="P29">Сначала я подумала, что действительно ему нравлюсь, но потом стала замечать некоторые нюансы — несостыковки в поведении. Однажды я не выдержала и прямым текстом попросила его вести себя, как положено — мы коллеги, и никаких обнимашек и сюси-пуси не проявлять в мой адрес.</text:p>
      <text:p text:style-name="P29">Его реакция была удивительной, а именно:</text:p>
      <text:list xml:id="list41556165" text:continue-numbering="true" text:style-name="диалог">
        <text:list-item>
          <text:p text:style-name="P116">Яна, блять, что ты от меня хочешь?..</text:p>
        </text:list-item>
      </text:list>
      <text:p text:style-name="P29">Вопрос, как я полагаю, был риторическим, так как то, что его вызвало — было моим ответом. Закончилось все тем, что он... обиделся и прекратил со мной любое общение, даже по рабочим вопросам также демонстративно, как еще пару дней назад заливал ко мне на глазах у всего офиса.</text:p>
      <text:p text:style-name="P29">Стоит ли говорить, что резкий перепад в его отношении ко мне заметили и остальные, и на меня обрушилась масса вопросов — а что же у вас произошло? Чем же, Яночка, ты его так обидела? Ответить мне было нечего, однако остались подозрения, что ранимая мужская душенька просто не смогла тихо-молча принять отказ...</text:p>
      <text:p text:style-name="Text_20_body"><text:span text:style-name="T18">Отказ? Да, собственно и предложений никаких не было... так на что же все-таки обиделся? А я вам скажу — </text:span><text:soft-page-break/><text:span text:style-name="T18">слишком самоуверенный человек не смог принять тот факт, что ему не просто не прыгнули на шею, а еще и попросили вести себе подобающе. На деле он просто метил территорию, ведь именно в тот период стала свободной.</text:span></text:p>
      <text:p text:style-name="P29">Во всех случаях пикапер нарушает ваши личные границы. Да, звучит слишком феминистично, но что же тут поделаешь?! Задайте себе вопрос:</text:p>
      <text:list xml:id="list41577863" text:continue-numbering="true" text:style-name="диалог">
        <text:list-item>
          <text:p text:style-name="P116">Комфортно мне, или нет?</text:p>
        </text:list-item>
      </text:list>
      <text:p text:style-name="P29">Должно быть комфортно.</text:p>
      <text:p text:style-name="P29">Не проверяйте его, если заметили неладное — будьте собой, он сам себя покажет, когда придет время. И уж поверьте, это будет одно из двух — либо его намерения серьезны и он начнет добиваться вас по-мужски, достойно, и сделает вас счастливой, либо же он будет сидеть и ждать, когда вы прибежите к нему в ручки, ведь напрягаться он не намерен.</text:p>
      <text:p text:style-name="P29">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такая плохая, его уже послала.</text:p>
      <text:p text:style-name="P29">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P29">Пикаперы считают, что нам скучно, и, нужно сказать, что это правда, ведь мы любим приключения. Мы устали от <text:soft-page-break/>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29">Самое печальное то, что шутка, которой он приведет вас в восторг — это его конспект по пикапу. Сам-то он понимает, что не обладает таким остроумием, но — спасибо наставнику. Он не тот, кем хочет казаться. Он не есть он. Он хочет быть тем, кем не является. Он понимает, что не нравится женщинам таким, какой есть. Он создает иллюзию — заманивает вас «картинкой». Рядом с таким вы видите, ощущаете и чувствуете то, что <text:span text:style-name="T1">хотите</text:span> чувствовать, а не то, что чувствовали бы с ним, будь он самим собой. Понимаете?</text:p>
      <text:p text:style-name="P29">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Который хочет и требует, но отдать взамен ему нечего.</text:p>
      <text:p text:style-name="P30">Шутки заканчиваются, а тренера рядом нет.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и </text:span><text:span text:style-name="T14">завести от</text:span><text:soft-page-break/><text:span text:style-name="T14">ношения</text:span><text:span text:style-name="T13"> с понравившейся девушкой. Правда, только на Западе. У нас пока еще дела обстоят несколько иначе.</text:span></text:p>
      <text:p text:style-name="P26">Короче говоря, это учение у нас, в странах СНГ, пока еще, к сожалению, не учит нравственной идеологии:</text:p>
      <text:p text:style-name="P72">«— Давай поиграем в волшебника?</text:p>
      <text:list xml:id="list1676292452641588450" text:style-name="L3">
        <text:list-header>
          <text:p text:style-name="P77"><text:s/>— А это как?</text:p>
          <text:p text:style-name="P77"><text:s/>— Я тебя трахну, и ты исчезнешь.»</text:p>
        </text:list-header>
      </text:list>
      <text:p text:style-name="P47">Филипп Богачев, «Секреты уличных знакомств»</text:p>
      <text:p text:style-name="P26"/>
      <text:p text:style-name="P26">Или вот еще один «замечательный» отрывок из той же книги:</text:p>
      <text:p text:style-name="P62">«... У нас заготовлена термоядерная дубинка, чтобы при случае, настучать девушке по голове за плохое поведение...</text:p>
      <text:p text:style-name="P62">Примеры:</text:p>
      <text:p text:style-name="P62">— У тебя очень красивые волосы. Особенно в ушах.</text:p>
      <text:p text:style-name="P62">— У тебя замечательная походка. Особенно когда стоишь.</text:p>
      <text:p text:style-name="P62">—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ёба</text:span><text:span text:style-name="T13"><text:note text:id="ftn21" text:note-class="footnote"><text:note-citation text:label="*">*</text:note-citation><text:note-body><text:p text:style-name="Footnote">Стёб — шутка над собеседником с элементами сарказма и иронии.</text:p></text:note-body></text:note></text:span><text:span text:style-name="T13"> в ответ над тобой, до</text:span><text:span text:style-name="T21"> совершенно неправильного, по моему мнению, удара левой снизу...</text:span><text:span text:style-name="T13">»</text:span></text:p>
      <text:p text:style-name="P47">Филипп Богачев, «Секреты уличных знакомств»</text:p>
      <text:p text:style-name="P26"><text:soft-page-break/></text:p>
      <text:p text:style-name="P26">«Совершенно неправильным» поведением, как вы понимаете, автор называет вполне логичную реакцию «объекта» на грубости...</text:p>
      <text:p text:style-name="P26">Не могу удержаться и не вставить еще одну цитату того же автора. Это аннотация к книге:</text:p>
      <text:p text:style-name="P62"/>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21">телу</text:span><text:span text:style-name="T13"> женщины...»</text:span></text:p>
      <text:p text:style-name="P47">Филипп Богачев, «Пикап. Самоучитель по соблазнению»</text:p>
      <text:p text:style-name="P47"/>
      <text:p text:style-name="P26">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 Ну да ладно...</text:p>
      <text:p text:style-name="P26">К чему я веду?</text:p>
      <text:p text:style-name="P26">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8">правильно</text:span><text:span text:style-name="T13"> для эффективного </text:span><text:span text:style-name="T14">результата</text:span><text:span text:style-name="T13">, </text:span><text:soft-page-break/><text:span text:style-name="T13">предлагая массу техник и обучая самым разнообразным навыкам.</text:span></text:p>
      <text:p text:style-name="P26">Так вот психопата учить не надо. Он понимает человеческую природу априори, очень тонко и достаточно быстро.</text:p>
      <text:p text:style-name="P26">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6">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6">Предлагаю вашему вниманию список и краткую характеристику расстройств, где имеют место манипулятивные действия.</text:p>
      <text:h text:style-name="P79" text:outline-level="4">Общие диагностические критерии расстройств личности</text:h>
      <text:p text:style-name="P32">Существует несколько видов расстройств личности. Они могут быть сгруппированы в одну из трех групп-кластеров:</text:p>
      <text:list xml:id="list4515363578778470493" text:style-name="List_20_2">
        <text:list-item>
          <text:p text:style-name="P126">Кластер <text:span text:style-name="T41">A</text:span><text:span text:style-name="T8">:</text:span></text:p>
          <text:list>
            <text:list-item>
              <text:p text:style-name="P128">Параноидное;</text:p>
            </text:list-item>
            <text:list-item>
              <text:p text:style-name="P128">Шизоидное;</text:p>
            </text:list-item>
            <text:list-item>
              <text:p text:style-name="P128">Шизотипическое.</text:p>
              <text:p text:style-name="P125"><text:span text:style-name="T8">Для лиц с расстройствами кластера </text:span><text:span text:style-name="T45">A</text:span><text:span text:style-name="T8"> характерны трудности, связанные с взаимодействием с окружающими.</text:span></text:p>
              <text:p text:style-name="P125"><text:span text:style-name="T21">Их эмоциональное состояние описывается</text:span><text:span text:style-name="T8">, как <text:s/>тревожное, недоверчивое, подозрительное, защитное.</text:span></text:p>
            </text:list-item>
          </text:list>
        </text:list-item>
        <text:list-item>
          <text:p text:style-name="P125"><text:span text:style-name="T7">Кластер </text:span><text:span text:style-name="T46">B</text:span><text:span text:style-name="T8">:</text:span></text:p>
          <text:list>
            <text:list-item>
              <text:p text:style-name="P128">Антисоциальное;</text:p>
            </text:list-item>
            <text:list-item>
              <text:p text:style-name="P128">Пограничное;</text:p>
            </text:list-item>
            <text:list-item>
              <text:p text:style-name="P128">Истерическое;</text:p>
            </text:list-item>
            <text:list-item>
              <text:p text:style-name="P128">Нарциссическое.</text:p>
              <text:p text:style-name="P125"><text:span text:style-name="T8">Лица с расстройствами кластера </text:span><text:span text:style-name="T45">B </text:span><text:span text:style-name="T21">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9"><text:soft-page-break/>Их эмоциональное состояние описывается, как драматическое, тревожное, непредсказуемое и нестабильное.</text:p>
            </text:list-item>
          </text:list>
        </text:list-item>
        <text:list-item>
          <text:p text:style-name="P138"><text:span text:style-name="T13">Кластер </text:span><text:span text:style-name="T41">C</text:span><text:span text:style-name="T21">:</text:span></text:p>
          <text:list>
            <text:list-item>
              <text:p text:style-name="P139">Избегающее;</text:p>
            </text:list-item>
            <text:list-item>
              <text:p text:style-name="P139">Зависимое;</text:p>
            </text:list-item>
            <text:list-item>
              <text:p text:style-name="P139">Обсессивно-компульсивное.</text:p>
              <text:p text:style-name="P138"><text:span text:style-name="T21">Лица с расстройствами кластера </text:span><text:span text:style-name="T45">C </text:span><text:span text:style-name="T21">испытывают чувства тревоги и страха, которые их </text:span><text:span text:style-name="T21">подавляют, и с которыми они постоянно борются.</text:span></text:p>
              <text:p text:style-name="P139">Их поведение описывается, как антиобщественное, <text:s/>замкнутое, неуверенное и чрезвычайно чувствительное.</text:p>
              <text:p text:style-name="P139">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3">ый</text:span> период характер только формируется, и<text:span text:style-name="T13">,</text:span> как мы знаем, сопровождается различными поведенческими экспериментами.</text:p>
      <text:p text:style-name="Text_20_body"><text:soft-page-break/><text:span text:style-name="T8">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3">Международной классификации болезней (МКБ)</text:span><text:span text:style-name="T8">:</text:span></text:p>
      <text:list xml:id="list41578239" text:continue-list="list41568021" text:style-name="List_20_1">
        <text:list-item text:start-value="1">
          <text:p text:style-name="P141">заметная дисгармония в поведении:</text:p>
          <text:list>
            <text:list-item>
              <text:p text:style-name="P140">аффективность<text:note text:id="ftn22" text:note-class="footnote"><text:note-citation text:label="*">*</text:note-citation><text:note-body><text:p text:style-name="Footnote"><text:span text:style-name="T7">Аффективность</text:span> (<text:span text:style-name="T1">от лат. </text:span><text:span text:style-name="T42">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0">возбудимость;</text:p>
            </text:list-item>
            <text:list-item>
              <text:p text:style-name="P140">расстройство контроля побуждений:</text:p>
              <text:list>
                <text:list-item>
                  <text:p text:style-name="P140">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0">нарастающее напряжение, возникающее перед совершением действия, повышение физической и психической активности;</text:p>
                </text:list-item>
                <text:list-item>
                  <text:p text:style-name="P140">возникновение ощущения радости и облегчения во время совершения действия.</text:p>
                </text:list-item>
              </text:list>
            </text:list-item>
            <text:list-item>
              <text:p text:style-name="P140">нарушение в процессах восприятия и мышления;</text:p>
            </text:list-item>
            <text:list-item>
              <text:p text:style-name="P140">изменение в стиле отношения к окружающим;</text:p>
            </text:list-item>
          </text:list>
        </text:list-item>
        <text:list-item>
          <text:p text:style-name="P140">хроническое проявление аномального поведения, возникшее давно;</text:p>
        </text:list-item>
        <text:list-item>
          <text:p text:style-name="P140">нарушение адаптации к широкому диапазону личностных и социальных ситуаций в связи с аномальным стилем поведения;</text:p>
        </text:list-item>
        <text:list-item>
          <text:p text:style-name="P140"><text:soft-page-break/>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0">обычно, но не всегда — существенное ухудшение профессиональной и социальной продуктивности.</text:p>
        </text:list-item>
        <text:list-item>
          <text:p text:style-name="P140">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Основываясь выраженности <text:span text:style-name="T13">вышеперечисленных </text:span>личностных нарушений, определяется также и <text:span text:style-name="T7">степень тяжести расстройства</text:span>:</text:p>
      <text:list xml:id="list4579571879117589301" text:style-name="List_20_3">
        <text:list-item>
          <text:p text:style-name="P129">отсутствие расстройства личности и существенных критериев личностного расстройства;</text:p>
        </text:list-item>
        <text:list-item>
          <text:p text:style-name="P129">личностное затруднение:</text:p>
          <text:p text:style-name="P129">наличие подпороговых критериев одного или нескольких расстройств личности;</text:p>
        </text:list-item>
        <text:list-item>
          <text:p text:style-name="P129">простое расстройство личности:</text:p>
          <text:p text:style-name="P129">наличие существенных критериев одного или нескольких расстройств в рамках одного кластера;</text:p>
        </text:list-item>
        <text:list-item>
          <text:p text:style-name="P129">сложное (диффузное) расстройство личности:</text:p>
          <text:p text:style-name="P129">наличие существенных критериев одного или нескольких расстройств личности в рамках нескольких кластеров;</text:p>
        </text:list-item>
        <text:list-item>
          <text:p text:style-name="P129">тяжелое расстройство личности:</text:p>
          <text:p text:style-name="P129"><text:soft-page-break/>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2"/>
      <text:p text:style-name="P33">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41575150" text:continue-list="list415819211" text:style-name="список_20_перечисление">
        <text:list-item>
          <text:p text:style-name="P112">компенсация негативных проявлений;</text:p>
        </text:list-item>
        <text:list-item>
          <text:p text:style-name="P112">адаптация к обществу;</text:p>
        </text:list-item>
        <text:list-item>
          <text:p text:style-name="P112">снижение уровня тревожности;</text:p>
        </text:list-item>
        <text:list-item>
          <text:p text:style-name="P112">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79" text:outline-level="4">Параноидное расстройство личности</text:h>
      <text:p text:style-name="P27">Диагностируется при наличии четырех и более критериев, приведенных ниже, а также при проявлении общих критериев расстройств личности:</text:p>
      <text:list xml:id="list41580534" text:continue-numbering="true" text:style-name="список_20_перечисление">
        <text:list-item>
          <text:p text:style-name="P122">чрезмерная чувствительность к неудачам и отказам;</text:p>
        </text:list-item>
        <text:list-item>
          <text:p text:style-name="P122">постоянное недовольство окружающими, неумение прощать оскорбления, причинение ущерба, высокомерное поведение;</text:p>
        </text:list-item>
        <text:list-item>
          <text:p text:style-name="P122">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2">воинственно-щепетильное, не соответствующее фактической ситуации отношение к вопросам, связанным с правами личности;</text:p>
        </text:list-item>
        <text:list-item>
          <text:p text:style-name="P122">возобновляющиеся неоправданные подозрения в неверности сексуального партнера;</text:p>
        </text:list-item>
        <text:list-item>
          <text:p text:style-name="P122">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3">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8"> в своей голове собственные непристойные мысли, а затем </text:span><text:span text:style-name="T14">проецирует</text:span><text:span text:style-name="T18"> их на остальных.</text:span></text:p>
      <text:p text:style-name="P29">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8">Немаловажной особенностью такого поведения является то, что он </text:span><text:span text:style-name="T13">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6"><text:soft-page-break/>Нормальное поведение: Ты мне изменяла?</text:p>
      <text:p text:style-name="P26">У человека появились сомнения в преданности партнера и он <text:span text:style-name="T1">задает вопрос</text:span>, чтобы эти сомнения развеять или получить им подтверждение, ожидая честный ответ.</text:p>
      <text:p text:style-name="Text_20_body"><text:span text:style-name="T13">Параноидное поведение: </text:span><text:span text:style-name="T14">С кем</text:span><text:span text:style-name="T13"> ты мне изменила?</text:span></text:p>
      <text:p text:style-name="Text_20_body"><text:span text:style-name="T13">Параноик подозревает своего партнера в неверности. Правда это или нет, он </text:span><text:span text:style-name="T14">настаивает</text:span><text:span text:style-name="T13"> на факте измены, пытаясь узнать с кем. В данном случае уверенность в том, что ему изменили не подразумевает его ошибочное суждение.</text:span></text:p>
      <text:p text:style-name="P26">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6">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3"><text:span text:style-name="T13">Терапия для параноидальной личности</text:span><text:span text:style-name="T21">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3"><text:span text:style-name="T13">Важно: </text:span><text:span text:style-name="T21">паранойя, параноидный психоз, параноидная шизофрения и шизофрения к данному расстройству</text:span><text:span text:style-name="T13"> </text:span><text:span text:style-name="T21">не от</text:span><text:soft-page-break/><text:span text:style-name="T21">носится! Может выступать предвестником шизофрении и бредовых расстройств.</text:span></text:p>
      <text:h text:style-name="P79" text:outline-level="4">Шизоидное расстройство личности</text:h>
      <text:p text:style-name="P27">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41556321" text:continue-numbering="true" text:style-name="список_20_перечисление">
        <text:list-item>
          <text:p text:style-name="P120">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0">эмоциональная холодность, ослабление эмоциональных реакций, бесчувствие, безразличие, отрешенность;</text:p>
        </text:list-item>
        <text:list-item>
          <text:p text:style-name="P120">неспособность проявлять как теплые и нежные чувства, так и гнев по отношению к другим людям;</text:p>
        </text:list-item>
        <text:list-item>
          <text:p text:style-name="P120">слабая реакция на похвалу и на критику;</text:p>
        </text:list-item>
        <text:list-item>
          <text:p text:style-name="P120">незначительный интерес к сексуальным контактам;</text:p>
        </text:list-item>
        <text:list-item>
          <text:p text:style-name="P120">повышенная склонность к фантазированию и стремление к углубленному познанию собственных мыслей, чувств, переживаний.</text:p>
        </text:list-item>
        <text:list-item>
          <text:p text:style-name="P120">предпочтение уединенной деятельности;</text:p>
        </text:list-item>
        <text:list-item>
          <text:p text:style-name="P120">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0">заметная нечуткость к основным чувственно-понятийным социальным нормам и условиям. Эмоциональная дисгармония.</text:p>
        </text:list-item>
      </text:list>
      <text:p text:style-name="P27"><text:soft-page-break/>Шизоид выдерживает значительную дистанцию между собой и окружающими, из-за чего вечно жаждет близости.</text:p>
      <text:p text:style-name="P27">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7">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7">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7">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7">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ние происходящего, не теряя с ним связь. То есть он при<text:soft-page-break/>знает за собой эмоции, но недооценивает их силу и значение.</text:p>
      <text:p text:style-name="Text_20_body"><text:span text:style-name="T21">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1"><text:note text:id="ftn23" text:note-class="footnote"><text:note-citation text:label="*">*</text:note-citation><text:note-body><text:p text:style-name="Footnote"><text:span text:style-name="T7">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1"> с его стороны.</text:span></text:p>
      <text:p text:style-name="P32"><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58"><text:note text:id="ftn24" text:note-class="footnote"><text:note-citation text:label="**">**</text:note-citation><text:note-body><text:p text:style-name="Footnote"><text:span text:style-name="T7">«Дерево и стекло» — </text:span><text:span text:style-name="T8">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7">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7">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7">Также для шизоида характерна высокая работоспособность в узких сферах деятельности, сочетающихся с (сухим) прагматизмом.</text:p>
      <text:p text:style-name="P27"><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7">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7">Шизоидам свойственно игнорирование социальных норм внешнего вида, неопрятность, нечистоплотность.</text:p>
      <text:p text:style-name="P28">Терапия для шизоидной личности<text:span text:style-name="T8">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7">Шизоид, как правило, плохо вовлекается в терапию из-за отсутствия эмпатических наклонностей, что является причиной низкой мотивации.</text:p>
      <text:p text:style-name="P27">Терапия может занимать достаточно продолжительное время из-за постоянного дистанцирования пациента от доктора.</text:p>
      <text:p text:style-name="P33"><text:span text:style-name="T13">Важно:</text:span><text:span text:style-name="T21">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79" text:outline-level="4">Диссоциальное расстройство личности</text:h>
      <text:p text:style-name="P27"><text:span text:style-name="T7"><text:s/></text:span><text:span text:style-name="T1">(Также антисоциальное рас-во или социопатия)</text:span></text:p>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1564884" text:continue-numbering="true" text:style-name="список_20_перечисление">
        <text:list-item>
          <text:p text:style-name="P120">бессердечность, равнодушие к чувствам окружающих. Отсутствие сожалений;</text:p>
        </text:list-item>
        <text:list-item>
          <text:p text:style-name="P120">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0">неспособность поддерживать взаимоотношения при отсутствии затруднений в их становлении;</text:p>
        </text:list-item>
        <text:list-item>
          <text:p text:style-name="P120">крайне низкая способность выдерживать фрустрацию<text:note text:id="ftn25" text:note-class="footnote"><text:note-citation text:label="*">*</text:note-citation><text:note-body><text:p text:style-name="P76">Фрустация<text:span text:style-name="T8"> (</text:span><text:span text:style-name="T3">от лат. </text:span><text:span text:style-name="T43">f</text:span><text:span text:style-name="T3">rustratio</text:span><text:span text:style-name="T43"> —</text:span><text:span text:style-name="T15"> обман, тщетное ожидание</text:span><text:span text:style-name="T8">) </text:span><text:span text:style-name="T45">— </text:span><text:span text:style-name="T21">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0">неспособность испытывать чувство вины и извлекать пользу из жизненного опыта, особенно наказания;</text:p>
        </text:list-item>
        <text:list-item>
          <text:p text:style-name="P120">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2"><text:soft-page-break/><text:span text:style-name="T21">в</text:span> качестве дополнительного признака может выступать постоянная раздражительность и нетерпеливость.</text:p>
        </text:list-item>
      </text:list>
      <text:p text:style-name="P27">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7">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7">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7">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7">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7">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7">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7">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7">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7">Немаловажным является факт того, что социопаты отлично понимают, что такое социальные нормы, однако игнорируют их осознанно.</text:p>
      <text:p text:style-name="P32">Антисоциальная личность склоне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3"> Также они плохо умеют контролировать собственную импульсивность.</text:span></text:p>
      <text:p text:style-name="P32">Одна из основных проблем социопата в том, что он не отдает отчет своим негативным эмоциям. По сути <text:span text:style-name="T1">он их просто не испытывает</text:span><text:span text:style-name="T4">. Его негативные эмоции в большинстве случаев являются реакцией.</text:span></text:p>
      <text:p text:style-name="P35">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5">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2">Согласно определению Эрика Берна, социопаты делятся на два вида:</text:p>
      <text:list xml:id="list41553894" text:continue-list="list41578239" text:style-name="List_20_1">
        <text:list-item text:start-value="1">
          <text:p text:style-name="P127">Латентный или пассивный социопат.</text:p>
          <text:p text:style-name="P130">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0">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7">Активный социопат.</text:p>
          <text:p text:style-name="P130">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office:annotation office:name="__Annotation__63253_1216695877"><dc:creator>Яна </dc:creator><dc:date>2018-03-06T14:23:01.64</dc:date><text:p text:style-name="P143"><text:span text:style-name="T62">Для него</text:span></text:p></office:annotation>ему<office:annotation-end office:name="__Annotation__63253_1216695877"/> людей, которые в данный момент времени ожидают от него именно такого поведения.</text:p>
          <text:p text:style-name="P130">Вне досягаемости этих людей социопат не может и не считает нужным сдерживаться.</text:p>
        </text:list-item>
      </text:list>
      <text:p text:style-name="P28"/>
      <text:p text:style-name="P28">Терапия для антисоциальной личности<text:span text:style-name="T8">:</text:span></text:p>
      <text:p text:style-name="P27">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7">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3"><text:span text:style-name="T13">Важно:</text:span><text:span text:style-name="T21">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79"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1567556" text:continue-list="list41564884" text:style-name="список_20_перечисление">
        <text:list-item>
          <text:p text:style-name="P120">ярко выраженная тенденция действовать импульсивно, без учёта последствий, наряду с неустойчивостью настроения;</text:p>
        </text:list-item>
        <text:list-item>
          <text:p text:style-name="P120">минимальная способность планировать;</text:p>
        </text:list-item>
        <text:list-item>
          <text:p text:style-name="P120">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7">Эмоционально-неустойчивое расстройство, это группа, которая включает в себя два подвида расстройств:</text:p>
      <text:list xml:id="list6784306900851647964" text:style-name="List_20_4">
        <text:list-item>
          <text:p text:style-name="P123">Эмоциональный или импульсивный тип:</text:p>
          <text:list>
            <text:list-item>
              <text:p text:style-name="P121">склонность к совершению неблагоприятных поступков без учета неблагоприятных последствий;</text:p>
            </text:list-item>
            <text:list-item>
              <text:p text:style-name="P121">высокая активность, сочетающаяся с неумением находить общий язык с окружающими;</text:p>
            </text:list-item>
            <text:list-item>
              <text:p text:style-name="P131"><text:span text:style-name="T21">склонность к сексуальной распущенности</text:span><text:span text:style-name="T45">.</text:span></text:p>
            </text:list-item>
          </text:list>
          <text:p text:style-name="P131"><text:span text:style-name="T21">Сильная эмоциональная возбудимость, проявляющаяся с детского возраста — истерики, озлобленность, </text:span><text:soft-page-break/><text:span text:style-name="T21">выражение протеста на воспитательные меры. Таких детей обычно называют трудными.</text:span></text:p>
          <text:p text:style-name="P121">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1">Способны совершить криминальное действие.</text:p>
          <text:p text:style-name="P121"/>
        </text:list-item>
        <text:list-item>
          <text:p text:style-name="P123">Пограничный тип.</text:p>
          <text:list>
            <text:list-item>
              <text:p text:style-name="P121">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1">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1">повышенная впечатлительность;</text:p>
            </text:list-item>
            <text:list-item>
              <text:p text:style-name="P121">развитое воображение;</text:p>
            </text:list-item>
            <text:list-item>
              <text:p text:style-name="P121">внушаемость.</text:p>
            </text:list-item>
          </text:list>
          <text:p text:style-name="P121">Человек пограничного типа склонен проявлять высокую активность в сферах, которые ему в данный момент наиболее интересны.</text:p>
          <text:p text:style-name="P121">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1"><text:soft-page-break/>Из-за склонности к внушаемости и фантазированию, сферы его интересов постоянно меняются.</text:p>
          <text:p text:style-name="P131"><text:span text:style-name="T21">Человек с данным типом расстройства часто страдает от алкогольной и наркотической зависимости, а также становится преступником. Причи</text:span><text:span text:style-name="T21">ной этому также может стать склонность к внушае</text:span><text:span text:style-name="T21">мости — попав в «плохую» компанию, перенимает ее принципы и поведение.</text:span></text:p>
          <text:p text:style-name="P121">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1"><text:span text:style-name="T21">Склонность к зависимости также может быть серьезной проблемой пограничного типа. Демонстрируя привязанность, такой человек </text:span><text:span text:style-name="T21">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3">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3">Терапия для лиц с эмоционально-неустойчивым расстройством <text:span text:style-name="T8">может быть очень слож</text:span><text:span text:style-name="T8">ной и продолжительной. Стоит отметить, что многие терапевты предпочитают дистанцироваться от таких пациентов.</text:span></text:p>
      <text:h text:style-name="P79" text:outline-level="4">Истерическое расстройство личности</text:h>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1559406" text:continue-list="list41567556" text:style-name="список_20_перечисление">
        <text:list-item>
          <text:p text:style-name="P120">самодраматизация, театральность, преувеличенное выражение эмоций;</text:p>
        </text:list-item>
        <text:list-item>
          <text:p text:style-name="P120">внушаемость, лёгкая подверженность влиянию окружающих или обстоятельств;</text:p>
        </text:list-item>
        <text:list-item>
          <text:p text:style-name="P120">поверхностность и лабильность эмоциональности (подвижность, неустойчивость, изменчивость психики);</text:p>
        </text:list-item>
        <text:list-item>
          <text:p text:style-name="P120">постоянное стремление к возбуждённости, признанию со стороны окружающих и к деятельности, позволяющей находиться в центре внимания;</text:p>
        </text:list-item>
        <text:list-item>
          <text:p text:style-name="P120">неадекватная обольстительность во внешнем виде и поведении;</text:p>
        </text:list-item>
        <text:list-item>
          <text:p text:style-name="P120">чрезмерная озабоченность физической привлекательностью;</text:p>
        </text:list-item>
        <text:list-item>
          <text:p text:style-name="P120">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7"/>
      <text:p text:style-name="P27"><text:soft-page-break/>Истероид — образец чрезмерной эмоциональности и стремления к получению внимания. Чувствует себя не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1577053" text:continue-numbering="true" text:style-name="список_20_перечисление">
        <text:list-item>
          <text:p text:style-name="P112">«вытеснение» <text:span text:style-name="T21">—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2">«сексуализация» <text:span text:style-name="T21">—</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2">«регресия»<text:span text:style-name="T21">—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0">«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7">Поведение истероида крайне провокационное и характеризуется неадекватной обольстительностью. Последовательно использует свою внешность для привлечения внимания.</text:p>
      <text:p text:style-name="P27">Для истероидов характерна неустойчивость самооценки.</text:p>
      <text:p text:style-name="P27">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7">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7">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7">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для истероиды могут преувеличивать значение отношений с окружающими, чем они есть на самом деле.</text:p>
      <text:p text:style-name="Text_20_body"><text:span text:style-name="T7">Терапия для лиц с истерическим расстройством личности</text:span><text:span text:style-name="T8"> будет иметь разрушительный эффект в случае, если попытка соблазнения терапевта окажется успешной.</text:span></text:p>
      <text:p text:style-name="P32">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2">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2"/>
      <text:h text:style-name="P79" text:outline-level="4">Нарциссическ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627366580783808653" text:style-name="List_20_5">
        <text:list-item>
          <text:p text:style-name="P117">Значительные нарушения функционирования личности:</text:p>
          <text:list>
            <text:list-item>
              <text:p text:style-name="P117">Нарушения в собственном функционировании</text:p>
              <text:p text:style-name="P132"><text:span text:style-name="T45">(a </text:span><text:span text:style-name="T21">или </text:span><text:span text:style-name="T45">b)</text:span><text:span text:style-name="T44">:</text:span></text:p>
              <text:list>
                <text:list-item>
                  <text:p text:style-name="P117">Идеинтичность.</text:p>
                  <text:p text:style-name="P117">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7">Неадекватная самооценка, которая может быть завышенной или заниженной, которая колеблется между крайностями.</text:p>
                  <text:p text:style-name="P117">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7">Опора на себя.</text:p>
                  <text:p text:style-name="P117">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7">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7">Зачастую не осознает собственных мотивов.</text:p>
                </text:list-item>
              </text:list>
            </text:list-item>
            <text:list-item>
              <text:p text:style-name="P117">Нарушения в межперсональном функционировании</text:p>
              <text:p text:style-name="P124"><text:span text:style-name="T43">(a </text:span><text:span text:style-name="T3">или </text:span><text:span text:style-name="T43">b)</text:span><text:span text:style-name="T44">:</text:span></text:p>
              <text:list>
                <text:list-item>
                  <text:p text:style-name="P117">Отсутствие эмпатии.</text:p>
                  <text:p text:style-name="P117">Нарушенная способность признавать чувства других людей или идентифицировать себя с их чувствами.</text:p>
                  <text:p text:style-name="P117">Чрезмерно настроены на реакции других, но только если эти реакции имеют к нему отношение.</text:p>
                  <text:p text:style-name="P117">Переоценка или недооценка собственного влияния на других.</text:p>
                </text:list-item>
                <text:list-item>
                  <text:p text:style-name="P117">Близость.</text:p>
                  <text:p text:style-name="P117">Считает, что отношения нужны для «обслуживания» его самооценки.</text:p>
                  <text:p text:style-name="P117">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7">Патологические черты личности в следующих областях:</text:p>
          <text:list>
            <text:list-item>
              <text:p text:style-name="P117"><text:soft-page-break/>Антагонизм (соперничество и соревнование), характеризующийся:</text:p>
              <text:list>
                <text:list-item>
                  <text:p text:style-name="P117">Грандиозностью.</text:p>
                  <text:p text:style-name="P117">Явное или скрытое чувство, что ему все должны.</text:p>
                  <text:p text:style-name="P117">Эгоцентризм, уверенность в собственном превосходстве.</text:p>
                  <text:p text:style-name="P117">Снисходительное отношение к другим.</text:p>
                </text:list-item>
                <text:list-item>
                  <text:p text:style-name="P117">Привлечение внимания.</text:p>
                  <text:p text:style-name="P117">Чрезмерные попытки привлечь внимание других и быть в центе внимания.</text:p>
                  <text:p text:style-name="P117">Поиск восхищения.</text:p>
                </text:list-item>
              </text:list>
            </text:list-item>
          </text:list>
        </text:list-item>
        <text:list-item>
          <text:p text:style-name="P117">Вышеперечисленные личностные нарушения стабильны во времени и проявляются в разных жизненных ситуациях.</text:p>
        </text:list-item>
        <text:list-item>
          <text:p text:style-name="P117">Вышеперечисленные личностные нарушения не соответствуют культурной среде.</text:p>
        </text:list-item>
        <text:list-item>
          <text:p text:style-name="P117">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0">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0">В наше время нарциссическим личностям очень тяжело, в связи с информационной средой, которая нас окружает.</text:p>
      <text:p text:style-name="P26"><text:soft-page-break/><text:span text:style-name="T6">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6">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6"><text:span text:style-name="T6">Нарциссу важно быть </text:span><text:span text:style-name="T3">самым</text:span><text:span text:style-name="T6">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1"><text:span text:style-name="T8">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8">но с тем, что нарциссические личности глубоко стыдятся о чем-либо попросить.</text:span></text:p>
      <text:p text:style-name="P30">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0">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7">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7">мневается и в </text:span><text:span text:style-name="T17">собственных достижениях, что указывает на комплексы неполноценности и ущербности.</text:span></text:p>
      <text:p text:style-name="P15">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7">Нарцисс, в силу своего патологического себялюбия, не станет зарабатывать уважение у </text:span><text:span text:style-name="T56">«недостойных». Признание и уважение он обычно требует.</text:span></text:p>
      <text:p text:style-name="P19">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19">Под давлением нарцисса жертва может начать стыдиться собственных заслуг, продолжая идеализировать своего деструктивного партнера.</text:p>
      <text:p text:style-name="P3">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1">Терапия для лиц с нарциссическим расстройством личности <text:span text:style-name="T8">направлена на увеличение нарциссом степени осознанности и честности по отношению к себе и к природе своего поведения.</text:span></text:p>
      <text:p text:style-name="P31"><text:soft-page-break/><text:span text:style-name="T8">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8">выражать свои потребности может поменять представления пациента о человеческой взаимности.</text:span></text:p>
      <text:p text:style-name="P30">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19">Важно:</text:span><text:span text:style-name="T17"> по данным Национального института здравоохранения США на 2008 год клиническим нарциссизмом страдают 10% американских граждан в возрасте 20-29 лет.</text:span></text:p>
      <text:h text:style-name="P79" text:outline-level="4">Пассивно-агрессивн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41580761" text:continue-list="list41577053" text:style-name="список_20_перечисление">
        <text:list-item>
          <text:p text:style-name="P118">необоснованная критика или презрение по отношению к собеседнику;</text:p>
        </text:list-item>
        <text:list-item>
          <text:p text:style-name="P118">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8">конфликтность, раздражительность и упрямство при необходимости выполнять нежелательные задачи;</text:p>
        </text:list-item>
        <text:list-item>
          <text:p text:style-name="P118">намеренно плохая или медленная работа при выполнении нежелательных задач;</text:p>
        </text:list-item>
        <text:list-item>
          <text:p text:style-name="P118">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8">избегающее поведение при выполнении обязательств, которое оправдывается забывчивостью;</text:p>
        </text:list-item>
        <text:list-item>
          <text:p text:style-name="P118">препятствование усилиям других за счет невыполнения своей части работы (если речь идет командной работе).</text:p>
        </text:list-item>
      </text:list>
      <text:p text:style-name="P30">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0">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7">Поведение такой личности характеризуется установкой на </text:span><text:span text:style-name="T15">скрытый</text:span><text:span text:style-name="T17"> протест и </text:span><text:span text:style-name="T15">пассивное</text:span><text:span text:style-name="T17"> сопротивление руководству, за которым находится агрессия. Коммуникативное поведение у больных носит враждебно-подчиненный характер.</text:span></text:p>
      <text:p text:style-name="P30">В случае если по каким-то причинам больной теряет мотивацию к сопротивлению, то испытывает выраженное чувство тревоги.</text:p>
      <text:p text:style-name="P30">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0">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0">Негативная реакция окружающих на свои жалобы является для них субъективным подтверждением обоснованности их пессимизма и негатива.</text:p>
      <text:p text:style-name="P30"><text:soft-page-break/>Возможен шантаж суицидом, но он редко сопровождается суицидальными попытками.</text:p>
      <text:p text:style-name="P33"><text:span text:style-name="T18">Терапия для лиц с пассивно-агрессивным расстройством личности </text:span><text:span text:style-name="T17">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0">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0">Уступки требованиям пациента со стороны терапевта антитерапевтичны, а отказ уступать угрожает потерей контакта.</text:p>
      <text:p text:style-name="P30"/>
      <text:p text:style-name="P63"><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84" text:outline-level="3"><text:bookmark-start text:name="Pochiemu_ia_"/>Почему я?<text:bookmark-end text:name="Pochiemu_ia_"/></text:h>
      <text:p text:style-name="P7">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3">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7">Нет смысла перечислять все уже перечисленное, чтобы понять — вы не абы кто с улицы, а самодостаточная и интересная личность.</text:p>
      <text:p text:style-name="P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2"><text:span text:style-name="T23">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text:span> <text:soft-page-break/><text:span text:style-name="T23">хороши, тем самым поддерживаете его нарциссический выбор, его образ. Все просто.</text:span></text:p>
      <text:p text:style-name="P3">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3">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7">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ния, общества, оценки, и вы в какой-то момент понимаете, что делаете не то, что хотите, а то, что от вас хотят. Самое интересное <text:s/>то, что вы считаете, что вы этого хотите!</text:p>
      <text:p text:style-name="P3"><text:span text:style-name="T4">Абьюзер выбирает в жертвы личность, </text:span><text:span text:style-name="_30__20_Text">которой хотел бы быть сам</text:span><text:span text:style-name="T4">.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делая из вас — такого же, как он</text:span><text:span text:style-name="T4">.</text:span></text:p>
      <text:p text:style-name="P51">* * *</text:p>
      <text:p text:style-name="P3">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text:soft-page-break/>тусу, который совпадает с нашим собственным. Поэтому мы слышали такие фразы как «Муж и жена — одна сатана» и «Скажи мне, кто твой друг, и я скажу, кто ты» и т. д. Остальные расходятся.</text:p>
      <text:p text:style-name="P3">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7">Однако абьюзер объективно не может позиционировать себя в обществе. Поэтому он демонстрирует сходство с объектом, которым заинтересовался, чем и цепляет его внимание.</text:p>
      <text:p text:style-name="P3">Если он сомневается в своей нормальности, он заставит вас сомневаться в собственной. Если у него комплексы по поводу своего внешнего вида, он начнет развивать в вас эти комплексы.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7">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7"><text:soft-page-break/>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3">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7">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 15 минут.</text:p>
      <text:p text:style-name="P49">* * *</text:p>
      <text:p text:style-name="P7">В следующей главе я опишу и представлю рекомендации по противостоянию каждому методу манипулирования. Но какой смысл говорить об этом сейчас, когда дело уже сделано?</text:p>
      <text:p text:style-name="P7">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text:soft-page-break/>рите правде в глаза — вы бы поверили, что такое прекрасное начало отношений приведет вас в этот ад?</text:p>
      <text:p text:style-name="P3">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3">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3">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3">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3">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3"><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1569630" text:continue-list="list41577863" text:style-name="диалог">
        <text:list-item>
          <text:p text:style-name="P94">Ты просто его не знаешь! — защищала я любимого парня.</text:p>
        </text:list-item>
      </text:list>
      <text:p text:style-name="P52">* * *</text:p>
      <text:p text:style-name="P7">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3">Давайте вспомним ранее описанный диалог, где я задаю своему бывшему парню вопрос:</text:p>
      <text:list xml:id="list41568522" text:continue-numbering="true" text:style-name="диалог">
        <text:list-item>
          <text:p text:style-name="P91">Есть ли что-то, что я должна знать?..</text:p>
        </text:list-item>
      </text:list>
      <text:p text:style-name="P3">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41566109" text:continue-numbering="true" text:style-name="диалог">
        <text:list-item>
          <text:p text:style-name="P91">Ты вокруг меня плетешь какую-то западню...</text:p>
        </text:list-item>
      </text:list>
      <text:p text:style-name="P3">Это не 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text:soft-page-break/>оказались неправдой, я очень хотела ему поверить и поверила. И это было моей ошибкой, ведь его ложь была очевидной уже тогда.</text:p>
      <text:p text:style-name="P3">В последствии, задавая вопросы, намекая и уточняя, я получала все новые ответы:</text:p>
      <text:list xml:id="list41574291" text:continue-numbering="true" text:style-name="диалог">
        <text:list-item>
          <text:p text:style-name="P91">Я ничего такого не делал...</text:p>
        </text:list-item>
        <text:list-item>
          <text:p text:style-name="P91">Каждый справляется с болью по разному...</text:p>
        </text:list-item>
        <text:list-item>
          <text:p text:style-name="P91">Я был на четырех свиданиях...</text:p>
        </text:list-item>
        <text:list-item>
          <text:p text:style-name="P91">Да, я трахаться хотел...</text:p>
        </text:list-item>
      </text:list>
      <text:p text:style-name="P7">Чуть больше часа + одинаковые вопросы = море информации — вот такой прекрасный метод узнать правду.</text:p>
      <text:p text:style-name="P7">К слову, сначала он сказал, что был на двух свиданиях, но потом, в ходе разговора запутался, и выдал уже другую цифру — 4.</text:p>
      <text:p text:style-name="P51">* * *</text:p>
      <text:p text:style-name="P7">Как же не попасться в эту ловушку снова?</text:p>
      <text:p text:style-name="P7">Здесь я бы хотела уделить особое внимание одной очень полезной штуке. Эта штука есть у каждого из нас, но мы почти не умеем ею пользоваться.</text:p>
      <text:p text:style-name="P7">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7">Поговорим об интуиции.</text:p>
      <text:p text:style-name="P3"><text:soft-page-break/><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0">И вот тут сразу возникает вопрос: </text:span><text:span text:style-name="T8">«Что важнее — интуиция или же все-таки логика?»</text:span></text:p>
      <text:p text:style-name="P9">Логика — сознание — рационализм.</text:p>
      <text:p text:style-name="P7">Основываясь на одной логике можно здорово ошибиться. Ведь, общаясь с человеком, мы видим то, что он показывает, например, дружелюбие. И <text:span text:style-name="T1">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9">Интуиция — подсознание — инстинкт.</text:p>
      <text:p text:style-name="P7">Если логика — это анализ сложившейся ситуации, то 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7">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7">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text:soft-page-break/>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7">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7">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3"><text:span text:style-name="T4">В учениях Платона</text:span><text:span text:style-name="T4"><text:note text:id="ftn26"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1">недискурсивного постижения</text:span>, т. е. без рассуждений. Эпикуреизм<text:note text:id="ftn27"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text:span><text:span text:style-name="T1">феномен непосредственного познания</text:span><text:span text:style-name="T4">. Плотин</text:span><text:span text:style-name="T4"><text:note text:id="ftn28"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text:span><text:span text:style-name="T1">мгновенное постижение</text:span><text:span text:style-name="T4"> — озарение.</text:span></text:p>
      <text:list xml:id="list41579348" text:continue-numbering="true" text:style-name="диалог">
        <text:list-item>
          <text:p text:style-name="P94">Я так и знала! — говорим мы часто. Но поздно.</text:p>
        </text:list-item>
      </text:list>
      <text:p text:style-name="P7">И вот интересно — откуда знала? Ответить сложно, но ведь знала же!</text:p>
      <text:p text:style-name="P7">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направляет нас на путь истины. Главное условие — прислушаться к ней.</text:p>
      <text:p text:style-name="P7"><text:soft-page-break/>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7">Так-то.</text:p>
      <text:p text:style-name="P7">Стало быть, первое и самое главное правило — если кажется, то не кажется! Не пытайтесь оправдывать свои опасения.</text:p>
      <text:p text:style-name="P51">* * *</text:p>
      <text:p text:style-name="P7">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7">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3">Он вдруг отвел взгляд или слегка поднимает плечи и вжимает шею, как бы защищая свои слабые места, отвеча<text:soft-page-break/>ет «на выдохе», <text:span text:style-name="T1">хотя в непринужденной обстановке так не делает</text:span>...</text:p>
      <text:p text:style-name="P3">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text:p>
      <text:p text:style-name="P7">Понятно, что вы не будете его бить по шее, но мама в детстве так и делала, когда он нашкодит, поэтому он ее прячет.</text:p>
      <text:p text:style-name="P3"><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text:span><text:span text:style-name="T4">чтобы понять, какие именно жесты являются нестандартными, нужно понимать привычное поведение тела вашего собеседника.</text:span></text:p>
      <text:p text:style-name="P3">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3">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3">Человек, </text:span><text:span text:style-name="_30__20_Text"><text:span text:style-name="T23">вспоминая</text:span></text:span><text:span text:style-name="T23">,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oft-page-break/><text:span text:style-name="T23">Человек, который </text:span><text:span text:style-name="_30__20_Text"><text:span text:style-name="T30">пытается</text:span></text:span><text:span text:style-name="_30__20_Text"><text:span text:style-name="T23"> придумать</text:span></text:span><text:span text:style-name="T23">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3">Он спрячет от вас взгляд, но будет стараться говорить как можно убедительнее, рассуждая в слух.</text:p>
      <text:p text:style-name="P3">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7">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7">И вот все это очень сложно. Представьте себе, если человек врёт постоянно, как же понять, что он врет, если это его привычное поведение?</text:p>
      <text:p text:style-name="P3">Вот и получается первый совет по противостоянию лжи и ложности в поведении:</text:p>
      <text:p text:style-name="P7">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7">Мы не можем точно знать, как поведет себя человек в той или иной ситуации. Мы можем лишь предположить, по<text:soft-page-break/>пытаться предугадать, но знать наверняка — нет. Да что уж там, мы и о собственных действиях знать не можем, не говоря о чужих.</text:p>
      <text:p text:style-name="P7">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7">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82" text:outline-level="2"><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3">Давайте попробуем разобраться во всем окончательно. Для этого я собрала все основные техники воздействия деструктивного индивидуума и попыталась максимально кратко и понятно описать их и найти пути противостояния.</text:p>
      <text:p text:style-name="P7">Важно понимать, что каждый из описанных здесь методов имеет серьезное влияние и оказывает сильное воздействие на психику жертвы.</text:p>
      <text:p text:style-name="P3">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7">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84" text:outline-level="3">Делегирование<text:bookmark-start text:name="Diemonstrativnoie_ighnorirovaniie_sobstv"/> собственных обязательств<text:bookmark-end text:name="Diemonstrativnoie_ighnorirovaniie_sobstv"/></text:h>
      <text:p text:style-name="P3">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3">Такой человек может не знать, как включается стиральная машина, где находится половая тряпка или где ящик с инструментами.</text:p>
      <text:p text:style-name="P3">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3">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3"/>
      <text:p text:style-name="P36">Противостояние:</text:p>
      <text:p text:style-name="P3">Пристыдить.</text:p>
      <text:p text:style-name="P3">— Мне пришлось попросить соседа Петю починить кран. Кстати, он сказал, что может тебя научить это делать.</text:p>
      <text:p text:style-name="P3">Это хороший способ заставить вашего партнера, который уходит от своих обязательств «шевелиться». К тому же, этим вы дадите ему понять, что его авторитет пошатнулся, <text:soft-page-break/>что для него окажется очень болезненным осознанием, и он попытается во что бы то ни стало вернуть свою значимость для вас.</text:p>
      <text:h text:style-name="P84" text:outline-level="3"><text:bookmark-start text:name="Gazlaitingh_"/>Газлайтинг<text:bookmark-end text:name="Gazlaitingh_"/></text:h>
      <text:p text:style-name="P3">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41558311" text:continue-numbering="true" text:style-name="диалог">
        <text:list-item>
          <text:p text:style-name="P91">Тебе показалось.</text:p>
        </text:list-item>
        <text:list-item>
          <text:p text:style-name="P91">Ты себе накручиваешь.</text:p>
        </text:list-item>
        <text:list-item>
          <text:p text:style-name="P91">Ничего у тебя не болит.</text:p>
        </text:list-item>
        <text:list-item>
          <text:p text:style-name="P91">Ты сама придумываешь себе проблемы.</text:p>
        </text:list-item>
      </text:list>
      <text:p text:style-name="P3">Или на примере диалога:</text:p>
      <text:p text:style-name="P3">Жертва: Помнишь, ты мне как-то сказал, что &lt;...&gt;?</text:p>
      <text:p text:style-name="P3">Абьюзер: Не было такого. Я такого не говорил.</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3">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3"><text:soft-page-break/>Такая форма общения действительно может развить серьезные психологические проблемы у жертвы.</text:p>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3">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3">Такое бывает, если жертву запугивают, держат в напряжении, оказывает давление, внушают.</text:p>
      <text:p text:style-name="P3">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3"/>
      <text:p text:style-name="P36">Противостояние:</text:p>
      <text:p text:style-name="P3">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3">Не развивайте в себе сомнения в своей правоте. Вместо того, чтобы пытаться перепроверить эти факты у себя в голове, сразу делайте выводы:</text:p>
      <text:list xml:id="list41570488" text:continue-numbering="true" text:style-name="диалог">
        <text:list-item>
          <text:p text:style-name="P91"><text:soft-page-break/>Мне это нравится? — Нет.</text:p>
        </text:list-item>
        <text:list-item>
          <text:p text:style-name="P91">Он сейчас прав? — Нет.</text:p>
        </text:list-item>
        <text:list-item>
          <text:p text:style-name="P91">Я это слышала/видела? — Да.</text:p>
        </text:list-item>
      </text:list>
      <text:p text:style-name="P3">Таким образом вы избавитесь от сомнений в реальности этих фактов.</text:p>
      <text:p text:style-name="P3">Отстаивайте свою точку зрения. Описывайте свои чувства:</text:p>
      <text:list xml:id="list41581170" text:continue-numbering="true" text:style-name="диалог">
        <text:list-item>
          <text:p text:style-name="P91">Как это у меня не болит? Еще как болит!</text:p>
        </text:list-item>
      </text:list>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41576886" text:continue-numbering="true" text:style-name="диалог">
        <text:list-item>
          <text:p text:style-name="P91">Ты что, хочешь сказать, что я сумасшедшая?!</text:p>
        </text:list-item>
      </text:list>
      <text:p text:style-name="P49">*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text:soft-page-break/>поверить в обратное, то вам потребуется, как можно скорее закончить разговор и удалиться.</text:p>
      <text:p text:style-name="P3">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3">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3">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text:soft-page-break/>вам восстановить ваше психологическое здоровье и придадут сил.</text:p>
      <text:h text:style-name="P84" text:outline-level="3"><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3">Абьюзер может игнорировать вас, делая вид, будто не слышит.</text:p>
      <text:p text:style-name="P3">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3">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41571713" text:continue-numbering="true" text:style-name="диалог">
        <text:list-item>
          <text:p text:style-name="P91"><text:soft-page-break/>И это, по твоему, проблема? Ты действительно считаешь, что из-за этого стоит ссориться?</text:p>
        </text:list-item>
      </text:list>
      <text:p text:style-name="P3">И вот вы уже говорите о том, что не хотите ругаться, а просто пытаетесь решить семейный вопрос — он спрыгнул с темы.</text:p>
      <text:list xml:id="list41560207" text:continue-numbering="true" text:style-name="диалог">
        <text:list-item>
          <text:p text:style-name="P91">Я не буду разговаривать об этом. Это полный бред! Ты хоть слышишь себя?</text:p>
        </text:list-item>
      </text:list>
      <text:p text:style-name="P3">И вот вы пытаетесь понять, что же «такого» вы сказали не так — он спрыгнул с темы.</text:p>
      <text:list xml:id="list41575060" text:continue-numbering="true" text:style-name="диалог">
        <text:list-item>
          <text:p text:style-name="P91">В смысле?</text:p>
        </text:list-item>
      </text:list>
      <text:p text:style-name="P3">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3">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3"/>
      <text:p text:style-name="P3"><text:span text:style-name="T9">Противостояние</text:span>:</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text:p>
      <text:list xml:id="list41580457" text:continue-numbering="true" text:style-name="диалог">
        <text:list-item>
          <text:p text:style-name="P91">У меня такое впечатление, что тебе просто неинтересно меня слушать.</text:p>
        </text:list-item>
        <text:list-item>
          <text:p text:style-name="P91"><text:soft-page-break/>Ты каждый раз придумываешь отговорки, чтобы избежать разговоров со мной.</text:p>
        </text:list-item>
        <text:list-item>
          <text:p text:style-name="P91">Я тебя поняла. Позвоню маме/подруге/другу, раз тебе неинтересно. Они-то точно меня выслушают.</text:p>
        </text:list-item>
      </text:list>
      <text:p text:style-name="P3">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3">Когда он попытается соскочить с темы, скажите:</text:p>
      <text:list xml:id="list41556215" text:continue-numbering="true" text:style-name="диалог">
        <text:list-item>
          <text:p text:style-name="P91">Кстати, тоже интересный момент, но давай мы его обсудим после. Вернемся к сути.</text:p>
        </text:list-item>
      </text:list>
      <text:p text:style-name="P3">Он не сможет вас упрекнуть в равнодушии к его мнению и вы вернете разговор в нужное русло.</text:p>
      <text:p text:style-name="P3">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3">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84" text:outline-level="3">Изоляция жертвы от ее окружения</text:h>
      <text:p text:style-name="P3">Это методы первезного нарцисса. Он всячески заполняет ваше время собой и своим окружением.</text:p>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вы <text:span text:style-name="T1">пропадаете</text:span> из своей компании, и, уже через какое-то время, его окружение становится вашим.</text:p>
      <text:p text:style-name="P3"><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41571740" text:continue-numbering="true" text:style-name="диалог">
        <text:list-item>
          <text:p text:style-name="P91">Твоя Машка как-то странно на меня посмотрела...</text:p>
        </text:list-item>
        <text:list-item>
          <text:p text:style-name="P91">Мне не нравится, что Петя на тебя постоянно смотрит. Я видел, как ты с ним кокетничала...</text:p>
        </text:list-item>
      </text:list>
      <text:p text:style-name="P3">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3">Так абьюзер лишает вас поддержки вашего окружения на случай, а это неизбежно, когда она вам может понадо<text:soft-page-break/>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3">Другими словами, вам никто не поверит, что с таким прекрасным человеком могут быть проблемы.</text:p>
      <text:p text:style-name="P3"><text:span text:style-name="T9">Противостояние</text:span>:</text:p>
      <text:p text:style-name="P3">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3">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3"><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84" text:outline-level="3"><text:bookmark-start text:name="Passivnaia_aghriessiia__ighnorirovaniie_"/>Пассивная агрессия<text:line-break/>(игнорирование, обида, внезапный бойкот)<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3">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3">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3">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3"><text:soft-page-break/>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3">Вы можете звать его несколько раз, а он сделает вид, будто не слышит вас, хотя находиться в одной комнате с вами.</text:p>
      <text:p text:style-name="P3">Он часто уходит, делая из вас «козла отпущения». Как вы могли так поступить с ним — попытаться достучаться до него?</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41564016" text:continue-numbering="true" text:style-name="диалог">
        <text:list-item>
          <text:p text:style-name="P91">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41557605" text:continue-numbering="true" text:style-name="диалог">
        <text:list-item>
          <text:p text:style-name="P91">Милый, ну скажи, что не так? Ну прости, если я тебя чем-то обидела!</text:p>
        </text:list-item>
      </text:list>
      <text:p text:style-name="P3">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text:soft-page-break/>чего, 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list xml:id="list41552179" text:continue-numbering="true" text:style-name="диалог">
        <text:list-item>
          <text:p text:style-name="P91">Опять ты за свое. В прошлый раз было тоже самое!</text:p>
        </text:list-item>
      </text:list>
      <text:p text:style-name="P3">И вы снова не понимаете. И снова просите прощение, и обещаете, что такого больше не повторится! А вам говорят:</text:p>
      <text:list xml:id="list41573112" text:continue-numbering="true" text:style-name="диалог">
        <text:list-item>
          <text:p text:style-name="P91">Ты в прошлый раз тоже говорила, что не повторится!</text:p>
        </text:list-item>
      </text:list>
      <text:p text:style-name="P3">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3">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3"/>
      <text:p text:style-name="P3"><text:span text:style-name="T9">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41556874" text:continue-numbering="true" text:style-name="диалог">
        <text:list-item>
          <text:p text:style-name="P91"><text:soft-page-break/>Что, опять? Ну ок...</text:p>
        </text:list-item>
      </text:list>
      <text:p text:style-name="P3">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3">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3">Я хладнокровно резко прямо начала его ставить на место, не принимая его поведение. Он пытался молчать или съехать с темы, но я не унималась.</text:p>
      <text:list xml:id="list41562854" text:continue-numbering="true" text:style-name="диалог">
        <text:list-item>
          <text:p text:style-name="P91">Ну? Что опять? Ну, говори! Чем ты не доволен!? Давай — я недоволен тем, что... Продолжай предложение!</text:p>
        </text:list-item>
      </text:list>
      <text:p text:style-name="P3">Он даже сам дал этому моему методу название: «учитель-школьник».</text:p>
      <text:p text:style-name="P3">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3">Знаете, чем отличалась последняя ссора от всех остальных? Я поймала его за руку. Я осознала, что он мне соврал и — начала разочаровываться!</text:p>
      <text:p text:style-name="P3">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3"><text:soft-page-break/>Так что вот мой совет, как заставить человека прекратить вас игнорировать: осознайте, что вашей вины нет.</text:p>
      <text:p text:style-name="P3">Четко дайте понять, что не принимаете его обиду:</text:p>
      <text:p text:style-name="P3">— Я ничего такого не сделала и не сказала, чтобы ты обиделся! Объясни свое поведение!</text:p>
      <text:p text:style-name="P3">Идите до конца, как бы сложно это не было, главное, делайте это спокойно, не повышайте тона, чтоб вас нельзя было упрекнуть в истерике:</text:p>
      <text:list xml:id="list41562505" text:continue-numbering="true" text:style-name="диалог">
        <text:list-item>
          <text:p text:style-name="P91">Я жду ответа и не уйду, пока не получу его! Если ты утверждаешь что я неправа/виновата, то будь добр, объясни мне, в чем?</text:p>
        </text:list-item>
      </text:list>
      <text:p text:style-name="P3">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84" text:outline-level="3"><text:bookmark-start text:name="Eghoizm__Ravnodushiie_"/>Эгоизм. Равнодушие<text:bookmark-end text:name="Eghoizm__Ravnodushiie_"/>. Хамство</text:h>
      <text:p text:style-name="P3">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3"/>
      <text:p text:style-name="P3"><text:span text:style-name="T9">Противостояние</text:span>:</text:p>
      <text:p text:style-name="P3">Не терпите такого поведения. Он ваш партнер, а значит должен быть с вами и в горе и в радости. Говорите об этом, требуйте:</text:p>
      <text:list xml:id="list41564081" text:continue-numbering="true" text:style-name="диалог">
        <text:list-item>
          <text:p text:style-name="P91">Мне нужна твоя помощь/совет/поддержка!</text:p>
        </text:list-item>
        <text:list-item>
          <text:p text:style-name="P91">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list-item>
      </text:list>
      <text:p text:style-name="P3">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41578112" text:continue-numbering="true" text:style-name="диалог">
        <text:list-item>
          <text:p text:style-name="P91"><text:soft-page-break/>Ты что, обиделся? На что? На то, что не можешь оказать мне помощь?</text:p>
        </text:list-item>
      </text:list>
      <text:h text:style-name="P84"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3">Это дает мне полное право утверждать, что у любого нашего эмоционального состояния есть причина.</text:p>
      <text:p text:style-name="P3"><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3">Вы делитесь своими переживаниями, в последствии чего чувствуете уязвленность и вину:</text:p>
      <text:list xml:id="list41566186" text:continue-numbering="true" text:style-name="диалог">
        <text:list-item>
          <text:p text:style-name="P91">Да, я помню, что ты уже однажды потеряла контроль над ситуацией... Так что не нужно мне рассказывать, что сейчас ты ни при чем...</text:p>
        </text:list-item>
        <text:list-item>
          <text:p text:style-name="P91">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3">Или если вы, например, отравились рыбой, лежите и болеете, а вам предлагают отведать селедочки под шубой.</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text:soft-page-break/>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3">Рекламная индустрия построена на триггерах с целью повышения продаж...</text:p>
      <text:p text:style-name="P3">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3">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3"/>
      <text:p text:style-name="P3"><text:span text:style-name="T9">Противостояние</text:span>:</text:p>
      <text:p text:style-name="P3"><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1563423" text:continue-numbering="true" text:style-name="диалог">
        <text:list-item>
          <text:p text:style-name="P91">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84" text:outline-level="3"><text:bookmark-start text:name="Viktimblieimingh_"/>Виктимблейминг<text:bookmark-end text:name="Viktimblieimingh_"/></text:h>
      <text:p text:style-name="P3">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1580648" text:continue-numbering="true" text:style-name="диалог">
        <text:list-item>
          <text:p text:style-name="P91">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3">Примерами такой манипуляции являются:</text:p>
      <text:list xml:id="list41576525" text:continue-numbering="true" text:style-name="диалог">
        <text:list-item>
          <text:p text:style-name="P91">Ее бы не изнасиловали, если бы она не надела такое короткое платье.</text:p>
        </text:list-item>
        <text:list-item>
          <text:p text:style-name="P91">Тебя не повысили, потому что ты мало старалась, тебе нужно было усерднее работать.</text:p>
        </text:list-item>
        <text:list-item>
          <text:p text:style-name="P91"><text:soft-page-break/>Твой кошелек украли из-за твоей невнимательности...</text:p>
        </text:list-item>
      </text:list>
      <text:p text:style-name="P3">Все эти примеры, и подобные, подводятся итоговым приговором:</text:p>
      <text:list xml:id="list41567252" text:continue-numbering="true" text:style-name="диалог">
        <text:list-item>
          <text:p text:style-name="P91">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41575504" text:continue-numbering="true" text:style-name="диалог">
        <text:list-item>
          <text:p text:style-name="P91">А чего ты хотела?!</text:p>
        </text:list-item>
      </text:list>
      <text:p text:style-name="P3">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text:soft-page-break/>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1551639" text:continue-numbering="true" text:style-name="диалог">
        <text:list-item>
          <text:p text:style-name="P91">Прости меня, я сорвался из-за того, что ты сказала/сдел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за такие ситуации, она вскоре может и сама <text:soft-page-break/>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P3"/>
      <text:p text:style-name="P3"><text:span text:style-name="T9">Противостояние</text:span>:</text:p>
      <text:p text:style-name="P3">Первое правило — вы ни в чем не виноваты!</text:p>
      <text:p text:style-name="P3">Ничто не дает человеку право причинять физический или психологический вред другому. Нет таких причин!</text:p>
      <text:p text:style-name="P3"><text:soft-page-break/>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3">Об этом нужно говорить. Говорить громко и уверенно. Вслух!</text:p>
      <text:list xml:id="list41580997" text:continue-numbering="true" text:style-name="диалог">
        <text:list-item>
          <text:p text:style-name="P91">Меня побили!</text:p>
        </text:list-item>
        <text:list-item>
          <text:p text:style-name="P91">Меня изнасиловали!</text:p>
        </text:list-item>
      </text:list>
      <text:p text:style-name="P3">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3">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3">Ищите помощь в инстанциях, постарайтесь найти человека, который сможет пойти с вами и оказать вам поддержку.</text:p>
      <text:p text:style-name="P3">В случае же с лайтовыми версиями виктимблейминга, когда вас упрекают за что-то, спросите обвиняющего вас, <text:soft-page-break/>действительно ли он так считает и как бы поступил на месте правонарушителя:</text:p>
      <text:list xml:id="list41558127" text:continue-numbering="true" text:style-name="диалог">
        <text:list-item>
          <text:p text:style-name="P91">То есть, если ты пересолила суп, то позволишь своему мужу наказать тебя? Побить?</text:p>
        </text:list-item>
        <text:list-item>
          <text:p text:style-name="P91">Я бы, например, сказала человеку, что у него карман не застегнут. Ведь я нормальный честный человек! А ты бы как поступил?</text:p>
        </text:list-item>
        <text:list-item>
          <text:p text:style-name="P91">Ты хочешь сказать, что, если увидишь на улице девушку в короткой юбке, это даст тебе полное право изнасиловать ее?</text:p>
        </text:list-item>
      </text:list>
      <text:h text:style-name="P84" text:outline-level="3"><text:bookmark-start text:name="Vam_riedko_ustupaiut_ili_nie_ustupaiut_v"/>Вам редко уступают или не уступают вообще<text:bookmark-end text:name="Vam_riedko_ustupaiut_ili_nie_ustupaiut_v"/></text:h>
      <text:p text:style-name="P3">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3">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3">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3">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3">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3"/>
      <text:p text:style-name="P3"><text:span text:style-name="T9">Противостояние</text:span>:</text:p>
      <text:p text:style-name="P3"><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3">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3">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3">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3"><text:soft-page-break/>Вы готовы пойти на уступки, но ему придется тоже вам что-то дать. Только так он сможет получить то, что желает.</text:p>
      <text:p text:style-name="P3">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3">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3">Требуйте, раз уж это спор, объяснений его аргументации:</text:p>
      <text:list xml:id="list41566548" text:continue-numbering="true" text:style-name="диалог">
        <text:list-item>
          <text:p text:style-name="P91">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list-item>
      </text:list>
      <text:p text:style-name="P3">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3">Не соглашайтесь с ним без его объяснений. Это вполне справедливо и обосновано.</text:p>
      <text:p text:style-name="P3">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text:soft-page-break/>этой возможности, стойте на своем, дабы ваш партнер оказался на вашем месте.</text:p>
      <text:list xml:id="list41561395" text:continue-numbering="true" text:style-name="диалог">
        <text:list-item>
          <text:p text:style-name="P91">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3">Но вы должны быть готовы к тому, что он будет отчаянно стараться надавить на вас. Это будет больно.</text:p>
      <text:p text:style-name="P3">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3">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3"><text:soft-page-break/>Один человек, которого я очень уважаю, как-то сказал мне:</text:p>
      <text:list xml:id="list41555556" text:continue-numbering="true" text:style-name="диалог">
        <text:list-item>
          <text:p text:style-name="P91">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41569049" text:continue-numbering="true" text:style-name="диалог">
        <text:list-item>
          <text:p text:style-name="P91">Кто 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84" text:outline-level="3"><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У такого поведения абьюзера есть два побочных эффекта на психику жертвы.</text:p>
      <text:p text:style-name="P3">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3">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text:soft-page-break/>кие мелочи не стоят внимания, но накопившись, они способны вызвать глубокое разочарование.</text:p>
      <text:p text:style-name="P3">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3">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3">Но посмотрите внимательнее на такое поведение. Это не просто безответственность или неуважение. Это самая настоящая ложь.</text:p>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3">В это сложно поверить, не столкнувшись с этим лицом к лицу. Абьюзер не признает свою вину. Для него ее просто <text:soft-page-break/>нет. Его ложь стала патологической, когда он в нее поверил.</text:p>
      <text:p text:style-name="P3">Это происходит из-за того, что он очень хочет, чтобы она стала действительностью. И она становится таковой для него.</text:p>
      <text:p text:style-name="P3">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3">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3">Или, например, вы в чем-то ошиблись, и очень бы хотели вернуть время вспять, чтобы все исправить...</text:p>
      <text:p text:style-name="P3">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3">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3">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3"><text:soft-page-break/>Так и было — он не понимал. В своей голове уже давно «переписал» данные мне обещания.</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3"/>
      <text:p text:style-name="P3"><text:span text:style-name="T9">Противостояние</text:span>:</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Есть пара более грамотных тактик, которые могут помочь заставить его выполнить свое обязательство:</text:p>
      <text:p text:style-name="Text_20_body"><text:span text:style-name="_31__20_Text"><text:span text:style-name="T33">1) </text:span></text:span><text:span text:style-name="T23">Пристыдить.</text:span></text:p>
      <text:list xml:id="list41564185" text:continue-numbering="true" text:style-name="диалог">
        <text:list-item>
          <text:p text:style-name="P91"><text:soft-page-break/>Ты можешь и не обещать, если не хочешь выглядеть обманщиком.</text:p>
        </text:list-item>
      </text:list>
      <text:p text:style-name="P3">При этом сказать так, чтобы он понял, как вы относитесь к обманщикам. На эту тактику вы можете получить неожиданный ответ:</text:p>
      <text:list xml:id="list41581556" text:continue-numbering="true" text:style-name="диалог">
        <text:list-item>
          <text:p text:style-name="P91">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1569101" text:continue-numbering="true" text:style-name="диалог">
        <text:list-item>
          <text:p text:style-name="P91">Я пока поживу у друзей/родителей, а вещи соберу на выходных, договорились?</text:p>
        </text:list-item>
      </text:list>
      <text:p text:style-name="Text_20_body"><text:span text:style-name="_31__20_Text"><text:span text:style-name="T33">2)</text:span></text:span><text:span text:style-name="_31__20_Text"><text:span text:style-name="T23"> </text:span></text:span><text:span text:style-name="T23">Отзеркаливание.</text:span></text:p>
      <text:p text:style-name="P3">Пообещайте ему что-то, что ему может очень понравиться, например:</text:p>
      <text:list xml:id="list41556541" text:continue-numbering="true" text:style-name="диалог">
        <text:list-item>
          <text:p text:style-name="P91">Сегодня дома тебя ждет большой сюрприз!</text:p>
        </text:list-item>
      </text:list>
      <text:p text:style-name="P3"><text:soft-page-break/>Но никакого сюрприза не готовьте, а если вам начнут предъявлять претензии или демонстрировать обиду, просто ответьте:</text:p>
      <text:list xml:id="list41553268" text:continue-numbering="true" text:style-name="диалог">
        <text:list-item>
          <text:p text:style-name="P91">Я собиралась, честно, но возникли дела по важнее, поэтому сюрприз переноситься на завтра.</text:p>
        </text:list-item>
      </text:list>
      <text:p text:style-name="P3">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41553647" text:continue-numbering="true" text:style-name="диалог">
        <text:list-item>
          <text:p text:style-name="P91">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h text:style-name="P84" text:outline-level="3"><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41568139" text:continue-numbering="true" text:style-name="диалог">
        <text:list-item>
          <text:p text:style-name="P91">Даже Маша/Петя говорит, что ты не права.</text:p>
        </text:list-item>
      </text:list>
      <text:p text:style-name="P3">Или что-то подобное. Манипулятор даже может не посчитать нужным сказать, кто именно отозвался так о вас:</text:p>
      <text:list xml:id="list41564991" text:continue-numbering="true" text:style-name="диалог">
        <text:list-item>
          <text:p text:style-name="P91">Да какая разница — кто? Главное, что я не один так считаю...</text:p>
        </text:list-item>
      </text:list>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41568637" text:continue-numbering="true" text:style-name="диалог">
        <text:list-item>
          <text:p text:style-name="P91">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3">Так он может устранять людей, которые могут оказать вам поддержку.</text:p>
      <text:p text:style-name="P3"><text:soft-page-break/>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
      <text:p text:style-name="P3"><text:span text:style-name="T9">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Вы должны понять, что манипулятор просто прячется за спины других людей, что и делает вас обезоруженной <text:soft-page-break/>жертвой, ведь вы воюете с ним, а не с тем третьим человеком. Попытайтесь узнать, что он думает по этому поводу:</text:p>
      <text:list xml:id="list41573612" text:continue-numbering="true" text:style-name="диалог">
        <text:list-item>
          <text:p text:style-name="P91">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41564573" text:continue-numbering="true" text:style-name="диалог">
        <text:list-item>
          <text:p text:style-name="P91">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41560637" text:continue-numbering="true" text:style-name="диалог">
        <text:list-item>
          <text:p text:style-name="P91">Ты что, жаловался Маше/Пете на меня?</text:p>
        </text:list-item>
      </text:list>
      <text:p text:style-name="P3">Ну или пристыдить в распускании слухов о вашей паре:</text:p>
      <text:list xml:id="list41558326" text:continue-numbering="true" text:style-name="диалог">
        <text:list-item>
          <text:p text:style-name="P91">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h text:style-name="P84" text:outline-level="3"><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41552630" text:continue-numbering="true" text:style-name="диалог">
        <text:list-item>
          <text:p text:style-name="P91">Стой там — иди сюда.</text:p>
        </text:list-item>
        <text:list-item>
          <text:p text:style-name="P91">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text:soft-page-break/>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41559603" text:continue-numbering="true" text:style-name="диалог">
        <text:list-item>
          <text:p text:style-name="P91">Закрой свой рот и ответь мне!</text:p>
        </text:list-item>
      </text:list>
      <text:p text:style-name="P3">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41565624" text:continue-numbering="true" text:style-name="диалог">
        <text:list-item>
          <text:p text:style-name="P91">Главное, что хорошо тебе! Вот это самое главное!</text:p>
        </text:list-item>
      </text:list>
      <text:p text:style-name="P3">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1558894" text:continue-numbering="true" text:style-name="диалог">
        <text:list-item>
          <text:p text:style-name="P91"><text:soft-page-break/>Ты все придумываешь. Я такого не говорил...</text:p>
        </text:list-item>
      </text:list>
      <text:p text:style-name="P3">Потом висхолдинг:</text:p>
      <text:list xml:id="list41579951" text:continue-numbering="true" text:style-name="диалог">
        <text:list-item>
          <text:p text:style-name="P91">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41557042" text:continue-numbering="true" text:style-name="диалог">
        <text:list-item>
          <text:p text:style-name="P91">Вчера ты тоже говорила, что не хочешь ругаться, но, тем не менее мы поругались...</text:p>
        </text:list-item>
      </text:list>
      <text:p text:style-name="P3">Конечно, без триангуляции никуда:</text:p>
      <text:list xml:id="list41556614" text:continue-numbering="true" text:style-name="диалог">
        <text:list-item>
          <text:p text:style-name="P91">Да все говорят, что ты просто неурав­новешенная...</text:p>
        </text:list-item>
      </text:list>
      <text:p text:style-name="P3">И в заключение, виктимблейминг:</text:p>
      <text:list xml:id="list41561316" text:continue-numbering="true" text:style-name="диалог">
        <text:list-item>
          <text:p text:style-name="P91">Хватит ныть! Сидела бы молча — ничего бы этого не было!..</text:p>
        </text:list-item>
      </text:list>
      <text:p text:style-name="P52">*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Исследователи данного вопроса полагают, что Стокгольмский синдром не является психологическим парадок<text:soft-page-break/>сом или расстройством психики жертвы, а скорее нормальной реакцией человека на сильно травмирующее психику событие.</text:p>
      <text:p text:style-name="P3">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9">*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23">Шизофрения (</text:span><text:span text:style-name="T28">от </text:span><text:span text:style-name="_30__20_Text"><text:span text:style-name="T23">греч. schizo – расщеплять, phren – ум, рассудок</text:span></text:span><text:span text:style-name="T23">) — расщепление сознания. Одна из особенностей данного заболевания — по</text:span><text:span text:style-name="T23">теря способности устанавливать связь между отдельными словами и понятиями, что разрушает связность сознания.</text:span></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41575655" text:continue-numbering="true" text:style-name="диалог">
        <text:list-item>
          <text:p text:style-name="P91"><text:soft-page-break/>Мне так нравится ее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41576958" text:continue-numbering="true" text:style-name="диалог">
        <text:list-item>
          <text:p text:style-name="P91">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text:soft-page-break/>санного мною случая, когда мне «запретили» приглашать друзей на свой день рождения:</text:p>
      <text:list xml:id="list41559060" text:continue-numbering="true" text:style-name="диалог">
        <text:list-item>
          <text:p text:style-name="P91">Если ты пригласишь всех друзей, то это вызовет дискомфорт.</text:p>
        </text:list-item>
      </text:list>
      <text:p text:style-name="P3">Нельзя не согласиться, что подтекстом данного заявления является запрет.</text:p>
      <text:list xml:id="list41576370" text:continue-numbering="true" text:style-name="диалог">
        <text:list-item>
          <text:p text:style-name="P91">Я не хочу, чтобы ты приглашала всех друзей, так как это повлечет за собой дискомфорт...</text:p>
        </text:list-item>
      </text:list>
      <text:p text:style-name="P3">Этот подтекст является скрытой (или пассивной) агрессией, и ее очень сложно отследить, ведь жертва изначально видит только такие намерения:</text:p>
      <text:list xml:id="list41557357" text:continue-numbering="true" text:style-name="диалог">
        <text:list-item>
          <text:p text:style-name="P91">Я хочу, чтобы всем было комфортно.</text:p>
        </text:list-item>
      </text:list>
      <text:p text:style-name="P3">Я тогда и подумать не могла, что, на самом деле, как оказалось, должно быть комфортно только ему и его друзьям на моем празднике.</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3">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3"><text:soft-page-break/>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1564153" text:continue-numbering="true" text:style-name="диалог">
        <text:list-item>
          <text:p text:style-name="P91">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1">Мы сделаем это когда ты захочешь — завтра!</text:p>
        </text:list-item>
        <text:list-item>
          <text:p text:style-name="P91">Ты можешь рассказать мне. Я пойму! / Как ты могла такое сделать?! Ты в своем уме?</text:p>
        </text:list-item>
        <text:list-item>
          <text:p text:style-name="P91">Тебе не нужна косметика, ты у меня и так красивая! / Ух какая девушка, не то, что моя — замухрышка!</text:p>
        </text:list-item>
        <text:list-item>
          <text:p text:style-name="P91">Ты у меня самая лучшая! Я тебя недостоин! (Ты слишком умная/красивая/талантливая... Тебе надо быть хуже, чтобы я был достойным тебя!)</text:p>
        </text:list-item>
        <text:list-item>
          <text:p text:style-name="P91">Не работает — нахлебница, сидит на моей шее. / Работает — а обо мне кто будет заботиться?! Эгоистка!</text:p>
        </text:list-item>
        <text:list-item>
          <text:p text:style-name="P91">Все женщины корыстные сучки! Им только деньги и нужны! / Как это ты сама за себя заплатишь? Ты хочешь меня унизить?</text:p>
        </text:list-item>
        <text:list-item>
          <text:p text:style-name="P91">Занимаешься спортом — хочешь, чтоб парни на твою накачанную попку смотрели? / Не занимаешься — лентяйка и жопа у тебя жирная!</text:p>
        </text:list-item>
        <text:list-item>
          <text:p text:style-name="P91">Ей только обнимашки и нужны! / Она вообще не обращает на меня внимание!</text:p>
        </text:list-item>
        <text:list-item>
          <text:p text:style-name="P91"><text:soft-page-break/>Мне нравятся умные девушки! / Она что думает, что она самая умная?!</text:p>
        </text:list-item>
        <text:list-item>
          <text:p text:style-name="P91">Мне так нравится твой смех! / Когда ты уже успокоишься? Веди себя нормально!</text:p>
        </text:list-item>
        <text:list-item>
          <text:p text:style-name="P91">Мне для тебя ничего не жалко! / Джинсы тебе новые? А чем тебе старые не нравятся?</text:p>
        </text:list-item>
      </text:list>
      <text:p text:style-name="P16"><text:span text:style-name="T9">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3">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84" text:outline-level="3">«Да, но &lt;...&gt;»<text:line-break/>(в доп. к описанию дабл байнда)</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1565389" text:continue-numbering="true" text:style-name="диалог">
        <text:list-item>
          <text:p text:style-name="P111"><text:bookmark-start text:name="__Da__no__________v_dopolnieniie_k_opisa"/><text:span text:style-name="_30__20_Text"><text:span text:style-name="T23">Да</text:span></text:span><text:span text:style-name="T23">, я виноват, </text:span><text:span text:style-name="_30__20_Text"><text:span text:style-name="T23">но</text:span></text:span><text:span text:style-name="T23"> позавчера ты была больше не </text:span><text:bookmark-end text:name="__Da__no__________v_dopolnieniie_k_opisa"/><text:span text:style-name="T23">права, чем я сейчас.</text:span></text:p>
        </text:list-item>
        <text:list-item>
          <text:p text:style-name="P91">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3"/>
      <text:p text:style-name="P3"><text:span text:style-name="T9">Противостояние</text:span>:</text:p>
      <text:p text:style-name="P3">Дайте ему понять, что вы заметили эту тактику и раскусили его:</text:p>
      <text:list xml:id="list41572834" text:continue-numbering="true" text:style-name="диалог">
        <text:list-item>
          <text:p text:style-name="P91">Мама научила меня не воспринимать все, что сказано до слова «Но». Скажи, пожалуйста, ты со мной согласен или нет?</text:p>
        </text:list-item>
        <text:list-item>
          <text:p text:style-name="P91"><text:soft-page-break/>Милый, я заметила, что ты себе противоречишь. А то что-то я смотрю, у нас диалог не вяжется...</text:p>
        </text:list-item>
      </text:list>
      <text:p text:style-name="P3">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84" text:outline-level="3">Демонстрация<text:line-break/>(в доп. к описанию дабл байнда)</text:h>
      <text:h text:style-name="Heading_20_4" text:outline-level="4">Демонстрация занятости</text:h>
      <text:p text:style-name="P3">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text:soft-page-break/>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На «обучение» обычно тратятся такие ресурсы, как время, и, если речь не идет о самообразовании, то еще и кир<text:soft-page-break/>пичи. Это ничего, ведь потратив 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text:soft-page-break/>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text:soft-page-break/>торую он заберет с собой и уйдет, оставив вас ни с чем. Забрав ваши силы, время, кирпичи и здоровье.</text:p>
      <text:p text:style-name="P17">Противостояние<text:span text:style-name="T10">:</text:span></text:p>
      <text:p text:style-name="P69">Во-первых, как я уже неоднократно говорила — перестаньте служить. Во-вторых, поставьте наконец себя на первое место, полюбите себя!</text:p>
      <text:p text:style-name="P16">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6">Вылезьте наконец из «домика» под названием зависимость.</text:p>
      <text:p text:style-name="P16">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6">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3">Есть еще один вид демонстрации. В прямом смысле этого слова. Он смело относится к дабл байнду, так как тоже сбивает с толку.</text:p>
      <text:p text:style-name="P3"><text:soft-page-break/>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text:soft-page-break/>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17">Противостояние<text:span text:style-name="T10">:</text:span></text:p>
      <text:p text:style-name="P16">Здесь, на мой взгляд, ничего не остается, кроме как <text:s/>акцентировать на этом внимание вашего окружения. Обращайте внимание вслух:</text:p>
      <text:list xml:id="list41567528" text:continue-numbering="true" text:style-name="диалог">
        <text:list-item>
          <text:p text:style-name="P97">Ого, сколько нежности! Всегда бы так!</text:p>
        </text:list-item>
        <text:list-item>
          <text:p text:style-name="P97">Ммм... спасибо, милый! Ты настоящий джентльмен! Если бы еще дома так себя вел, то цены бы тебе не было! На тебе цем!</text:p>
        </text:list-item>
        <text:list-item>
          <text:p text:style-name="P101"><text:span text:style-name="T10">Откуда столько внимания? Или это ты перед друзьями рисуешься?</text:span>!</text:p>
        </text:list-item>
        <text:list-item>
          <text:p text:style-name="P97">Ой, а я уже и забыла, как цветы пахнут!</text:p>
        </text:list-item>
      </text:list>
      <text:p text:style-name="P16"><text:soft-page-break/>Но, внимание!</text:p>
      <text:p text:style-name="P16"><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6">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6">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6">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84" text:outline-level="3"><text:bookmark-start text:name="Podkrieplieniie__Stimuliatsiia_na_dieist"/>Подкрепление.<text:line-break/>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79" text:outline-level="4"><text:bookmark-start text:name="Polozhitiel_noie_podkrieplieniie_"/>Положительное подкрепление<text:bookmark-end text:name="Polozhitiel_noie_podkrieplieniie_"/></text:h>
      <text:p text:style-name="P3">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8">«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41561163" text:continue-numbering="true" text:style-name="диалог">
        <text:list-item>
          <text:p text:style-name="P91">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2. Стимуляция жертвы на действия путем благодарности за то, что жертва выполнила свои обязанности.</text:p>
      <text:list xml:id="list41577171" text:continue-numbering="true" text:style-name="диалог">
        <text:list-item>
          <text:p text:style-name="P91">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3">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list xml:id="list41568102" text:continue-numbering="true" text:style-name="диалог">
        <text:list-item>
          <text:p text:style-name="P91">Я вчера с тобой поделился, теперь ты делись.</text:p>
        </text:list-item>
        <text:list-item>
          <text:p text:style-name="P91">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1569631" text:continue-numbering="true" text:style-name="диалог">
        <text:list-item>
          <text:p text:style-name="P91">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text:soft-page-break/>4. Стимуляция жертвы путем похвалы на самостоятельное выполнение общих обязанностей.</text:p>
      <text:list xml:id="list41581528" text:continue-numbering="true" text:style-name="диалог">
        <text:list-item>
          <text:p text:style-name="P91">Милая, но ты же знаешь, что я не уберу в квартире, как ты! Ты с этим справишься гораздо быстрее, чем я! Ты у меня такая молодец!</text:p>
        </text:list-item>
        <text:list-item>
          <text:p text:style-name="P91">У тебя так здорово получается все планировать, так что я решил дать тебе возможность полностью спланировать эту поездку!</text:p>
        </text:list-item>
        <text:list-item>
          <text:p text:style-name="P91">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41563373" text:continue-numbering="true" text:style-name="диалог">
        <text:list-item>
          <text:p text:style-name="P91">Милая, не обижайся! Я ведь так тебя люблю!</text:p>
        </text:list-item>
        <text:list-item>
          <text:p text:style-name="P91">Я вчера погорячился... Вот тебе цветы!</text:p>
        </text:list-item>
        <text:list-item>
          <text:p text:style-name="P91">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52"><text:soft-page-break/>*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text:soft-page-break/>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9">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list xml:id="list41577251" text:continue-numbering="true" text:style-name="диалог">
        <text:list-item>
          <text:p text:style-name="P91">Спасибо! Я очень рада! Ты приготовил действительно вкусный ужин!</text:p>
        </text:list-item>
        <text:list-item>
          <text:p text:style-name="P91"><text:soft-page-break/>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79" text:outline-level="4"><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8">«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41572188" text:continue-numbering="true" text:style-name="диалог">
        <text:list-item>
          <text:p text:style-name="P91">Ты приготовила замечательный ужин! Вот если бы ты еще и десерт приготовила — цены бы тебе не было!</text:p>
        </text:list-item>
        <text:list-item>
          <text:p text:style-name="P91">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1553053" text:continue-numbering="true" text:style-name="диалог">
        <text:list-item>
          <text:p text:style-name="P91">Ты прямо статусами из соц-сети заговорила!</text:p>
        </text:list-item>
        <text:list-item>
          <text:p text:style-name="P91">Вау, а что это за платье у тебя такое! Может наденешь что-то другое?</text:p>
        </text:list-item>
        <text:list-item>
          <text:p text:style-name="P91">Тебе бы постричься не помешало... Только вчера была у парикмахера?.. Понятно...</text:p>
        </text:list-item>
      </text:list>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list xml:id="list41569224" text:continue-numbering="true" text:style-name="диалог">
        <text:list-item>
          <text:p text:style-name="P91">Также во многом это проявляется в быту:</text:p>
        </text:list-item>
        <text:list-item>
          <text:p text:style-name="P91">Ты вчера борщ пересолила, поэтому сегодня готовишь тоже ты.</text:p>
        </text:list-item>
        <text:list-item>
          <text:p text:style-name="P91">Я мыл лапы Рексу,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9">Противостояние</text:span>:</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1569136" text:continue-numbering="true" text:style-name="диалог">
        <text:list-item>
          <text:p text:style-name="P91">Да, эта то самое платье, в котором я была на нашем свидании неделю назад. Ты еще сказал, что я хорошо выгляжу.</text:p>
        </text:list-item>
        <text:list-item>
          <text:p text:style-name="P91">Ты думаешь, что если скажешь мне пару незнакомых мне слов, я тебя любить больше буду?</text:p>
        </text:list-item>
        <text:list-item>
          <text:p text:style-name="P91"><text:soft-page-break/>Если ты хочешь рыбу на ужин, то ты мог бы сам ее приготовить.</text:p>
        </text:list-item>
        <text:list-item>
          <text:p text:style-name="P91">Не нравится — делай сам.</text:p>
        </text:list-item>
        <text:list-item>
          <text:p text:style-name="P91">Это все потому, что ты не помог мне. Легко говорить, когда ты даже не учав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41568055" text:continue-numbering="true" text:style-name="диалог">
        <text:list-item>
          <text:p text:style-name="P91">Тебе надо, ты и делай! - услышите вы на все предложения.</text:p>
        </text:list-item>
      </text:list>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text:soft-page-break/>те себя на скукотищу и жизнь не в тех условиях, в каких бы вы хотели жить.</text:p>
      <text:h text:style-name="P79" text:outline-level="4"><text:bookmark-start text:name="Otritsatiel_noie_podkrieplieniie_"/>Отрицательное подкрепление<text:bookmark-end text:name="Otritsatiel_noie_podkrieplieniie_"/></text:h>
      <text:p text:style-name="P3">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8">«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41553184" text:continue-numbering="true" text:style-name="диалог">
        <text:list-item>
          <text:p text:style-name="P91">Если ты сейчас пойдешь гулять, то я с тобой не буду разговаривать.</text:p>
        </text:list-item>
        <text:list-item>
          <text:p text:style-name="P91">Если ты купишь это платье, то мы не поедем в отпуск.</text:p>
        </text:list-item>
        <text:list-item>
          <text:p text:style-name="P91">Если ты еще раз так сделаешь — пеняй на себя!</text:p>
        </text:list-item>
        <text:list-item>
          <text:p text:style-name="P91">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text:soft-page-break/>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9">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8">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list xml:id="list41571168" text:continue-numbering="true" text:style-name="диалог">
        <text:list-item>
          <text:p text:style-name="P91">Но ты не можешь мне запретить!</text:p>
        </text:list-item>
      </text:list>
      <text:p text:style-name="P3"><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1561513" text:continue-numbering="true" text:style-name="диалог">
        <text:list-item>
          <text:p text:style-name="P91">Поговорим, когда я вернусь.</text:p>
        </text:list-item>
      </text:list>
      <text:p text:style-name="P3">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text:p>
      <text:h text:style-name="P79" text:outline-level="4"><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8">«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3"><text:span text:style-name="T9">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84" text:outline-level="3"><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41580783" text:continue-numbering="true" text:style-name="диалог">
        <text:list-item>
          <text:p text:style-name="P91"><text:soft-page-break/>Ты уделяешь мне недостаточно внимания! — упрек.</text:p>
        </text:list-item>
        <text:list-item>
          <text:p text:style-name="P91">Ты должна уделять мне больше внимания! — приказ.</text:p>
        </text:list-item>
      </text:list>
      <text:p text:style-name="P3">В приказном тоне или же в качестве обвинения — это жалоба.</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9">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3">Вам понадобится чуток равнодушия и подход с юмором:</text:p>
      <text:list xml:id="list41559355" text:continue-numbering="true" text:style-name="диалог">
        <text:list-item>
          <text:p text:style-name="P91">Болит голова? Выпей таблетку. Вон там лежит...</text:p>
        </text:list-item>
        <text:list-item>
          <text:p text:style-name="P91">Что? Опять злодей-Володя тебе палки в колеса ставит? Вот паразит! Ужинать будешь?</text:p>
        </text:list-item>
        <text:list-item>
          <text:p text:style-name="P91">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1">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84" text:outline-level="3"><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3">Патологическая</text:span><text:span text:style-name="T41"> </text:span><text:span text:style-name="T13">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9">Противостояние</text:span>:</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41574584" text:continue-numbering="true" text:style-name="диалог">
        <text:list-item>
          <text:p text:style-name="P91">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79" text:outline-level="4">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6">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6">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6">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6">В отношениях с маниакальным чистюлей этого недостаточно.</text:p>
      <text:p text:style-name="P16">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6">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6">Также, чрезмерная приверженность к чистоте может свидетельствовать о наличии таких качеств, как:</text:p>
      <text:list xml:id="list5499605203432460174" text:style-name="L4">
        <text:list-item>
          <text:p text:style-name="P133"><text:span text:style-name="T35">закомплексованность и неуверенность в себе</text:span><text:span text:style-name="T34">.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5"><text:span text:style-name="T11">сексуальная неудовлетворенность</text:span><text:span text:style-name="T10">, как считал Фрейд, хотя многие современные </text:span><text:span text:style-name="T10">психоаналитики </text:span><text:soft-page-break/><text:span text:style-name="T10">склонны считать, что неудовлетворенность необязательно должна быть сексуальной;</text:span></text:p>
        </text:list-item>
        <text:list-item>
          <text:p text:style-name="P98"><text:span text:style-name="T7">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98"><text:span text:style-name="T7">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98"><text:span text:style-name="T7">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6">Но что же делать вам, если именно от вас требуют идеальной чистоты в доме?</text:p>
      <text:p text:style-name="P17">Противостояние<text:span text:style-name="T10">:</text:span></text:p>
      <text:p text:style-name="P16">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0">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84" text:outline-level="3"><text:bookmark-start text:name="Nieghliekt_"/>Неглект<text:bookmark-end text:name="Nieghliekt_"/></text:h>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194892105939788347" text:style-name="L5">
        <text:list-item>
          <text:p text:style-name="P134"><text:span text:style-name="T23">в то время, как вы болеете и вам остро необходима помощь вашего партнера, он, </text:span><text:span text:style-name="T23">например, едет на рыбалку на выходные, оставляя вас в полной беспомощности;</text:span></text:p>
        </text:list-item>
        <text:list-item>
          <text:p text:style-name="P106">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6">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6"><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6">абьюзер считает, что у вас лишний вес и заставляет вас голодать: «Хватит жрать!»;</text:p>
        </text:list-item>
        <text:list-item>
          <text:p text:style-name="P106">абьюзер создает условия, в которых заставляет вас мерзнуть: «Холодно? Приседай — быстрее согреешься!»;</text:p>
        </text:list-item>
        <text:list-item>
          <text:p text:style-name="P106">абьюзер мешает вам спать: «На том свете выспишься!»;</text:p>
        </text:list-item>
        <text:list-item>
          <text:p text:style-name="P106">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3"><text:span text:style-name="T9">Противостояние</text:span>:</text:p>
      <text:p text:style-name="P3">У вас должна быть сила воли отказаться от его плюшек. Требуйте от него заботу или ищите ее в другом месте.</text:p>
      <text:list xml:id="list41577752" text:continue-list="list41574584" text:style-name="диалог">
        <text:list-item>
          <text:p text:style-name="P91"><text:soft-page-break/>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1">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1">Ты же знаешь, что я на антибиотиках. Ты не хочешь, чтобы я поправилась?</text:p>
        </text:list-item>
        <text:list-item>
          <text:p text:style-name="P91">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3">Это не шутка, так как </text:span><text:span text:style-name="_31__20_Text"><text:span text:style-name="T23">неглект может стать причиной смерти жертвы</text:span></text:span><text:span text:style-name="T23">. Если у вас, по каким-то причинам, нет </text:span><text:soft-page-break/><text:span text:style-name="T23">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4"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8">Лично я никогда об этом не задумывалась, но как-то разговорилась с девчонками на эту тему и услышала довольно интересное мнение.</text:p>
      <text:list xml:id="list41569208" text:continue-numbering="true" text:style-name="диалог">
        <text:list-item>
          <text:p text:style-name="P91">Я бы простила измену. — сказала мне одна девушка, которая очень себя любит.</text:p>
        </text:list-item>
        <text:list-item>
          <text:p text:style-name="P91">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45">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39">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3">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9">*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41559074" text:continue-numbering="true" text:style-name="диалог">
        <text:list-item>
          <text:p text:style-name="P107">Что здесь такого? Я же тебя люблю! А она для меня ничего не значит!</text:p>
        </text:list-item>
        <text:list-item>
          <text:p text:style-name="P107">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41582542" text:continue-numbering="true" text:style-name="диалог">
        <text:list-item>
          <text:p text:style-name="P107">Не имеет значения, что произошло в тот момент, когда люди были, как бы, не вместе...</text:p>
        </text:list-item>
        <text:list-item>
          <text:p text:style-name="P107">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41564437" text:continue-numbering="true" text:style-name="диалог">
        <text:list-item>
          <text:p text:style-name="P107">Подумаешь, кружку разбил. На счастье...</text:p>
        </text:list-item>
      </text:list>
      <text:p text:style-name="P6"><text:soft-page-break/>Он продемонстрирует вам, что ничего такого не произошло. Ни-че-го! А вы поверите. После долгой, подобного рода, обработке.</text:p>
      <text:p text:style-name="P6">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41580434" text:continue-numbering="true" text:style-name="диалог">
        <text:list-item>
          <text:p text:style-name="P91">У женщины мужик должен быть один. Только шлюхи трахаются со всеми подряд! — можете услышать вы в ответ.</text:p>
        </text:list-item>
      </text:list>
      <text:p text:style-name="P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text:soft-page-break/>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41570201" text:continue-numbering="true" text:style-name="диалог">
        <text:list-item>
          <text:p text:style-name="P91">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41571782" text:continue-numbering="true" text:style-name="диалог">
        <text:list-item>
          <text:p text:style-name="P107">Это мои подружки!</text:p>
        </text:list-item>
      </text:list>
      <text:p text:style-name="P3"><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41582191" text:continue-numbering="true" text:style-name="диалог">
        <text:list-item>
          <text:p text:style-name="P91">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41574685" text:continue-numbering="true" text:style-name="диалог">
        <text:list-item>
          <text:p text:style-name="P91">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41564305" text:continue-numbering="true" text:style-name="диалог">
        <text:list-item>
          <text:p text:style-name="P91">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9">*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text:soft-page-break/>Вас активно ломают, прогибают под свои аморальные идеи, садятся вам на голову. И все это прячут за маской нормальности. «Нормальности».</text:p>
      <text:list xml:id="list41562994" text:continue-numbering="true" text:style-name="диалог">
        <text:list-item>
          <text:p text:style-name="P91">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41582607" text:continue-numbering="true" text:style-name="диалог">
        <text:list-item>
          <text:p text:style-name="P91"><text:soft-page-break/>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84" text:outline-level="3">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41574320" text:continue-numbering="true" text:style-name="диалог">
        <text:list-item>
          <text:p text:style-name="P91">Ты выйдешь за меня замуж!? — Если бы не твое поведение, мы бы уже давно поженились...</text:p>
        </text:list-item>
      </text:list>
      <text:p text:style-name="P13"><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5">плинтуса. Его уровень не изменится, но стоит вам поверить в его замечания, он уже стоит на ступеньку выше своей жертвы.</text:span></text:p>
      <text:p text:style-name="P19">Это был чисто гипотетический пример, <text:span text:style-name="T13">однако</text:span> я хочу отметить, что среди нарциссов встречаются невероятно успешные люди.</text:p>
      <text:p text:style-name="P3"><text:span text:style-name="T9">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9">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84" text:outline-level="3"><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40">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3">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9">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84" text:outline-level="3">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41564377" text:continue-numbering="true" text:style-name="диалог">
        <text:list-item>
          <text:p text:style-name="P91">Меня никто, кроме тебя не понимает!</text:p>
        </text:list-item>
        <text:list-item>
          <text:p text:style-name="P91">Ты лучшее, что со мной случилось в жизни!</text:p>
        </text:list-item>
        <text:list-item>
          <text:p text:style-name="P91">Как я мог так поступать с тобой?! Теперь я все понял!</text:p>
        </text:list-item>
      </text:list>
      <text:p text:style-name="P21">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17">Противостояние<text:span text:style-name="T10">:</text:span></text:p>
      <text:p text:style-name="P16">Не возвращайтесь!</text:p>
      <text:h text:style-name="P84" text:outline-level="3">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41561077" text:continue-numbering="true" text:style-name="диалог">
        <text:list-item>
          <text:p text:style-name="P91">Так будет лучше для нас.</text:p>
        </text:list-item>
      </text:list>
      <text:p text:style-name="P3">Или:</text:p>
      <text:list xml:id="list41575133" text:continue-numbering="true" text:style-name="диалог">
        <text:list-item>
          <text:p text:style-name="P91">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49">*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text:soft-page-break/>Вам внушали, что нужно быть лучше. И вы снова и снова разрушали себя с его подачи, но — самостоятельно.</text:p>
      <text:p text:style-name="P3">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9">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text:soft-page-break/>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4"/>
      <text:h text:style-name="Heading_20_3" text:outline-level="3">Универсальные способы противостояния манипуляции.</text:h>
      <text:p text:style-name="P24">(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3">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3">Предлагаю вашему вниманию результат его неоценимых трудов!</text:p>
      <text:list xml:id="list41560492" text:continue-list="list41553894" text:style-name="List_20_1">
        <text:list-item text:start-value="1">
          <text:p text:style-name="P135">Недоверие.</text:p>
          <text:p text:style-name="P136">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35">Избегание источников раздражителя.</text:p>
          <text:p text:style-name="P136">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35">Ирония, подход с юмором.</text:p>
          <text:p text:style-name="P136"><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35">Мнимое непонимание.</text:p>
          <text:p text:style-name="P136">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35">Критичность мышления.</text:p>
          <text:p text:style-name="P136">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35">Возможность выбора.</text:p>
          <text:p text:style-name="P136">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35">Наличие времени на обдумывание.</text:p>
          <text:p text:style-name="P136">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35">Уверенность в себе и больше смелости.</text:p>
          <text:p text:style-name="P136"><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35">Самодостаточность.</text:p>
          <text:p text:style-name="P89"><text:span text:style-name="T54">C </text:span><text:span text:style-name="T52">чувством </text:span><text:span text:style-name="T53">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83" text:outline-level="2">Глава 26. Причины манипуляций</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3">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3">Сочувствие, стыд, сожаление, умение осваивать полученный опыт, чувство вины и ответственности — понятия, которые психопаты не проживают, а <text:span text:style-name="T1">изображают</text:span>, в связи отсутствием у них высших моральных чувств — совести.</text:p>
      <text:p text:style-name="P3">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Как я уже говорила, большой манипулятор вырастает из маленького манипулятора. Говоря о <text:span text:style-name="T1">приобретенном</text:span> расстройстве личности, манипуляция, как правило, родом <text:soft-page-break/>из детства и может быть результатом неправильного воспитания.</text:p>
      <text:p text:style-name="P3">Первое, на что следует смотреть — на семью. Уверена, там будет дисфункция<text:note text:id="ftn29" text:note-class="footnote"><text:note-citation text:label="*">*</text:note-citation><text:note-body><text:p text:style-name="Footnote"><text:span text:style-name="T7">Дисфункция</text:span> (<text:span text:style-name="T1">от лат. — </text:span><text:span text:style-name="T42">dis – </text:span><text:span text:style-name="T14">отрицание, затруднение, </text:span><text:span text:style-name="T42">functio —</text:span><text:span text:style-name="T14">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P3">Золотая середина — основа любого воспитания. Однако воспитание, в котором присутствуют <text:span text:style-name="T1">крайности</text:span>, может оказать травмирующий эффект на развитие личности ребенка. Вот мы и подошли к развязке: <text:span text:style-name="T1">переизбыток</text:span> или <text:span text:style-name="T1">недостаток</text:span> тех или иных аспектов воспитания могут нанести детям <text:span text:style-name="T13">серьезные </text:span>психологические травмы.</text:p>
      <text:p text:style-name="P3">Предлагаю вашему вниманию краткий список возможных причин развития патологии характера:</text:p>
      <text:list xml:id="list41582121" text:continue-list="list41560492" text:style-name="List_20_1">
        <text:list-item text:start-value="1">
          <text:p text:style-name="P109">Контроль</text:p>
          <text:list>
            <text:list-item>
              <text:p text:style-name="P92"><text:span text:style-name="T9">Гиперконтроль</text:span>:</text:p>
              <text:p text:style-name="P92">Воспитание жесткими рамками и установками подразумевает беспрекословное послушание и подчинение без учета потребностей и склонностей ребенка.</text:p>
              <text:p text:style-name="P92">— Ты должен!</text:p>
              <text:p text:style-name="P102">Последствия<text:span text:style-name="T10">:</text:span></text:p>
              <text:p text:style-name="P108"><text:soft-page-break/>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list-item>
            <text:list-item>
              <text:p text:style-name="P103">Полная свобода:</text:p>
              <text:p text:style-name="P92">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p text:style-name="P92">— Делай, что хочешь!</text:p>
              <text:p text:style-name="P102">Последствия:</text:p>
              <text:p text:style-name="P99">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родителей), неповиновение, отсутствие чувства вины, риск впасть в алко/нарко зависимость (не с целью уйти от реальности, а из-за непонимания, насколько опасным может быть такой образ жизни).</text:p>
            </text:list-item>
          </text:list>
        </text:list-item>
        <text:list-item>
          <text:p text:style-name="P100">Наказание</text:p>
          <text:list>
            <text:list-item>
              <text:p text:style-name="P99"><text:span text:style-name="T9">Слишком строгие наказания</text:span>:</text:p>
              <text:p text:style-name="P99"><text:soft-page-break/>Воспитание запугиванием, лишениями, шантажом, криками, унижениями, избиениями. Стиль воспитания - «Око за око».</text:p>
              <text:p text:style-name="P99"><text:span text:style-name="T9">Последствия</text:span>:</text:p>
              <text:p text:style-name="P99">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Жестокость, тирания и рукоприкладство (в целях добиться справедливости).</text:p>
            </text:list-item>
            <text:list-item>
              <text:p text:style-name="P102">Безнаказанность<text:span text:style-name="T10">:</text:span></text:p>
              <text:p text:style-name="P99">Абсолютное отсутствие наказания в воспитании, игнорирование плохого поведения ребенка, поощрение за плохое поведения:</text:p>
              <text:p text:style-name="P99">— На, только не плачь (На, только заткнись)!</text:p>
              <text:p text:style-name="P102">Последствия<text:span text:style-name="T10">:</text:span></text:p>
              <text:p text:style-name="P99">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своим имуществом или здоровьем.</text:p>
            </text:list-item>
          </text:list>
        </text:list-item>
        <text:list-item>
          <text:p text:style-name="P100">Забота</text:p>
          <text:list>
            <text:list-item>
              <text:p text:style-name="P102">Гиперопека<text:span text:style-name="T10">:</text:span></text:p>
              <text:p text:style-name="P99">Воспитание гиперконтролем не агрессивного характера.</text:p>
              <text:p text:style-name="P99"><text:soft-page-break/>— Не трогайте моего мальчика!!!</text:p>
              <text:p text:style-name="P102">Последствия<text:span text:style-name="T10">:</text:span></text:p>
              <text:p text:style-name="P99">Из-за контраста заботливого отношения родителей и окружающих людей — ощущение ненужности, развитие направленной на себя агрессии (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list-item>
            <text:list-item>
              <text:p text:style-name="P102">Отсутствие заботы и защиты<text:span text:style-name="T10">:</text:span></text:p>
              <text:p text:style-name="P99">Игнорирование родителями физического и морального состояния ребенка, обвинение ребенка в случившихся с ним неприятностях.</text:p>
              <text:p text:style-name="P99">— Ты должен уметь за себя постоять! Сам виноват!</text:p>
              <text:p text:style-name="P102">Последствия<text:span text:style-name="T10">:</text:span></text:p>
              <text:p text:style-name="P99">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list-item>
          </text:list>
        </text:list-item>
        <text:list-item>
          <text:p text:style-name="P100">Помощь</text:p>
          <text:list>
            <text:list-item>
              <text:p text:style-name="P102">Отсутствие помощи<text:span text:style-name="T10">:</text:span></text:p>
              <text:p text:style-name="P99">Воспитание недостатком или отсутствием помощи и поддержки со стороны родителей, сопровождающееся упреками в неспособности выполнить порученное дело правильно и страхом разочарования родителей.</text:p>
              <text:p text:style-name="P99"><text:soft-page-break/>— Ты должен сам справиться!</text:p>
              <text:p text:style-name="P102">Последствия<text:span text:style-name="T10">:</text:span></text:p>
              <text:p text:style-name="P102"><text:span text:style-name="T10">Раннее взросление, самостоятельность, независимость и непокорность без должного жизненного опыта, </text:span><text:span text:style-name="T20">отсутствие понятия авторитета родителей, стремление к самоутверждению</text:span><text:span text:style-name="T10">.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list-item>
            <text:list-item>
              <text:p text:style-name="P102">Переизбыток помощи<text:span text:style-name="T10">:</text:span></text:p>
              <text:p text:style-name="P99">Воспитание, где родители берут на себя все обязанности ребенка (уроки, уборка), стараются прожить жизнь ребенка. Родители не позволяют ребенку проявлять инициативу, решать проблемы, отрицают его самостоятельность, чем привязывают к себе. Для таких родителей ребенок и в 40 лет еще маленький.</text:p>
              <text:p text:style-name="P99">— Сынок, ты покакал?</text:p>
              <text:p text:style-name="P102">Последствия<text:span text:style-name="T10">:</text:span></text:p>
              <text:p text:style-name="P102"><text:span text:style-name="T10">Ощущение, что ему не доверяют, не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text:span><text:soft-page-break/><text:span text:style-name="T10">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span></text:p>
            </text:list-item>
          </text:list>
        </text:list-item>
        <text:list-item>
          <text:p text:style-name="P100">Внимание</text:p>
          <text:list>
            <text:list-item>
              <text:p text:style-name="P104"><text:span text:style-name="T8">Нарушение личных границ</text:span><text:span text:style-name="T12">:</text:span></text:p>
              <text:p text:style-name="P99">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перечитывать переписки ребенка в соц-сетях, что исключало его право на личное пространство. А также, не исключено, что родители мешали ему спать, насильно кормили, заставляли обниматься, что воспринималось ребенком, как психологическое 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99">— Ты не должен был так делать!</text:p>
              <text:p text:style-name="P104"><text:span text:style-name="T8">Последствия</text:span><text:span text:style-name="T12">:</text:span></text:p>
              <text:p text:style-name="P104"><text:span text:style-name="T12">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и склонность к интроверсии. <text:s/>Также, поведение родителей могло транслироваться в жизнь ребенка, где уже он сам нарушает личное пространство окружающих, становится наглым </text:span><text:soft-page-break/><text:span text:style-name="T12">и бестактным, требовательным к вниманию и склонным к обвинению в равнодушии тех, кто ему в этом внимании отказывает, заставляя их доказывать обратное.</text:span></text:p>
            </text:list-item>
            <text:list-item>
              <text:p text:style-name="P104"><text:span text:style-name="T8">Равнодушие</text:span><text:span text:style-name="T12">:</text:span></text:p>
              <text:p text:style-name="P99">Равнодушие родителей к чувствам, интересам, склонностям и внутреннему миру ребенка, а также к его переживаниям и проблемам.</text:p>
              <text:p text:style-name="P99">— Мне все-равно, что ты думаешь!</text:p>
              <text:p text:style-name="P104"><text:span text:style-name="T8">Последствия</text:span><text:span text:style-name="T12">:</text:span></text:p>
              <text:p text:style-name="P99">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list-item>
          </text:list>
        </text:list-item>
        <text:list-item>
          <text:p text:style-name="P100">Мотивация</text:p>
          <text:list>
            <text:list-item>
              <text:p text:style-name="P102">Принуждение<text:span text:style-name="T10">:</text:span></text:p>
              <text:p text:style-name="P99">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p text:style-name="P99">— Мама лучше знает!</text:p>
              <text:p text:style-name="P102">Последствия<text:span text:style-name="T10">:</text:span></text:p>
              <text:p text:style-name="P102"><text:span text:style-name="T10">Развитие трудоголизма, однако отсутствие удовлетворения от собственных достижений (</text:span><text:span text:style-name="T22">из-за того, что занимается нелюбимым делом</text:span><text:span text:style-name="T10">). Постоянные </text:span><text:soft-page-break/><text:span text:style-name="T10">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list-item>
            <text:list-item>
              <text:p text:style-name="P102">Демотивация<text:span text:style-name="T10">:</text:span></text:p>
              <text:p text:style-name="P99">Воспитание внушением чувства ущербности, заставляя ребенка доказывать обратное.</text:p>
              <text:p text:style-name="P99">— Кто тебя такого полюбит!/Кому ты нужен?</text:p>
              <text:p text:style-name="P102">Последствия<text:span text:style-name="T10">:</text:span></text:p>
              <text:p text:style-name="P99">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text:p>
            </text:list-item>
          </text:list>
        </text:list-item>
        <text:list-item>
          <text:p text:style-name="P100">Похвала</text:p>
          <text:list>
            <text:list-item>
              <text:p text:style-name="P102">Переизбыток похвалы<text:span text:style-name="T10">:</text:span></text:p>
              <text:p text:style-name="P99">Идеализация ребенка, необоснованное превозношение талантов, достижений и заслуг, игнорируя плохое поведение.</text:p>
              <text:p text:style-name="P99">— Наш ребенок - гений!</text:p>
              <text:p text:style-name="P102">Последствия<text:span text:style-name="T10">:</text:span></text:p>
              <text:p text:style-name="P102"><text:span text:style-name="T1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text:span><text:soft-page-break/><text:span text:style-name="T10">личение своих или присваивание чужих заслуг, неумение ценить чужие заслуги.</text:span></text:p>
            </text:list-item>
            <text:list-item>
              <text:p text:style-name="P102">Недостаток похвалы<text:span text:style-name="T10">:</text:span></text:p>
              <text:p text:style-name="P99">Отсутствии поощрения и похвалы в воспитании, что сопровождается упреками и сравнениями с окружающими.</text:p>
              <text:p text:style-name="P99">— Почему Петя может, а ты нет? Вот я в твоем возрасте...</text:p>
              <text:p text:style-name="P102">Последствия<text:span text:style-name="T10">:</text:span></text:p>
              <text:p text:style-name="P99">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list-item>
          </text:list>
        </text:list-item>
        <text:list-item>
          <text:p text:style-name="P100">Вежливость</text:p>
          <text:list>
            <text:list-item>
              <text:p text:style-name="P102">Лесть:</text:p>
              <text:p text:style-name="P99">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99">— Милая, ты сегодня такая красивая! Ты не против, если я пойду на рыбалку?</text:p>
              <text:p text:style-name="P102">Последствия<text:span text:style-name="T10">:</text:span></text:p>
              <text:p text:style-name="P99">Вранье, бестактность, наигранная вежливость, делегирование обязанностей, манипуляции тщеславием с целью получить благосклонность окружающих и войти к ним в доверие.</text:p>
            </text:list-item>
            <text:list-item>
              <text:p text:style-name="P102"><text:soft-page-break/>Хамство<text:span text:style-name="T10">:</text:span></text:p>
              <text:p text:style-name="P99">Непристойное поведение родителей в кругу семьи и/или в обществе, нарушение родителями общепринятых норм поведения и внешнего вида, (пассивная) агрессия, оскорбления и неуважение к окружающим.</text:p>
              <text:p text:style-name="P99">— Ты что оглох?!</text:p>
              <text:p text:style-name="P102">Последствия<text:span text:style-name="T10">:</text:span></text:p>
              <text:p text:style-name="P99">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list-item>
          </text:list>
        </text:list-item>
        <text:list-item>
          <text:p text:style-name="P100">Благодарность</text:p>
          <text:list>
            <text:list-item>
              <text:p text:style-name="P104"><text:span text:style-name="T8">Материальная благодарность</text:span><text:span text:style-name="T12">:</text:span></text:p>
              <text:p text:style-name="P99">Воспитание «дай за дай», материальное вознаграждение за выполнение обязанностей, подарки и сюрпризы в качестве платы за труды.</text:p>
              <text:p text:style-name="P99">— Напишешь контрольную на пять — получишь новый телефон!</text:p>
              <text:p text:style-name="P104"><text:span text:style-name="T8">Последствия</text:span><text:span text:style-name="T12">:</text:span></text:p>
              <text:p text:style-name="P99">Неумение ценить любой труд (однако оценивание его размерами благодарности за него), неумение оказывать помощь без вознаграждения, манипуляция окружающих с помощью заманчивой платы за их помощь.</text:p>
            </text:list-item>
            <text:list-item>
              <text:p text:style-name="P104"><text:span text:style-name="T8">Недостаток благодарности</text:span><text:span text:style-name="T12">:</text:span></text:p>
              <text:p text:style-name="P99"><text:soft-page-break/>Воспитание сопровождалось отсутствием благодарности за любые труды, любая помощь воспринималась как должное. Замена благодарности отменой наказания или угрозами получить наказание в случае невыполнения просьб.</text:p>
              <text:p text:style-name="P99">— Я бы и без тебя справилась!</text:p>
              <text:p text:style-name="P104"><text:span text:style-name="T8">Последствия</text:span><text:span text:style-name="T12">:</text:span></text:p>
              <text:p text:style-name="P99">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list-item>
          </text:list>
        </text:list-item>
        <text:list-item>
          <text:p text:style-name="P100">Щедрость</text:p>
          <text:list>
            <text:list-item>
              <text:p text:style-name="P102">Принуждение делиться<text:span text:style-name="T10">:</text:span></text:p>
              <text:p text:style-name="P102"><text:span text:style-name="T10">Родители принуждали ребенка делиться своими вещами/игрушками/едой и упрекали в жадности в случае непослушания, раздаривали его вещи и игрушки другим детям. Жажда родителей сделать так, чтоб ребенок был благоприятно принят социумом. </text:span><text:span text:style-name="T5">Навешивание ярлыка «жадина», если ребенок не делится, угрозы лишить его чего-то из-за его жадности, например, родительского внимания:</text:span></text:p>
              <text:p text:style-name="P95">— Я сегодня с тобой не дружу, потому, что ты жадина!</text:p>
              <text:p text:style-name="P102">Последствия<text:span text:style-name="T10">:</text:span></text:p>
              <text:p text:style-name="P102"><text:soft-page-break/><text:span text:style-name="T10">Из-за чувства дискомфорта в связи с тем, что ребенок был </text:span><text:span text:style-name="T2">должен</text:span><text:span text:style-name="T5">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list-item>
            <text:list-item>
              <text:p text:style-name="P102"><text:span text:style-name="T4">Жадность</text:span><text:span text:style-name="T5">:</text:span></text:p>
              <text:p text:style-name="P95">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95">— Не дам, у тебя своя есть!</text:p>
              <text:p text:style-name="P102"><text:span text:style-name="T4">Последствия</text:span><text:span text:style-name="T5">:</text:span></text:p>
              <text:p text:style-name="P95">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list-item>
          </text:list>
        </text:list-item>
        <text:list-item>
          <text:p text:style-name="P96">Честность</text:p>
          <text:list>
            <text:list-item>
              <text:p text:style-name="P102"><text:span text:style-name="T4">Лживость</text:span><text:span text:style-name="T5">:</text:span></text:p>
              <text:p text:style-name="P95"><text:soft-page-break/>Родители манипулировали ребенком, обещая что-то, но не выполняли своих обещаний. Воспитание враньем.</text:p>
              <text:p text:style-name="P95">— Сегодня не куплю — завтра куплю...</text:p>
              <text:p text:style-name="P102"><text:span text:style-name="T4">Последствия</text:span><text:span text:style-name="T5">:</text:span></text:p>
              <text:p text:style-name="P95">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list-item>
            <text:list-item>
              <text:p text:style-name="P102"><text:span text:style-name="T4">Чрезмерная откровенность</text:span><text:span text:style-name="T5">:</text:span></text:p>
              <text:p text:style-name="P95">Ребенок — поверенный родителей и их лучший друг. С ним советовались по важным вопросам, делились воспоминаниями юношеских похождений, жаловались. Зависимость в семейных взаимоотношениях (родителей от ребенка, мамы от папы), драматизация.</text:p>
              <text:p text:style-name="P95">— Сынок, разводится ли с мамой?</text:p>
              <text:p text:style-name="P102">Последствия<text:span text:style-name="T10">:</text:span></text:p>
              <text:p text:style-name="P99">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на (маленького) человека).</text:p>
            </text:list-item>
            <text:list-item>
              <text:p text:style-name="P102">Скрытность<text:span text:style-name="T10">:</text:span></text:p>
              <text:p text:style-name="P99"><text:soft-page-break/>Сокрытие родителями реальной обстановки ситуации (например, кризис в отношениях, развод), обнадеживание, вранье.</text:p>
              <text:p text:style-name="P95">— Мы с папой просто поговорим! / Врач только посмотрит — больно не будет!</text:p>
              <text:p text:style-name="P102">Последствия<text:span text:style-name="T10">:</text:span></text:p>
              <text:p text:style-name="P99">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противоречивости ощущений и наблюдений.</text:p>
            </text:list-item>
            <text:list-item>
              <text:p text:style-name="P102">Подозрительность<text:span text:style-name="T10">:</text:span></text:p>
              <text:p text:style-name="P99">Воспитание наказанием по (беспричинному) подозрению. Эгоизм и тревожность родителей, постоянная требовательность объяснений.</text:p>
              <text:p text:style-name="P95">— Ты точно ни у кого не списывал?</text:p>
              <text:p text:style-name="P102">Последствия<text:span text:style-name="T10">:</text:span></text:p>
              <text:p text:style-name="P99">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list-item>
          </text:list>
        </text:list-item>
        <text:list-item>
          <text:p text:style-name="P100">Взаимоотношения</text:p>
          <text:list>
            <text:list-item>
              <text:p text:style-name="P102"><text:soft-page-break/>Внутрисемейные<text:span text:style-name="T10">:</text:span></text:p>
              <text:p text:style-name="P99">Соперничество, что подразумевает выбор сторонников, создание коалиции:</text:p>
              <text:p text:style-name="P99">— Мы папе не скажем!..</text:p>
              <text:p text:style-name="P102">Последствия<text:span text:style-name="T10">:</text:span></text:p>
              <text:p text:style-name="P99">Чувство вины (из-за того, что был вынужден становиться на сторону одного из родителей, <text:span text:style-name="T1">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list-item>
            <text:list-item>
              <text:p text:style-name="P102">Внесемейные<text:span text:style-name="T10">:</text:span></text:p>
              <text:p text:style-name="P99">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99">— Ты идешь гулять с Петей? Это тот самый Петя, который тебе подножку поставил в первом классе? Понятно...</text:p>
              <text:p text:style-name="P102">Последствия<text:span text:style-name="T10">:</text:span></text:p>
              <text:p text:style-name="P99"><text:soft-page-break/>Недоверчивость, неумения заводить отношения (дружеские, любовные), постоянные сомнения в преданности окружающих, замкнутость, направленная на себя агрессия (аутоагрессия), мнительность, подавление собственных чувств и переживаний, внутриличностный конфликт, который может проявляться в заболеваниях. Возможен бунт, сопротивление и вранье (в качестве защитной реакции на влияние родителей), пониженная самооценка.</text:p>
            </text:list-item>
          </text:list>
        </text:list-item>
        <text:list-item>
          <text:p text:style-name="P100">Стереотипное мышление</text:p>
          <text:p text:style-name="P102"><text:span text:style-name="T22">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6">неизвестному</text:span><text:span text:style-name="T20">.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list>
            <text:list-item>
              <text:p text:style-name="P102">Сексизм<text:span text:style-name="T10"><text:note text:id="ftn30" text:note-class="footnote"><text:note-citation text:label="*">*</text:note-citation><text:note-body><text:p text:style-name="Footnote"><text:span text:style-name="T7">Сексизм</text:span> <text:span text:style-name="T50">(от лат. sexus — пол)</text:span><text:span text:style-name="T60"> </text:span>— социальная система, которая поддерживает патриархат или угнетение женщин.</text:p></text:note-body></text:note></text:span><text:span text:style-name="T10">:</text:span></text:p>
              <text:p text:style-name="P99">Негативное влияние на мнение ребенка о женщинах:</text:p>
              <text:p text:style-name="P110">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p text:style-name="P110"><text:soft-page-break/>— Все бабы дуры!</text:p>
              <text:p text:style-name="P102"><text:span text:style-name="T13">Последствия для мальчиков</text:span><text:span text:style-name="T22">:</text:span></text:p>
              <text:p text:style-name="P110">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хочется). Стремление к самоутверждению за счет унижения женщин. Враждебный сексизм проявляется к коллегам-женщинам, к любовнице, к матери.</text:p>
              <text:p text:style-name="P102"><text:span text:style-name="T13">Последствия для девочек</text:span><text:span text:style-name="T22">:</text:span></text:p>
              <text:p text:style-name="P110">В голову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list-item>
            <text:list-item>
              <text:p text:style-name="P102"><text:span text:style-name="T13">Обратный (женский) сексизм</text:span><text:span text:style-name="T22"><text:note text:id="ftn31" text:note-class="footnote"><text:note-citation text:label="*">*</text:note-citation><text:note-body><text:p text:style-name="P76">Обратный сексизм<text:span text:style-name="T8">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span text:style-name="T22">:</text:span></text:p>
              <text:p text:style-name="P110">Негативное влияние на мнение ребенка о мужчинах:</text:p>
              <text:list>
                <text:list-item>
                  <text:p text:style-name="P102"><text:soft-page-break/><text:span text:style-name="T13">мальчику</text:span><text:span text:style-name="T22">: ты должен обеспечивать семью, таскать тяжести, брать на себя ответственность, быть сильным, иначе:</text:span></text:p>
                  <text:p text:style-name="P110">— Кому ты нужен?</text:p>
                  <text:p text:style-name="P102"><text:span text:style-name="T13">Последствия</text:span><text:span text:style-name="T22">:</text:span></text:p>
                  <text:p text:style-name="P110">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list-item>
                <text:list-item>
                  <text:p text:style-name="P102"><text:span text:style-name="T13">девочкам</text:span><text:span text:style-name="T22">: мужчина должен дарить дорогие подарки, водить в дорогие рестораны, на руках носить, иначе он не мужчина.</text:span></text:p>
                  <text:p text:style-name="P102"><text:span text:style-name="T13">Последствия</text:span><text:span text:style-name="T22">:</text:span></text:p>
                  <text:p text:style-name="P110">Оценивание мужчин, как объекты,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list-item>
              </text:list>
            </text:list-item>
            <text:list-item>
              <text:p text:style-name="P102"><text:span text:style-name="T13">Восприятие себя</text:span><text:span text:style-name="T22">:</text:span></text:p>
              <text:list>
                <text:list-item>
                  <text:p text:style-name="P110">Воздействие ребенка на восприятие самого себя:</text:p>
                  <text:p text:style-name="P110">— Ты еще маленький!</text:p>
                  <text:p text:style-name="P110">Последствие:</text:p>
                </text:list-item>
              </text:list>
              <text:p text:style-name="P110"/>
              <text:p text:style-name="P110"/>
            </text:list-item>
          </text:list>
        </text:list-item>
      </text:list>
      <text:p text:style-name="Subtitle"><text:soft-page-break/>* * *</text:p>
      <text:p text:style-name="P12">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3">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1">почему</text:span> человек совершает эти действия.</text:p>
      <text:p text:style-name="P3">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3">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3"><text:soft-page-break/>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3">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text:s/>Другими словами, то, что не помнит человек — помнит его психика.</text:p>
      <text:p text:style-name="P3">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P3">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4">Распределительное помещение «Сознание».</text:p>
      <text:p text:style-name="P3">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й, и т. д.</text:p>
      <text:p text:style-name="P3"><text:soft-page-break/>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4">Склад «Предсознание».</text:p>
      <text:p text:style-name="P3">В предсознании находится та информация, которую мы когда-то запомнили, но в данный момент времени она нам не нужна.</text:p>
      <text:p text:style-name="P3">Например: вы сейчас читаете эту информацию, но, наверняка, не думаете о том, как вас зовут. Угадала?</text:p>
      <text:p text:style-name="P4">Лаборатория «Подсознание».</text:p>
      <text:p text:style-name="P3">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3">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8">базу привозят зверька. Он еще маленький, но никто не знает, что это за существо и </text:span><text:span text:style-name="T21">что из него вырастет</text:span><text:span text:style-name="T8">.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2">В лаборатории его помещают в клетку. Там он находится под наблюдением, но выйти не может. Он растет и набира<text:soft-page-break/>ется сил. Клетка, в которой он сидит становиться ему мала. Он хочет выйти на свободу, но его удерживают взаперти насильно, пока что — успешно.</text:p>
      <text:p text:style-name="P32">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2">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3">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3">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3">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3">они всплывают на поверхность — попадают на склад наших мыслей, где наводят жуткий беспорядок.</text:span></text:p>
      <text:p text:style-name="P3"><text:soft-page-break/>Сознание, так сказать, «видит» часть этих травмирующих воспоминаний и реагирует на них — страхом, паникой, непониманием, гневом, злостью и т. д.</text:p>
      <text:p text:style-name="P3">Эта реакция и является симптомом.</text:p>
      <text:p text:style-name="P32"><text:span text:style-name="T30">Так вот, в этой главе </text:span><text:span text:style-name="T39">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Неудивительно, что однажды все его «демоны» могут вылезти наружу.</text:span></text:p>
      <text:h text:style-name="P81" text:outline-level="1">Эпилог</text:h>
      <text:p text:style-name="P16">Ну вот и все. Дело сделано.</text:p>
      <text:p text:style-name="P16">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6">Изначально, именно это стало целью для меня - найти и объяснить себе:</text:p>
      <text:list xml:id="list41550796" text:continue-list="list41575133" text:style-name="диалог">
        <text:list-item>
          <text:p text:style-name="P97">Что это было?</text:p>
        </text:list-item>
        <text:list-item>
          <text:p text:style-name="P97">Почему это произошло со мной?</text:p>
        </text:list-item>
        <text:list-item>
          <text:p text:style-name="P97">За какие такие мои проступки мне причинили столько боли?</text:p>
        </text:list-item>
      </text:list>
      <text:p text:style-name="P16"><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3"><text:span text:style-name="T10">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5"> отношениями.</text:span></text:p>
      <text:p text:style-name="P16">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6">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6">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6">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6"><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6">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50">* * *</text:p>
      <text:p text:style-name="P16">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6">Для них это может стать новым стимулом для оскорблений и высмеивания, а также вызвать множество возмущений и обвинении меня в клевете.</text:p>
      <text:list xml:id="list41562350" text:continue-numbering="true" text:style-name="диалог">
        <text:list-item>
          <text:p text:style-name="P97">Это притянуто за уши;</text:p>
        </text:list-item>
        <text:list-item>
          <text:p text:style-name="P97">Это абсолютная клевета;</text:p>
        </text:list-item>
        <text:list-item>
          <text:p text:style-name="P97">Она все это придумала;</text:p>
        </text:list-item>
        <text:list-item>
          <text:p text:style-name="P97">Это полный бред/абсурд;</text:p>
        </text:list-item>
        <text:list-item>
          <text:p text:style-name="P97">Это не стоит моего внимания;</text:p>
        </text:list-item>
        <text:list-item>
          <text:p text:style-name="P97"><text:soft-page-break/>Это просто смешно;</text:p>
        </text:list-item>
        <text:list-item>
          <text:p text:style-name="P97">Это еще раз доказывает ее неадекватность;</text:p>
        </text:list-item>
      </text:list>
      <text:p text:style-name="P16">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6">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50">* * *</text:p>
      <text:p text:style-name="P16">Напоследок не удержусь и нажелаю!</text:p>
      <text:p text:style-name="P16">Я желаю вам быть сильными и любить себя.</text:p>
      <text:p text:style-name="P16">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6">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6">Я желаю вам понимать, что для вас лучше и точно знать, что же приведет вас к счастью!</text:p>
      <text:p text:style-name="P16">Я желаю вам то, чего вы заслуживаете, без поблажек и привилегий!</text:p>
      <text:p text:style-name="P16"><text:soft-page-break/><text:span text:style-name="T41">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4">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6">Искренне ваша Я. Каминская.</text:p>
      <text:p text:style-name="P66"/>
      <text:p text:style-name="P142">Содержание</text:p>
      <text:p text:style-name="P34"/>
      <text:p text:style-name="P73">Пролог<text:tab/>3</text:p>
      <text:p text:style-name="P74">ЧАСТЬ 1. ФИРМЕННЫЕ ОТНОШЕНИЯ</text:p>
      <text:p text:style-name="P73">Глава 1. Это еще не конец<text:tab/>23</text:p>
      <text:p text:style-name="P73">Глава 2. Таблетка<text:tab/>26</text:p>
      <text:p text:style-name="P73">Глава 3. Останешься?<text:tab/>38</text:p>
      <text:p text:style-name="P73">Глава 4. Зачем платить больше?<text:tab/>42</text:p>
      <text:p text:style-name="P73">Глава 5. Интроверт<text:tab/>47</text:p>
      <text:p text:style-name="P73">Глава 6. Стразики<text:tab/>72</text:p>
      <text:p text:style-name="P73">Глава 7. З — Забота<text:tab/>84</text:p>
      <text:p text:style-name="P73">Глава 8. Сама, котик<text:tab/>101</text:p>
      <text:p text:style-name="P73">Глава 9. Мы так общаемся<text:tab/>116</text:p>
      <text:p text:style-name="P73">Глава 10. Это не я<text:tab/>133</text:p>
      <text:p text:style-name="P73">Глава 11. Трио<text:tab/>154</text:p>
      <text:p text:style-name="P73">Глава 12. Не ной<text:tab/>162</text:p>
      <text:p text:style-name="P73">Глава 13. Неадекватная<text:tab/>171</text:p>
      <text:p text:style-name="P73">Глава 14. Вожак<text:tab/>195</text:p>
      <text:p text:style-name="P73">Глава 15. Ад<text:tab/>213</text:p>
      <text:p text:style-name="P73">Глава 16. Nosce te ipsum<text:tab/>225</text:p>
      <text:p text:style-name="P73">Глава 17. Я все понял<text:tab/>234</text:p>
      <text:p text:style-name="P73">Глава 18. А зачем вам Она?<text:tab/>239</text:p>
      <text:p text:style-name="P73">Глава 19. Я подумаю<text:tab/>246</text:p>
      <text:p text:style-name="P73">Глава 20. Меньше нюансов<text:tab/>251</text:p>
      <text:p text:style-name="P73">Глава 21. Быть честным очень легко!<text:tab/>260</text:p>
      <text:p text:style-name="P73">Глава 22. Гори в аду<text:tab/>303</text:p>
      <text:p text:style-name="P73">Глава 23. Апофеоз отношений с манипулятором<text:tab/>322</text:p>
      <text:p text:style-name="P74">ЧАСТЬ 2. ЧТО-ТО ВРОДЕ СПРАВОЧНИКА</text:p>
      <text:p text:style-name="P73">Глава 24. Причины манипуляции<text:tab/>342</text:p>
      <text:p text:style-name="P73"><text:soft-page-break/>Глава 25. Признаки и последствия манипуляции<text:tab/>362</text:p>
      <text:p text:style-name="P75">Что с ним?<text:tab/>364</text:p>
      <text:p text:style-name="P75">Почему я?<text:tab/>370</text:p>
      <text:p text:style-name="P73">Глава 25. Приемы и противостояние манипуляции<text:tab/>384</text:p>
      <text:p text:style-name="P75">Демонстративное игнорирование собственных</text:p>
      <text:p text:style-name="P75">обязательств<text:tab/>384</text:p>
      <text:p text:style-name="P75">Газлайтинг<text:tab/>386</text:p>
      <text:p text:style-name="P75">Висхолдинг<text:tab/>390</text:p>
      <text:p text:style-name="P75">«Да, но &lt;...&gt;» (в доп. к описанию висхолдинга)<text:tab/>393</text:p>
      <text:p text:style-name="P75">Изоляция жертвы от ее окружения<text:tab/>395</text:p>
      <text:p text:style-name="P75">Пассивная агрессия<text:line-break/>(игнорирование, обида, внезапный бойкот)<text:tab/>398</text:p>
      <text:p text:style-name="P75">Эгоизм. Равнодушие<text:tab/>403</text:p>
      <text:p text:style-name="P75">Игра на ваших эмоциях или психологические</text:p>
      <text:p text:style-name="P75">триггеры<text:tab/>404</text:p>
      <text:p text:style-name="P75">Виктимблейминг<text:tab/>408</text:p>
      <text:p text:style-name="P75">Вам редко уступают или не уступают вообще<text:tab/>413</text:p>
      <text:p text:style-name="P75">Патологическая ложь.<text:line-break/>Введение в болезненное состояние ожидания<text:tab/>418</text:p>
      <text:p text:style-name="P75">Триангуляция<text:tab/>424</text:p>
      <text:p text:style-name="P75">Дабл байнд<text:tab/>427</text:p>
      <text:p text:style-name="P75">Демонстрация (в доп. к описанию дабл байнда)<text:tab/>436</text:p>
      <text:p text:style-name="P71">Демонстрация занятости<text:tab/>436</text:p>
      <text:p text:style-name="P71">Демонстрация любви<text:tab/>440</text:p>
      <text:p text:style-name="P75">Подкрепление.<text:line-break/>Стимуляция на действия<text:tab/>444</text:p>
      <text:p text:style-name="P71">Положительное подкрепление<text:tab/>445</text:p>
      <text:p text:style-name="P71">Неустойчивое или частичное подкрепление<text:tab/>451</text:p>
      <text:p text:style-name="P71">Отрицательное подкрепление<text:tab/>455</text:p>
      <text:p text:style-name="P71">Травмирующий одноразовый опыт<text:tab/>460</text:p>
      <text:p text:style-name="P75">Постоянные жалобы<text:tab/>462</text:p>
      <text:p text:style-name="P75">Отношение к чистоте<text:tab/>465</text:p>
      <text:p text:style-name="P71">Патологическая неряшливость.<text:tab/>465</text:p>
      <text:p text:style-name="P71"><text:soft-page-break/>Патологическое стремление к чистоте<text:tab/>467</text:p>
      <text:p text:style-name="P75">Неглект<text:tab/>471</text:p>
      <text:p text:style-name="P75">Попытка выторговать право на «лево». Принуждение</text:p>
      <text:p text:style-name="P75">к трио<text:tab/>475</text:p>
      <text:p text:style-name="P71">Вариант 1. <text:s/>Ничто не предвещало беды<text:tab/>479</text:p>
      <text:p text:style-name="P71">Вариант 2. Ну мааам<text:tab/>481</text:p>
      <text:p text:style-name="P71">Вариант 3. Я уже взрослый<text:tab/>484</text:p>
      <text:p text:style-name="P71">Секс втроем<text:tab/>485</text:p>
      <text:p text:style-name="P75">Перспектицид<text:tab/>491</text:p>
      <text:p text:style-name="P75">Сахарное шоу<text:tab/>493</text:p>
      <text:p text:style-name="P75">Манипуляция разрывом<text:tab/>495</text:p>
      <text:p text:style-name="P73">Эпилог<text:tab/>499</text:p>
      <table:table table:name="Таблица1" table:style-name="Таблица1">
        <table:table-column table:style-name="Таблица1.A"/>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
      <text:p text:style-name="P67"><text:soft-page-break/><text:span text:style-name="Default_20_Paragraph_20_Font"><text:span text:style-name="T24"><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Эпилог</text:chapter></text:p>
      </style:header-left>
      <style:footer>
        <text:p text:style-name="Footer"/>
      </style:footer>
      <style:footer-left>
        <text:p text:style-name="Footer"><text:page-number text:select-page="current">574</text:page-number></text:p>
      </style:footer-left>
    </style:master-page>
    <style:master-page style:name="Right_20_Page" style:display-name="Right Page" style:page-layout-name="Mpm5" style:next-style-name="Left_20_Page">
      <style:header>
        <text:p text:style-name="MP1"><text:chapter text:display="name" text:outline-level="4">Эпилог</text:chapter> </text:p>
      </style:header>
      <style:footer>
        <text:p text:style-name="Footer"><text:page-number text:select-page="current">573</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4-17T21:37:00.54</dc:date>
    <meta:editing-cycles>1221</meta:editing-cycles>
    <meta:editing-duration>P36DT18H37M2S</meta:editing-duration>
    <meta:document-statistic meta:table-count="1" meta:image-count="0" meta:object-count="0" meta:page-count="582" meta:paragraph-count="4213" meta:word-count="104682" meta:character-count="655933"/>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